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8C4000000768D135026.png"/>
  <manifest:file-entry manifest:media-type="image/png" manifest:full-path="Pictures/10000201000008C40000005757741356.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pitch="variable" style:font-charset="x-symbol"/>
    <style:font-face style:name="DejaVu Sans" svg:font-family="'DejaVu Sans'"/>
    <style:font-face style:name="DejaVu Sans Mono" svg:font-family="'DejaVu Sans Mono'"/>
    <style:font-face style:name="Kochi Mincho" svg:font-family="'Kochi Mincho'"/>
    <style:font-face style:name="OpenSymbol" svg:font-family="OpenSymbol"/>
    <style:font-face style:name="StarSymbol" svg:font-family="StarSymbol"/>
    <style:font-face style:name="Tahoma1" svg:font-family="Tahoma"/>
    <style:font-face style:name="DejaVu Sans Mono1" svg:font-family="'DejaVu Sans Mono'" style:font-family-generic="modern" style:font-pitch="fixed"/>
    <style:font-face style:name="DejaVu Sans Mono2" svg:font-family="'DejaVu Sans Mono'" style:font-family-generic="swiss" style:font-pitch="fixed"/>
    <style:font-face style:name="DejaVu Serif" svg:font-family="'DejaVu Serif'" style:font-family-generic="roman" style:font-pitch="variable"/>
    <style:font-face style:name="BankGothic Md BT" svg:font-family="'BankGothic Md BT'" style:font-family-generic="swiss" style:font-pitch="variable"/>
    <style:font-face style:name="DejaVu Sans1" svg:font-family="'DejaVu Sans'" style:font-family-generic="swiss" style:font-pitch="variable"/>
    <style:font-face style:name="Tahoma" svg:font-family="Tahoma" style:font-family-generic="system" style:font-pitch="variable"/>
  </office:font-face-decls>
  <office:automatic-styles>
    <style:style style:name="Table1" style:family="table">
      <style:table-properties style:width="19.59cm" table:align="margins"/>
    </style:style>
    <style:style style:name="Table1.A" style:family="table-column">
      <style:table-column-properties style:column-width="19.59cm" style:rel-column-width="65535*"/>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4" style:family="table">
      <style:table-properties style:width="19.59cm" table:align="margins"/>
    </style:style>
    <style:style style:name="Table4.A" style:family="table-column">
      <style:table-column-properties style:column-width="19.59cm" style:rel-column-width="65535*"/>
    </style:style>
    <style:style style:name="Table4.A1" style:family="table-cell">
      <style:table-cell-properties fo:padding="0.097cm" fo:border="0.002cm solid #000000"/>
    </style:style>
    <style:style style:name="Table5" style:family="table">
      <style:table-properties style:width="19.59cm" table:align="margins"/>
    </style:style>
    <style:style style:name="Table5.A" style:family="table-column">
      <style:table-column-properties style:column-width="19.59cm" style:rel-column-width="65535*"/>
    </style:style>
    <style:style style:name="Table5.A1" style:family="table-cell">
      <style:table-cell-properties fo:padding="0.097cm" fo:border="0.002cm solid #000000"/>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002cm solid #000000"/>
    </style:style>
    <style:style style:name="Table7" style:family="table">
      <style:table-properties style:width="19.59cm" table:align="margins"/>
    </style:style>
    <style:style style:name="Table7.A" style:family="table-column">
      <style:table-column-properties style:column-width="19.59cm" style:rel-column-width="65535*"/>
    </style:style>
    <style:style style:name="Table7.A1" style:family="table-cell">
      <style:table-cell-properties fo:padding="0.097cm" fo:border="0.002cm solid #000000"/>
    </style:style>
    <style:style style:name="Table8" style:family="table">
      <style:table-properties style:width="19.59cm" table:align="margins"/>
    </style:style>
    <style:style style:name="Table8.A" style:family="table-column">
      <style:table-column-properties style:column-width="19.59cm" style:rel-column-width="65535*"/>
    </style:style>
    <style:style style:name="Table8.A1" style:family="table-cell">
      <style:table-cell-properties fo:padding="0.097cm" fo:border="0.002cm solid #000000"/>
    </style:style>
    <style:style style:name="Table9" style:family="table">
      <style:table-properties style:width="19.59cm" table:align="margins"/>
    </style:style>
    <style:style style:name="Table9.A" style:family="table-column">
      <style:table-column-properties style:column-width="19.59cm" style:rel-column-width="65535*"/>
    </style:style>
    <style:style style:name="Table9.A1" style:family="table-cell">
      <style:table-cell-properties fo:padding="0.097cm" fo:border="0.002cm solid #000000"/>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padding="0.097cm" fo:border="0.002cm solid #000000"/>
    </style:style>
    <style:style style:name="Table10" style:family="table">
      <style:table-properties style:width="19.59cm" table:align="margins"/>
    </style:style>
    <style:style style:name="Table10.A" style:family="table-column">
      <style:table-column-properties style:column-width="19.59cm" style:rel-column-width="65535*"/>
    </style:style>
    <style:style style:name="Table10.A1" style:family="table-cell">
      <style:table-cell-properties fo:padding="0.097cm" fo:border="0.002cm solid #000000"/>
    </style:style>
    <style:style style:name="Table12" style:family="table">
      <style:table-properties style:width="19.59cm" table:align="margins"/>
    </style:style>
    <style:style style:name="Table12.A" style:family="table-column">
      <style:table-column-properties style:column-width="19.59cm" style:rel-column-width="65535*"/>
    </style:style>
    <style:style style:name="Table12.A1" style:family="table-cell">
      <style:table-cell-properties fo:padding="0.097cm" fo:border="0.002cm solid #000000"/>
    </style:style>
    <style:style style:name="Table3" style:family="table">
      <style:table-properties style:width="19.59cm" table:align="margins"/>
    </style:style>
    <style:style style:name="Table3.A" style:family="table-column">
      <style:table-column-properties style:column-width="19.59cm" style:rel-column-width="65535*"/>
    </style:style>
    <style:style style:name="Table3.A1" style:family="table-cell">
      <style:table-cell-properties fo:padding="0.097cm" fo:border="0.002cm solid #000000"/>
    </style:style>
    <style:style style:name="Table3.A2" style:family="table-cell">
      <style:table-cell-properties fo:padding="0.097cm" fo:border-left="0.002cm solid #000000" fo:border-right="0.002cm solid #000000" fo:border-top="none" fo:border-bottom="0.002cm solid #000000"/>
    </style:style>
    <style:style style:name="Table19" style:family="table">
      <style:table-properties style:width="19.59cm" table:align="margins"/>
    </style:style>
    <style:style style:name="Table19.A" style:family="table-column">
      <style:table-column-properties style:column-width="19.59cm" style:rel-column-width="65535*"/>
    </style:style>
    <style:style style:name="Table19.A1" style:family="table-cell">
      <style:table-cell-properties fo:padding="0.097cm" fo:border="0.002cm solid #000000"/>
    </style:style>
    <style:style style:name="Table20" style:family="table">
      <style:table-properties style:width="19.59cm" table:align="margins"/>
    </style:style>
    <style:style style:name="Table20.A" style:family="table-column">
      <style:table-column-properties style:column-width="19.59cm" style:rel-column-width="65535*"/>
    </style:style>
    <style:style style:name="Table20.A1" style:family="table-cell">
      <style:table-cell-properties fo:padding="0.097cm" fo:border="0.002cm solid #000000"/>
    </style:style>
    <style:style style:name="Table21" style:family="table">
      <style:table-properties style:width="19.59cm" table:align="margins"/>
    </style:style>
    <style:style style:name="Table21.A" style:family="table-column">
      <style:table-column-properties style:column-width="19.59cm" style:rel-column-width="65535*"/>
    </style:style>
    <style:style style:name="Table21.A1" style:family="table-cell">
      <style:table-cell-properties fo:padding="0.097cm" fo:border="0.002cm solid #000000"/>
    </style:style>
    <style:style style:name="Table22" style:family="table">
      <style:table-properties style:width="19.59cm" table:align="margins"/>
    </style:style>
    <style:style style:name="Table22.A" style:family="table-column">
      <style:table-column-properties style:column-width="19.59cm" style:rel-column-width="65535*"/>
    </style:style>
    <style:style style:name="Table22.A1" style:family="table-cell">
      <style:table-cell-properties fo:padding="0.097cm" fo:border="0.002cm solid #000000"/>
    </style:style>
    <style:style style:name="Table23" style:family="table">
      <style:table-properties style:width="19.59cm" table:align="margins"/>
    </style:style>
    <style:style style:name="Table23.A" style:family="table-column">
      <style:table-column-properties style:column-width="19.59cm" style:rel-column-width="65535*"/>
    </style:style>
    <style:style style:name="Table23.A1" style:family="table-cell">
      <style:table-cell-properties fo:padding="0.097cm" fo:border="0.002cm solid #000000"/>
    </style:style>
    <style:style style:name="Table26" style:family="table">
      <style:table-properties style:width="19.59cm" table:align="margins"/>
    </style:style>
    <style:style style:name="Table26.A" style:family="table-column">
      <style:table-column-properties style:column-width="19.59cm" style:rel-column-width="65535*"/>
    </style:style>
    <style:style style:name="Table26.A1" style:family="table-cell">
      <style:table-cell-properties fo:padding="0.097cm" fo:border="0.002cm solid #000000"/>
    </style:style>
    <style:style style:name="Table24" style:family="table">
      <style:table-properties style:width="19.59cm" table:align="margins"/>
    </style:style>
    <style:style style:name="Table24.A" style:family="table-column">
      <style:table-column-properties style:column-width="19.59cm" style:rel-column-width="65535*"/>
    </style:style>
    <style:style style:name="Table24.A1" style:family="table-cell">
      <style:table-cell-properties fo:padding="0.097cm" fo:border="0.002cm solid #000000"/>
    </style:style>
    <style:style style:name="Table13" style:family="table">
      <style:table-properties style:width="19.59cm" table:align="margins"/>
    </style:style>
    <style:style style:name="Table13.A" style:family="table-column">
      <style:table-column-properties style:column-width="19.59cm" style:rel-column-width="65535*"/>
    </style:style>
    <style:style style:name="Table13.A1" style:family="table-cell">
      <style:table-cell-properties fo:padding="0.097cm" fo:border="0.002cm solid #000000"/>
    </style:style>
    <style:style style:name="Table27" style:family="table">
      <style:table-properties style:width="19.59cm" table:align="margins"/>
    </style:style>
    <style:style style:name="Table27.A" style:family="table-column">
      <style:table-column-properties style:column-width="19.59cm" style:rel-column-width="65535*"/>
    </style:style>
    <style:style style:name="Table27.A1" style:family="table-cell">
      <style:table-cell-properties fo:padding="0.097cm" fo:border="0.002cm solid #000000"/>
    </style:style>
    <style:style style:name="Table28" style:family="table">
      <style:table-properties style:width="19.59cm" table:align="margins"/>
    </style:style>
    <style:style style:name="Table28.A" style:family="table-column">
      <style:table-column-properties style:column-width="19.59cm" style:rel-column-width="65535*"/>
    </style:style>
    <style:style style:name="Table28.A1" style:family="table-cell">
      <style:table-cell-properties fo:padding="0.097cm" fo:border="0.002cm solid #000000"/>
    </style:style>
    <style:style style:name="Table30" style:family="table">
      <style:table-properties style:width="19.59cm" table:align="margins"/>
    </style:style>
    <style:style style:name="Table30.A" style:family="table-column">
      <style:table-column-properties style:column-width="19.59cm" style:rel-column-width="65535*"/>
    </style:style>
    <style:style style:name="Table30.A1" style:family="table-cell">
      <style:table-cell-properties fo:padding="0.097cm" fo:border="0.002cm solid #000000"/>
    </style:style>
    <style:style style:name="Table30.A2" style:family="table-cell">
      <style:table-cell-properties fo:padding="0.097cm" fo:border-left="0.002cm solid #000000" fo:border-right="0.002cm solid #000000" fo:border-top="none" fo:border-bottom="0.002cm solid #000000"/>
    </style:style>
    <style:style style:name="Table32" style:family="table">
      <style:table-properties style:width="19.59cm" table:align="margins"/>
    </style:style>
    <style:style style:name="Table32.A" style:family="table-column">
      <style:table-column-properties style:column-width="19.59cm" style:rel-column-width="65535*"/>
    </style:style>
    <style:style style:name="Table32.A1" style:family="table-cell">
      <style:table-cell-properties fo:padding="0.097cm" fo:border="0.002cm solid #000000"/>
    </style:style>
    <style:style style:name="Table33" style:family="table">
      <style:table-properties style:width="19.59cm" table:align="margins"/>
    </style:style>
    <style:style style:name="Table33.A" style:family="table-column">
      <style:table-column-properties style:column-width="19.59cm" style:rel-column-width="65535*"/>
    </style:style>
    <style:style style:name="Table33.A1" style:family="table-cell">
      <style:table-cell-properties fo:padding="0.097cm" fo:border="0.002cm solid #000000"/>
    </style:style>
    <style:style style:name="Table34" style:family="table">
      <style:table-properties style:width="19.59cm" table:align="margins"/>
    </style:style>
    <style:style style:name="Table34.A" style:family="table-column">
      <style:table-column-properties style:column-width="19.59cm" style:rel-column-width="65535*"/>
    </style:style>
    <style:style style:name="Table34.A1" style:family="table-cell">
      <style:table-cell-properties fo:padding="0.097cm" fo:border="0.002cm solid #000000"/>
    </style:style>
    <style:style style:name="Table61" style:family="table">
      <style:table-properties style:width="19.59cm" table:align="margins"/>
    </style:style>
    <style:style style:name="Table61.A" style:family="table-column">
      <style:table-column-properties style:column-width="19.59cm" style:rel-column-width="65535*"/>
    </style:style>
    <style:style style:name="Table61.A1" style:family="table-cell">
      <style:table-cell-properties fo:padding="0.097cm" fo:border="0.002cm solid #000000"/>
    </style:style>
    <style:style style:name="Table29" style:family="table">
      <style:table-properties style:width="19.59cm" table:align="margins"/>
    </style:style>
    <style:style style:name="Table29.A" style:family="table-column">
      <style:table-column-properties style:column-width="19.59cm" style:rel-column-width="65535*"/>
    </style:style>
    <style:style style:name="Table29.A1" style:family="table-cell">
      <style:table-cell-properties fo:padding="0.097cm" fo:border="0.002cm solid #000000"/>
    </style:style>
    <style:style style:name="Table62" style:family="table">
      <style:table-properties style:width="19.59cm" table:align="margins"/>
    </style:style>
    <style:style style:name="Table62.A" style:family="table-column">
      <style:table-column-properties style:column-width="19.59cm" style:rel-column-width="65535*"/>
    </style:style>
    <style:style style:name="Table62.A1" style:family="table-cell">
      <style:table-cell-properties fo:padding="0.097cm" fo:border="0.002cm solid #000000"/>
    </style:style>
    <style:style style:name="Table25" style:family="table">
      <style:table-properties style:width="19.59cm" table:align="margins"/>
    </style:style>
    <style:style style:name="Table25.A" style:family="table-column">
      <style:table-column-properties style:column-width="19.59cm" style:rel-column-width="65535*"/>
    </style:style>
    <style:style style:name="Table25.A1" style:family="table-cell">
      <style:table-cell-properties fo:padding="0.097cm" fo:border="0.002cm solid #000000"/>
    </style:style>
    <style:style style:name="Table25.A2" style:family="table-cell">
      <style:table-cell-properties fo:padding="0.097cm" fo:border-left="0.002cm solid #000000" fo:border-right="0.002cm solid #000000" fo:border-top="none" fo:border-bottom="0.002cm solid #000000"/>
    </style:style>
    <style:style style:name="Table31" style:family="table">
      <style:table-properties style:width="19.59cm" table:align="margins"/>
    </style:style>
    <style:style style:name="Table31.A" style:family="table-column">
      <style:table-column-properties style:column-width="19.59cm" style:rel-column-width="65535*"/>
    </style:style>
    <style:style style:name="Table31.A1" style:family="table-cell">
      <style:table-cell-properties fo:padding="0.097cm" fo:border="0.002cm solid #000000"/>
    </style:style>
    <style:style style:name="Table31.A2" style:family="table-cell">
      <style:table-cell-properties fo:padding="0.097cm" fo:border-left="0.002cm solid #000000" fo:border-right="0.002cm solid #000000" fo:border-top="none" fo:border-bottom="0.002cm solid #000000"/>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0.002cm solid #000000" fo:border-top="none" fo:border-bottom="0.002cm solid #000000"/>
    </style:style>
    <style:style style:name="Table15" style:family="table">
      <style:table-properties style:width="19.59cm" table:align="margins"/>
    </style:style>
    <style:style style:name="Table15.A" style:family="table-column">
      <style:table-column-properties style:column-width="19.59cm" style:rel-column-width="65535*"/>
    </style:style>
    <style:style style:name="Table15.A1" style:family="table-cell">
      <style:table-cell-properties fo:padding="0.097cm" fo:border="0.002cm solid #000000"/>
    </style:style>
    <style:style style:name="Table16" style:family="table">
      <style:table-properties style:width="19.59cm" table:align="margins"/>
    </style:style>
    <style:style style:name="Table16.A" style:family="table-column">
      <style:table-column-properties style:column-width="19.59cm" style:rel-column-width="65535*"/>
    </style:style>
    <style:style style:name="Table16.A1" style:family="table-cell">
      <style:table-cell-properties fo:padding="0.097cm" fo:border="0.002cm solid #000000"/>
    </style:style>
    <style:style style:name="Table17" style:family="table">
      <style:table-properties style:width="19.59cm" table:align="margins"/>
    </style:style>
    <style:style style:name="Table17.A" style:family="table-column">
      <style:table-column-properties style:column-width="19.59cm" style:rel-column-width="65535*"/>
    </style:style>
    <style:style style:name="Table17.A1" style:family="table-cell">
      <style:table-cell-properties fo:padding="0.097cm" fo:border="0.002cm solid #000000"/>
    </style:style>
    <style:style style:name="Table18" style:family="table">
      <style:table-properties style:width="19.59cm" table:align="margins"/>
    </style:style>
    <style:style style:name="Table18.A" style:family="table-column">
      <style:table-column-properties style:column-width="19.59cm" style:rel-column-width="65535*"/>
    </style:style>
    <style:style style:name="Table18.A1" style:family="table-cell">
      <style:table-cell-properties fo:padding="0.097cm" fo:border="0.002cm solid #000000"/>
    </style:style>
    <style:style style:name="Table35" style:family="table">
      <style:table-properties style:width="19.59cm" table:align="margins"/>
    </style:style>
    <style:style style:name="Table35.A" style:family="table-column">
      <style:table-column-properties style:column-width="19.59cm" style:rel-column-width="65535*"/>
    </style:style>
    <style:style style:name="Table35.A1" style:family="table-cell">
      <style:table-cell-properties fo:padding="0.097cm" fo:border="0.002cm solid #000000"/>
    </style:style>
    <style:style style:name="Table36" style:family="table">
      <style:table-properties style:width="19.59cm" table:align="margins"/>
    </style:style>
    <style:style style:name="Table36.A" style:family="table-column">
      <style:table-column-properties style:column-width="19.59cm" style:rel-column-width="65535*"/>
    </style:style>
    <style:style style:name="Table36.A1" style:family="table-cell">
      <style:table-cell-properties fo:padding="0.097cm" fo:border="0.002cm solid #000000"/>
    </style:style>
    <style:style style:name="Table38" style:family="table">
      <style:table-properties style:width="19.59cm" table:align="margins"/>
    </style:style>
    <style:style style:name="Table38.A" style:family="table-column">
      <style:table-column-properties style:column-width="19.59cm" style:rel-column-width="65535*"/>
    </style:style>
    <style:style style:name="Table38.A1" style:family="table-cell">
      <style:table-cell-properties fo:padding="0.097cm" fo:border="0.002cm solid #000000"/>
    </style:style>
    <style:style style:name="Table38.A2" style:family="table-cell">
      <style:table-cell-properties fo:padding="0.097cm" fo:border-left="0.002cm solid #000000" fo:border-right="0.002cm solid #000000" fo:border-top="none" fo:border-bottom="0.002cm solid #000000"/>
    </style:style>
    <style:style style:name="Table37" style:family="table">
      <style:table-properties style:width="19.59cm" table:align="margins"/>
    </style:style>
    <style:style style:name="Table37.A" style:family="table-column">
      <style:table-column-properties style:column-width="19.59cm" style:rel-column-width="65535*"/>
    </style:style>
    <style:style style:name="Table37.A1" style:family="table-cell">
      <style:table-cell-properties fo:padding="0.097cm" fo:border="0.002cm solid #000000"/>
    </style:style>
    <style:style style:name="Table37.A2" style:family="table-cell">
      <style:table-cell-properties fo:padding="0.097cm" fo:border-left="0.002cm solid #000000" fo:border-right="0.002cm solid #000000" fo:border-top="none" fo:border-bottom="0.002cm solid #000000"/>
    </style:style>
    <style:style style:name="Table39" style:family="table">
      <style:table-properties style:width="19.59cm" table:align="margins"/>
    </style:style>
    <style:style style:name="Table39.A" style:family="table-column">
      <style:table-column-properties style:column-width="19.59cm" style:rel-column-width="65535*"/>
    </style:style>
    <style:style style:name="Table39.A1" style:family="table-cell">
      <style:table-cell-properties fo:padding="0.097cm" fo:border="0.002cm solid #000000"/>
    </style:style>
    <style:style style:name="Table40" style:family="table">
      <style:table-properties style:width="19.59cm" table:align="margins"/>
    </style:style>
    <style:style style:name="Table40.A" style:family="table-column">
      <style:table-column-properties style:column-width="19.59cm" style:rel-column-width="65535*"/>
    </style:style>
    <style:style style:name="Table40.A1" style:family="table-cell">
      <style:table-cell-properties fo:padding="0.097cm" fo:border="0.002cm solid #000000"/>
    </style:style>
    <style:style style:name="Table41" style:family="table">
      <style:table-properties style:width="19.59cm" table:align="margins"/>
    </style:style>
    <style:style style:name="Table41.A" style:family="table-column">
      <style:table-column-properties style:column-width="19.59cm" style:rel-column-width="65535*"/>
    </style:style>
    <style:style style:name="Table41.A1" style:family="table-cell">
      <style:table-cell-properties fo:padding="0.097cm" fo:border="0.002cm solid #000000"/>
    </style:style>
    <style:style style:name="Table42" style:family="table">
      <style:table-properties style:width="19.59cm" table:align="margins"/>
    </style:style>
    <style:style style:name="Table42.A" style:family="table-column">
      <style:table-column-properties style:column-width="19.59cm" style:rel-column-width="65535*"/>
    </style:style>
    <style:style style:name="Table42.A1" style:family="table-cell">
      <style:table-cell-properties fo:padding="0.097cm" fo:border="0.002cm solid #000000"/>
    </style:style>
    <style:style style:name="Table49" style:family="table">
      <style:table-properties style:width="19.59cm" table:align="margins"/>
    </style:style>
    <style:style style:name="Table49.A" style:family="table-column">
      <style:table-column-properties style:column-width="19.59cm" style:rel-column-width="65535*"/>
    </style:style>
    <style:style style:name="Table49.A1" style:family="table-cell">
      <style:table-cell-properties fo:padding="0.097cm" fo:border="0.002cm solid #000000"/>
    </style:style>
    <style:style style:name="Table49.A2" style:family="table-cell">
      <style:table-cell-properties fo:padding="0.097cm" fo:border-left="0.002cm solid #000000" fo:border-right="0.002cm solid #000000" fo:border-top="none" fo:border-bottom="0.002cm solid #000000"/>
    </style:style>
    <style:style style:name="Table63" style:family="table">
      <style:table-properties style:width="19.59cm" table:align="margins"/>
    </style:style>
    <style:style style:name="Table63.A" style:family="table-column">
      <style:table-column-properties style:column-width="19.59cm" style:rel-column-width="65535*"/>
    </style:style>
    <style:style style:name="Table63.A1" style:family="table-cell">
      <style:table-cell-properties fo:padding="0.097cm" fo:border="0.002cm solid #000000"/>
    </style:style>
    <style:style style:name="Table63.A2" style:family="table-cell">
      <style:table-cell-properties fo:padding="0.097cm" fo:border-left="0.002cm solid #000000" fo:border-right="0.002cm solid #000000" fo:border-top="none" fo:border-bottom="0.002cm solid #000000"/>
    </style:style>
    <style:style style:name="Table56" style:family="table">
      <style:table-properties style:width="19.59cm" table:align="margins"/>
    </style:style>
    <style:style style:name="Table56.A" style:family="table-column">
      <style:table-column-properties style:column-width="19.59cm" style:rel-column-width="65535*"/>
    </style:style>
    <style:style style:name="Table56.A1" style:family="table-cell">
      <style:table-cell-properties fo:padding="0.097cm" fo:border="0.002cm solid #000000"/>
    </style:style>
    <style:style style:name="Table57" style:family="table">
      <style:table-properties style:width="19.59cm" table:align="margins"/>
    </style:style>
    <style:style style:name="Table57.A" style:family="table-column">
      <style:table-column-properties style:column-width="19.59cm" style:rel-column-width="65535*"/>
    </style:style>
    <style:style style:name="Table57.A1" style:family="table-cell">
      <style:table-cell-properties fo:padding="0.097cm" fo:border="0.002cm solid #000000"/>
    </style:style>
    <style:style style:name="Table58" style:family="table">
      <style:table-properties style:width="19.59cm" table:align="margins"/>
    </style:style>
    <style:style style:name="Table58.A" style:family="table-column">
      <style:table-column-properties style:column-width="19.59cm" style:rel-column-width="65535*"/>
    </style:style>
    <style:style style:name="Table58.A1" style:family="table-cell">
      <style:table-cell-properties fo:padding="0.097cm" fo:border="0.002cm solid #000000"/>
    </style:style>
    <style:style style:name="Table59" style:family="table">
      <style:table-properties style:width="19.59cm" table:align="margins"/>
    </style:style>
    <style:style style:name="Table59.A" style:family="table-column">
      <style:table-column-properties style:column-width="19.59cm" style:rel-column-width="65535*"/>
    </style:style>
    <style:style style:name="Table59.A1" style:family="table-cell">
      <style:table-cell-properties fo:padding="0.097cm" fo:border="0.002cm solid #000000"/>
    </style:style>
    <style:style style:name="Table43" style:family="table">
      <style:table-properties style:width="19.59cm" table:align="margins"/>
    </style:style>
    <style:style style:name="Table43.A" style:family="table-column">
      <style:table-column-properties style:column-width="19.59cm" style:rel-column-width="65535*"/>
    </style:style>
    <style:style style:name="Table43.A1" style:family="table-cell">
      <style:table-cell-properties fo:padding="0.097cm" fo:border="0.002cm solid #000000"/>
    </style:style>
    <style:style style:name="Table43.A2" style:family="table-cell">
      <style:table-cell-properties fo:padding="0.097cm" fo:border-left="0.002cm solid #000000" fo:border-right="0.002cm solid #000000" fo:border-top="none" fo:border-bottom="0.002cm solid #000000"/>
    </style:style>
    <style:style style:name="Table44" style:family="table">
      <style:table-properties style:width="19.59cm" table:align="margins"/>
    </style:style>
    <style:style style:name="Table44.A" style:family="table-column">
      <style:table-column-properties style:column-width="19.59cm" style:rel-column-width="65535*"/>
    </style:style>
    <style:style style:name="Table44.A1" style:family="table-cell">
      <style:table-cell-properties fo:padding="0.097cm" fo:border="0.002cm solid #000000"/>
    </style:style>
    <style:style style:name="Table44.A2" style:family="table-cell">
      <style:table-cell-properties fo:padding="0.097cm" fo:border-left="0.002cm solid #000000" fo:border-right="0.002cm solid #000000" fo:border-top="none" fo:border-bottom="0.002cm solid #000000"/>
    </style:style>
    <style:style style:name="Table45" style:family="table">
      <style:table-properties style:width="19.59cm" table:align="margins"/>
    </style:style>
    <style:style style:name="Table45.A" style:family="table-column">
      <style:table-column-properties style:column-width="19.59cm" style:rel-column-width="65535*"/>
    </style:style>
    <style:style style:name="Table45.A1" style:family="table-cell">
      <style:table-cell-properties fo:padding="0.097cm" fo:border="0.002cm solid #000000"/>
    </style:style>
    <style:style style:name="Table45.A2" style:family="table-cell">
      <style:table-cell-properties fo:padding="0.097cm" fo:border-left="0.002cm solid #000000" fo:border-right="0.002cm solid #000000" fo:border-top="none" fo:border-bottom="0.002cm solid #000000"/>
    </style:style>
    <style:style style:name="Table46" style:family="table">
      <style:table-properties style:width="19.59cm" table:align="margins"/>
    </style:style>
    <style:style style:name="Table46.A" style:family="table-column">
      <style:table-column-properties style:column-width="19.59cm" style:rel-column-width="65535*"/>
    </style:style>
    <style:style style:name="Table46.A1" style:family="table-cell">
      <style:table-cell-properties fo:padding="0.097cm" fo:border="0.002cm solid #000000"/>
    </style:style>
    <style:style style:name="Table46.A2" style:family="table-cell">
      <style:table-cell-properties fo:padding="0.097cm" fo:border-left="0.002cm solid #000000" fo:border-right="0.002cm solid #000000" fo:border-top="none" fo:border-bottom="0.002cm solid #000000"/>
    </style:style>
    <style:style style:name="Table47" style:family="table">
      <style:table-properties style:width="19.59cm" table:align="margins"/>
    </style:style>
    <style:style style:name="Table47.A" style:family="table-column">
      <style:table-column-properties style:column-width="19.59cm" style:rel-column-width="65535*"/>
    </style:style>
    <style:style style:name="Table47.A1" style:family="table-cell">
      <style:table-cell-properties fo:padding="0.097cm" fo:border="0.002cm solid #000000"/>
    </style:style>
    <style:style style:name="Table48" style:family="table">
      <style:table-properties style:width="19.59cm" table:align="margins"/>
    </style:style>
    <style:style style:name="Table48.A" style:family="table-column">
      <style:table-column-properties style:column-width="19.59cm" style:rel-column-width="65535*"/>
    </style:style>
    <style:style style:name="Table48.A1" style:family="table-cell">
      <style:table-cell-properties fo:padding="0.097cm" fo:border="0.002cm solid #000000"/>
    </style:style>
    <style:style style:name="Table50" style:family="table">
      <style:table-properties style:width="19.59cm" table:align="margins"/>
    </style:style>
    <style:style style:name="Table50.A" style:family="table-column">
      <style:table-column-properties style:column-width="19.59cm" style:rel-column-width="65535*"/>
    </style:style>
    <style:style style:name="Table50.A1" style:family="table-cell">
      <style:table-cell-properties fo:padding="0.097cm" fo:border="0.002cm solid #000000"/>
    </style:style>
    <style:style style:name="Table51" style:family="table">
      <style:table-properties style:width="19.59cm" table:align="margins"/>
    </style:style>
    <style:style style:name="Table51.A" style:family="table-column">
      <style:table-column-properties style:column-width="19.59cm" style:rel-column-width="65535*"/>
    </style:style>
    <style:style style:name="Table51.A1" style:family="table-cell">
      <style:table-cell-properties fo:padding="0.097cm" fo:border="0.002cm solid #000000"/>
    </style:style>
    <style:style style:name="Table52" style:family="table">
      <style:table-properties style:width="19.59cm" table:align="margins"/>
    </style:style>
    <style:style style:name="Table52.A" style:family="table-column">
      <style:table-column-properties style:column-width="19.59cm" style:rel-column-width="65535*"/>
    </style:style>
    <style:style style:name="Table52.A1" style:family="table-cell">
      <style:table-cell-properties fo:padding="0.097cm" fo:border="0.002cm solid #000000"/>
    </style:style>
    <style:style style:name="Table53" style:family="table">
      <style:table-properties style:width="19.59cm" table:align="margins"/>
    </style:style>
    <style:style style:name="Table53.A" style:family="table-column">
      <style:table-column-properties style:column-width="19.59cm" style:rel-column-width="65535*"/>
    </style:style>
    <style:style style:name="Table53.A1" style:family="table-cell">
      <style:table-cell-properties fo:padding="0.097cm" fo:border="0.002cm solid #000000"/>
    </style:style>
    <style:style style:name="Table53.A2" style:family="table-cell">
      <style:table-cell-properties fo:padding="0.097cm" fo:border-left="0.002cm solid #000000" fo:border-right="0.002cm solid #000000" fo:border-top="none" fo:border-bottom="0.002cm solid #000000"/>
    </style:style>
    <style:style style:name="Table54" style:family="table">
      <style:table-properties style:width="19.59cm" table:align="margins"/>
    </style:style>
    <style:style style:name="Table54.A" style:family="table-column">
      <style:table-column-properties style:column-width="19.59cm" style:rel-column-width="65535*"/>
    </style:style>
    <style:style style:name="Table54.A1" style:family="table-cell">
      <style:table-cell-properties fo:padding="0.097cm" fo:border="0.002cm solid #000000"/>
    </style:style>
    <style:style style:name="Table55" style:family="table">
      <style:table-properties style:width="19.59cm" table:align="margins"/>
    </style:style>
    <style:style style:name="Table55.A" style:family="table-column">
      <style:table-column-properties style:column-width="19.59cm" style:rel-column-width="65535*"/>
    </style:style>
    <style:style style:name="Table55.A1" style:family="table-cell">
      <style:table-cell-properties fo:padding="0.097cm" fo:border="0.002cm solid #000000"/>
    </style:style>
    <style:style style:name="Table55.A2" style:family="table-cell">
      <style:table-cell-properties fo:padding="0.097cm" fo:border-left="0.002cm solid #000000" fo:border-right="0.002cm solid #000000" fo:border-top="none" fo:border-bottom="0.002cm solid #000000"/>
    </style:style>
    <style:style style:name="Table60" style:family="table">
      <style:table-properties style:width="19.59cm" table:align="margins"/>
    </style:style>
    <style:style style:name="Table60.A" style:family="table-column">
      <style:table-column-properties style:column-width="19.59cm" style:rel-column-width="65535*"/>
    </style:style>
    <style:style style:name="Table60.A1" style:family="table-cell">
      <style:table-cell-properties fo:padding="0.097cm" fo:border="0.002cm solid #000000"/>
    </style:style>
    <style:style style:name="Table60.A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style:font-name="BankGothic Md B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DejaVu Serif" fo:font-size="28pt" style:font-size-asian="28pt" style:font-size-complex="28pt"/>
    </style:style>
    <style:style style:name="P4" style:family="paragraph" style:parent-style-name="Standard">
      <style:paragraph-properties fo:text-align="center" style:justify-single-word="false"/>
      <style:text-properties style:font-name="DejaVu Serif"/>
    </style:style>
    <style:style style:name="P5" style:family="paragraph" style:parent-style-name="Standard">
      <style:paragraph-properties fo:text-align="center" style:justify-single-word="false"/>
      <style:text-properties style:font-name="DejaVu Serif" fo:font-style="italic" fo:font-weight="bold"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style:font-name="DejaVu Serif"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text-align="start" style:justify-single-word="false"/>
      <style:text-properties style:font-name="DejaVu Serif"/>
    </style:style>
    <style:style style:name="P8" style:family="paragraph" style:parent-style-name="Standard">
      <style:paragraph-properties fo:text-align="center" style:justify-single-word="false"/>
      <style:text-properties style:font-name="DejaVu Sans Mono2"/>
    </style:style>
    <style:style style:name="P9" style:family="paragraph" style:parent-style-name="Standard">
      <style:paragraph-properties fo:text-align="start" style:justify-single-word="false"/>
      <style:text-properties style:font-name="DejaVu Sans Mono2" fo:font-size="10.5pt" style:font-size-asian="10.5pt" style:font-size-complex="10.5pt"/>
    </style:style>
    <style:style style:name="P10" style:family="paragraph" style:parent-style-name="Standard">
      <style:text-properties style:font-name="DejaVu Sans Mono2" fo:font-size="8pt" style:font-size-asian="8pt" style:font-size-complex="8pt"/>
    </style:style>
    <style:style style:name="P11" style:family="paragraph" style:parent-style-name="Standard">
      <style:paragraph-properties fo:text-align="start" style:justify-single-word="false"/>
      <style:text-properties style:font-name="DejaVu Sans Mono2" fo:font-size="8pt" style:font-size-asian="8pt" style:font-size-complex="8pt"/>
    </style:style>
    <style:style style:name="P12" style:family="paragraph" style:parent-style-name="Standard">
      <style:paragraph-properties fo:text-align="start" style:justify-single-word="false"/>
      <style:text-properties fo:font-size="10.5pt" style:font-size-asian="10.5pt" style:font-size-complex="10.5pt"/>
    </style:style>
    <style:style style:name="P13" style:family="paragraph" style:parent-style-name="Standard">
      <style:paragraph-properties fo:text-align="start" style:justify-single-word="false"/>
      <style:text-properties fo:font-size="10.5pt" fo:font-weight="normal" style:font-size-asian="10.5pt" style:font-weight-asian="normal" style:font-size-complex="10.5pt" style:font-weight-complex="normal"/>
    </style:style>
    <style:style style:name="P14" style:family="paragraph" style:parent-style-name="Standard">
      <style:paragraph-properties fo:text-align="start" style:justify-single-word="false"/>
      <style:text-properties style:font-name="DejaVu Sans1" fo:font-size="10.5pt" style:font-size-asian="10.5pt" style:font-size-complex="10.5pt"/>
    </style:style>
    <style:style style:name="P15" style:family="paragraph" style:parent-style-name="Standard">
      <style:paragraph-properties fo:text-align="center" style:justify-single-word="false"/>
      <style:text-properties style:font-name="DejaVu Sans1" fo:font-size="10.5pt" style:font-size-asian="10.5pt" style:font-size-complex="10.5pt"/>
    </style:style>
    <style:style style:name="P16" style:family="paragraph" style:parent-style-name="Standard">
      <style:paragraph-properties fo:text-align="start" style:justify-single-word="false"/>
      <style:text-properties style:font-name="DejaVu Sans1" fo:font-size="10.5pt" fo:font-style="normal" style:font-size-asian="10.5pt" style:font-style-asian="normal" style:font-size-complex="10.5pt" style:font-style-complex="normal"/>
    </style:style>
    <style:style style:name="P17" style:family="paragraph" style:parent-style-name="Standard">
      <style:paragraph-properties fo:text-align="start" style:justify-single-word="false"/>
      <style:text-properties style:font-name="DejaVu Sans1" fo:font-size="10.5pt" fo:font-weight="normal" style:font-size-asian="10.5pt" style:font-weight-asian="normal" style:font-size-complex="10.5pt" style:font-weight-complex="normal"/>
    </style:style>
    <style:style style:name="P18" style:family="paragraph" style:parent-style-name="Standard">
      <style:paragraph-properties fo:text-align="start" style:justify-single-word="false"/>
      <style:text-properties style:font-name="DejaVu Sans1" fo:font-size="10.5pt" style:text-underline-style="solid" style:text-underline-type="double" style:text-underline-width="auto" style:text-underline-color="font-color" style:font-size-asian="10.5pt" style:font-size-complex="10.5pt"/>
    </style:style>
    <style:style style:name="P19" style:family="paragraph" style:parent-style-name="Standard">
      <style:paragraph-properties fo:text-align="start" style:justify-single-word="false"/>
      <style:text-properties style:font-name="DejaVu Sans1" fo:font-size="10.5pt" fo:font-style="italic" style:font-size-asian="10.5pt" style:font-style-asian="italic" style:font-size-complex="10.5pt" style:font-style-complex="italic"/>
    </style:style>
    <style:style style:name="P20" style:family="paragraph" style:parent-style-name="Standard">
      <style:paragraph-properties fo:text-align="start" style:justify-single-word="false"/>
      <style:text-properties style:font-name="DejaVu Sans1" fo:font-size="8pt" style:font-size-asian="8pt" style:font-size-complex="8pt"/>
    </style:style>
    <style:style style:name="P21" style:family="paragraph" style:parent-style-name="Table_20_Contents">
      <style:paragraph-properties fo:text-align="start" style:justify-single-word="false"/>
      <style:text-properties style:font-name="DejaVu Sans Mono2" fo:font-size="10.5pt" style:font-size-asian="10.5pt" style:font-size-complex="10.5pt"/>
    </style:style>
    <style:style style:name="P22" style:family="paragraph" style:parent-style-name="Table_20_Contents">
      <style:paragraph-properties fo:text-align="start" style:justify-single-word="false"/>
      <style:text-properties style:font-name="DejaVu Sans Mono2" fo:font-size="8pt" style:font-size-asian="8pt" style:font-size-complex="8pt"/>
    </style:style>
    <style:style style:name="P23" style:family="paragraph" style:parent-style-name="Table_20_Contents">
      <style:paragraph-properties fo:text-align="start" style:justify-single-word="false"/>
      <style:text-properties style:font-name="DejaVu Sans Mono2" fo:font-size="8pt" style:font-size-asian="8pt" style:font-size-complex="9.10000038146973pt"/>
    </style:style>
    <style:style style:name="P24" style:family="paragraph" style:parent-style-name="Table_20_Contents">
      <style:paragraph-properties fo:text-align="start" style:justify-single-word="false"/>
      <style:text-properties style:font-name="DejaVu Sans Mono2" fo:font-size="7pt" style:font-size-asian="7pt" style:font-size-complex="7pt"/>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9.59cm" style:type="right" style:leader-style="dotted" style:leader-text="."/>
        </style:tab-stops>
      </style:paragraph-properties>
    </style:style>
    <style:style style:name="P27" style:family="paragraph" style:parent-style-name="Contents_20_2">
      <style:paragraph-properties>
        <style:tab-stops>
          <style:tab-stop style:position="19.091cm" style:type="right" style:leader-style="dotted" style:leader-text="."/>
        </style:tab-stops>
      </style:paragraph-properties>
    </style:style>
    <style:style style:name="P28" style:family="paragraph" style:parent-style-name="Contents_20_3">
      <style:paragraph-properties>
        <style:tab-stops>
          <style:tab-stop style:position="18.591cm" style:type="right" style:leader-style="dotted" style:leader-text="."/>
        </style:tab-stops>
      </style:paragraph-properties>
    </style:style>
    <style:style style:name="P29" style:family="paragraph" style:parent-style-name="Contents_20_4">
      <style:paragraph-properties>
        <style:tab-stops>
          <style:tab-stop style:position="18.092cm" style:type="right" style:leader-style="dotted" style:leader-text="."/>
        </style:tab-stops>
      </style:paragraph-properties>
    </style:style>
    <style:style style:name="P30" style:family="paragraph" style:parent-style-name="Standard" style:list-style-name="L2">
      <style:paragraph-properties fo:text-align="start" style:justify-single-word="false"/>
      <style:text-properties fo:font-size="10.5pt" style:font-size-asian="10.5pt" style:font-size-complex="10.5pt"/>
    </style:style>
    <style:style style:name="P31" style:family="paragraph" style:parent-style-name="Standard" style:list-style-name="L3">
      <style:paragraph-properties fo:text-align="start" style:justify-single-word="false"/>
      <style:text-properties fo:font-size="10.5pt" style:font-size-asian="10.5pt" style:font-size-complex="10.5pt"/>
    </style:style>
    <style:style style:name="P32" style:family="paragraph" style:parent-style-name="Standard" style:list-style-name="L3">
      <style:paragraph-properties fo:text-align="start" style:justify-single-word="false"/>
      <style:text-properties fo:font-size="10.5pt" fo:background-color="transparent" style:font-size-asian="10.5pt" style:font-size-complex="10.5pt"/>
    </style:style>
    <style:style style:name="P33" style:family="paragraph" style:parent-style-name="Standard">
      <style:paragraph-properties fo:text-align="start" style:justify-single-word="false"/>
      <style:text-properties style:font-name="DejaVu Sans1" fo:font-size="10.5pt" style:font-size-asian="10.5pt" style:font-size-complex="10.5pt"/>
    </style:style>
    <style:style style:name="P34" style:family="paragraph" style:parent-style-name="Standard" style:list-style-name="L4">
      <style:paragraph-properties fo:text-align="start" style:justify-single-word="false"/>
      <style:text-properties style:font-name="DejaVu Sans1" fo:font-size="10.5pt" style:font-size-asian="10.5pt" style:font-size-complex="10.5pt"/>
    </style:style>
    <style:style style:name="P35" style:family="paragraph" style:parent-style-name="Standard" style:list-style-name="L5">
      <style:paragraph-properties fo:text-align="start" style:justify-single-word="false"/>
      <style:text-properties style:font-name="DejaVu Sans1" fo:font-size="10.5pt" style:font-size-asian="10.5pt" style:font-size-complex="10.5pt"/>
    </style:style>
    <style:style style:name="P36" style:family="paragraph" style:parent-style-name="Standard" style:list-style-name="L6">
      <style:paragraph-properties fo:text-align="start" style:justify-single-word="false"/>
      <style:text-properties style:font-name="DejaVu Sans1" fo:font-size="10.5pt" style:font-size-asian="10.5pt" style:font-size-complex="10.5pt"/>
    </style:style>
    <style:style style:name="P37" style:family="paragraph" style:parent-style-name="Standard" style:list-style-name="L7">
      <style:paragraph-properties fo:text-align="start" style:justify-single-word="false"/>
      <style:text-properties style:font-name="DejaVu Sans1" fo:font-size="10.5pt" style:font-size-asian="10.5pt" style:font-size-complex="10.5pt"/>
    </style:style>
    <style:style style:name="P38" style:family="paragraph" style:parent-style-name="Standard" style:list-style-name="L8">
      <style:paragraph-properties fo:text-align="start" style:justify-single-word="false"/>
      <style:text-properties style:font-name="DejaVu Sans1" fo:font-size="10.5pt" style:font-size-asian="10.5pt" style:font-size-complex="10.5pt"/>
    </style:style>
    <style:style style:name="P39" style:family="paragraph" style:parent-style-name="Standard" style:list-style-name="L9">
      <style:paragraph-properties fo:text-align="start" style:justify-single-word="false"/>
      <style:text-properties style:font-name="DejaVu Sans1" fo:font-size="10.5pt" style:font-size-asian="10.5pt" style:font-size-complex="10.5pt"/>
    </style:style>
    <style:style style:name="P40" style:family="paragraph" style:parent-style-name="Standard" style:list-style-name="L10">
      <style:paragraph-properties fo:text-align="start" style:justify-single-word="false"/>
      <style:text-properties style:font-name="DejaVu Sans1" fo:font-size="10.5pt" style:font-size-asian="10.5pt" style:font-size-complex="10.5pt"/>
    </style:style>
    <style:style style:name="P41" style:family="paragraph" style:parent-style-name="Standard">
      <style:paragraph-properties fo:text-align="start" style:justify-single-word="false"/>
      <style:text-properties style:font-name="DejaVu Sans1" fo:font-size="10.5pt" fo:font-style="italic" fo:font-weight="bold" style:font-size-asian="10.5pt" style:font-style-asian="italic" style:font-weight-asian="bold" style:font-size-complex="10.5pt" style:font-style-complex="italic" style:font-weight-complex="bold"/>
    </style:style>
    <style:style style:name="P42" style:family="paragraph" style:parent-style-name="Heading_20_1" style:list-style-name="L1"/>
    <style:style style:name="P43" style:family="paragraph" style:parent-style-name="Heading_20_1" style:list-style-name="L1">
      <style:paragraph-properties fo:break-before="page"/>
    </style:style>
    <style:style style:name="P44" style:family="paragraph" style:parent-style-name="Heading_20_2" style:list-style-name="L1"/>
    <style:style style:name="P45" style:family="paragraph" style:parent-style-name="Heading_20_2">
      <style:text-properties style:font-name="DejaVu Sans1"/>
    </style:style>
    <style:style style:name="P46" style:family="paragraph" style:parent-style-name="Heading_20_3">
      <style:text-properties style:font-name="DejaVu Sans1"/>
    </style:style>
    <style:style style:name="P47" style:family="paragraph" style:parent-style-name="Heading_20_4">
      <style:text-properties style:font-name="DejaVu Sans1"/>
    </style:style>
    <style:style style:name="T1" style:family="text">
      <style:text-properties style:font-name="DejaVu Sans Mono2"/>
    </style:style>
    <style:style style:name="T2" style:family="text">
      <style:text-properties style:font-name="DejaVu Sans Mono2" fo:font-style="normal" style:font-style-asian="normal" style:font-style-complex="normal"/>
    </style:style>
    <style:style style:name="T3" style:family="text">
      <style:text-properties style:font-name="DejaVu Sans Mono2" fo:font-weight="normal" style:font-weight-asian="normal" style:font-weight-complex="normal"/>
    </style:style>
    <style:style style:name="T4" style:family="text">
      <style:text-properties style:font-name="DejaVu Sans Mono2" style:text-underline-style="none"/>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DejaVu Sans1"/>
    </style:style>
    <style:style style:name="T11" style:family="text">
      <style:text-properties style:text-position="super 58%"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3">An Introduction to Perl Modules</text:p>
      <text:p text:style-name="P2"/>
      <text:p text:style-name="P6">Writing, Documenting and Testing Object-Oriented Perl Modules</text:p>
      <text:p text:style-name="P4"/>
      <text:p text:style-name="P4"/>
      <text:p text:style-name="P4"/>
      <text:p text:style-name="P4"/>
      <text:p text:style-name="P5">Author:</text:p>
      <text:p text:style-name="P4"/>
      <text:p text:style-name="P8">Madison Kelly, <text:a xlink:type="simple" xlink:href="mailto:mkelly@alteeve.com?subject=TLUG%20Talk:%20DBus">mkelly@alteeve.com</text:a></text:p>
      <text:p text:style-name="P4"/>
      <text:p text:style-name="P4"/>
      <text:p text:style-name="P4"/>
      <text:p text:style-name="P5">Date:</text:p>
      <text:p text:style-name="P4"/>
      <text:p text:style-name="P8">October 29, 2009</text:p>
      <text:p text:style-name="P4"/>
      <text:p text:style-name="P4"/>
      <text:p text:style-name="P4"/>
      <text:p text:style-name="P5">Shameless Plug:</text:p>
      <text:p text:style-name="P4"/>
      <text:p text:style-name="P8"><text:a xlink:type="simple" xlink:href="http://alteeve.com/">http://alteeve.com</text:a></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Default"/>
            <text:index-entry-span> </text:index-entry-span>
            <text:index-entry-text text:style-name="Default"/>
            <text:index-entry-link-end/>
            <text:index-entry-span> </text:index-entry-span>
            <text:index-entry-tab-stop style:type="right" style:leader-char="."/>
            <text:index-entry-span> </text:index-entry-span>
            <text:index-entry-page-number/>
          </text:table-of-content-entry-template>
          <text:table-of-content-entry-template text:outline-level="2" text:style-name="Contents_20_2">
            <text:index-entry-chapter/>
            <text:index-entry-link-start text:style-name="Default"/>
            <text:index-entry-span> </text:index-entry-span>
            <text:index-entry-text text:style-name="Default"/>
            <text:index-entry-link-end/>
            <text:index-entry-span> </text:index-entry-span>
            <text:index-entry-tab-stop style:type="right" style:leader-char="."/>
            <text:index-entry-span> </text:index-entry-span>
            <text:index-entry-page-number/>
          </text:table-of-content-entry-template>
          <text:table-of-content-entry-template text:outline-level="3" text:style-name="Contents_20_3">
            <text:index-entry-chapter/>
            <text:index-entry-link-start text:style-name="Default"/>
            <text:index-entry-span> </text:index-entry-span>
            <text:index-entry-text text:style-name="Default"/>
            <text:index-entry-link-end/>
            <text:index-entry-span> </text:index-entry-span>
            <text:index-entry-tab-stop style:type="right" style:leader-char="."/>
            <text:index-entry-span> </text:index-entry-span>
            <text:index-entry-page-number/>
          </text:table-of-content-entry-template>
          <text:table-of-content-entry-template text:outline-level="4" text:style-name="Contents_20_4">
            <text:index-entry-chapter/>
            <text:index-entry-link-start text:style-name="Default"/>
            <text:index-entry-span> </text:index-entry-span>
            <text:index-entry-text text:style-name="Default"/>
            <text:index-entry-link-end/>
            <text:index-entry-span> </text:index-entry-span>
            <text:index-entry-tab-stop style:type="right" style:leader-char="."/>
            <text:index-entry-span> </text:index-entry-span>
            <text:index-entry-page-number/>
          </text:table-of-content-entry-template>
          <text:table-of-content-entry-template text:outline-level="5" text:style-name="Contents_20_5">
            <text:index-entry-chapter/>
            <text:index-entry-link-start text:style-name="Default"/>
            <text:index-entry-span> </text:index-entry-span>
            <text:index-entry-text text:style-name="Default"/>
            <text:index-entry-link-end/>
            <text:index-entry-span> </text:index-entry-span>
            <text:index-entry-tab-stop style:type="right" style:leader-char="."/>
            <text:index-entry-span> </text:index-entry-span>
            <text:index-entry-page-number/>
          </text:table-of-content-entry-template>
          <text:table-of-content-entry-template text:outline-level="6" text:style-name="Contents_20_6">
            <text:index-entry-chapter/>
            <text:index-entry-link-start text:style-name="Default"/>
            <text:index-entry-span> </text:index-entry-span>
            <text:index-entry-text text:style-name="Default"/>
            <text:index-entry-link-end/>
            <text:index-entry-span> </text:index-entry-span>
            <text:index-entry-tab-stop style:type="right" style:leader-char="."/>
            <text:index-entry-span> </text:index-entry-span>
            <text:index-entry-page-number/>
          </text:table-of-content-entry-template>
          <text:table-of-content-entry-template text:outline-level="7" text:style-name="Contents_20_7">
            <text:index-entry-chapter/>
            <text:index-entry-link-start text:style-name="Default"/>
            <text:index-entry-span> </text:index-entry-span>
            <text:index-entry-text text:style-name="Default"/>
            <text:index-entry-link-end/>
            <text:index-entry-span> </text:index-entry-span>
            <text:index-entry-tab-stop style:type="right" style:leader-char="."/>
            <text:index-entry-span> </text:index-entry-span>
            <text:index-entry-page-number/>
          </text:table-of-content-entry-template>
          <text:table-of-content-entry-template text:outline-level="8" text:style-name="Contents_20_8">
            <text:index-entry-chapter/>
            <text:index-entry-link-start text:style-name="Default"/>
            <text:index-entry-span> </text:index-entry-span>
            <text:index-entry-text text:style-name="Default"/>
            <text:index-entry-link-end/>
            <text:index-entry-span> </text:index-entry-span>
            <text:index-entry-tab-stop style:type="right" style:leader-char="."/>
            <text:index-entry-span> </text:index-entry-span>
            <text:index-entry-page-number/>
          </text:table-of-content-entry-template>
          <text:table-of-content-entry-template text:outline-level="9" text:style-name="Contents_20_9">
            <text:index-entry-chapter/>
            <text:index-entry-link-start text:style-name="Default"/>
            <text:index-entry-span> </text:index-entry-span>
            <text:index-entry-text text:style-name="Default"/>
            <text:index-entry-link-end/>
            <text:index-entry-span> </text:index-entry-span>
            <text:index-entry-tab-stop style:type="right" style:leader-char="."/>
            <text:index-entry-span> </text:index-entry-span>
            <text:index-entry-page-number/>
          </text:table-of-content-entry-template>
          <text:table-of-content-entry-template text:outline-level="10" text:style-name="Contents_20_10">
            <text:index-entry-chapter/>
            <text:index-entry-link-start text:style-name="Default"/>
            <text:index-entry-span> </text:index-entry-span>
            <text:index-entry-text text:style-name="Default"/>
            <text:index-entry-link-end/>
            <text:index-entry-span> </text:index-entry-span>
            <text:index-entry-tab-stop style:type="right" style:leader-char="."/>
            <text:index-entry-span> </text:index-entry-span>
            <text:index-entry-page-number/>
          </text:table-of-content-entry-template>
        </text:table-of-content-source>
        <text:index-body>
          <text:index-title text:style-name="Sect2" text:name="Table of Contents1_Head">
            <text:p text:style-name="P25">Table of Contents</text:p>
          </text:index-title>
          <text:p text:style-name="P26">1.<text:a xlink:type="simple" xlink:href="#1.Welcome!|outline" text:style-name="Default" text:visited-style-name="Default"> Welcome!</text:a> <text:tab/> 4</text:p>
          <text:p text:style-name="P26">2.<text:a xlink:type="simple" xlink:href="#2.So Then, What is a Perl Module, Anyway?|outline" text:style-name="Default" text:visited-style-name="Default"> So Then, What is a Perl Module, Anyway?</text:a> <text:tab/> 4</text:p>
          <text:p text:style-name="P27"><text:s/>2.1 <text:a xlink:type="simple" xlink:href="#2.1.That's Nice, So Why not just use a library?|outline" text:style-name="Default" text:visited-style-name="Default"><text:s/>That's Nice, So Why not just use a library?</text:a> <text:tab/> 4</text:p>
          <text:p text:style-name="P27"><text:s/>2.2 <text:a xlink:type="simple" xlink:href="#2.2.So What is the Difference?|outline" text:style-name="Default" text:visited-style-name="Default"><text:s/>So What is the Difference?</text:a> <text:tab/> 4</text:p>
          <text:p text:style-name="P26">3.<text:a xlink:type="simple" xlink:href="#1.Let's Get Started|outline" text:style-name="Default" text:visited-style-name="Default"> Let's Get Started</text:a> <text:tab/> 5</text:p>
          <text:p text:style-name="P27"><text:s/>3.1 <text:a xlink:type="simple" xlink:href="#1.1.Name Space|outline" text:style-name="Default" text:visited-style-name="Default"><text:s/>Name Space</text:a> <text:tab/> 5</text:p>
          <text:p text:style-name="P27"><text:s/>3.2 <text:a xlink:type="simple" xlink:href="#1.2.Directory and Files|outline" text:style-name="Default" text:visited-style-name="Default"><text:s/>Directory and Files</text:a> <text:tab/> 5</text:p>
          <text:p text:style-name="P27"><text:s/>3.3 <text:a xlink:type="simple" xlink:href="#1.3.Some Lingo|outline" text:style-name="Default" text:visited-style-name="Default"><text:s/>Some Lingo</text:a> <text:tab/> 6</text:p>
          <text:p text:style-name="P26">4.<text:a xlink:type="simple" xlink:href="#2.Our First Module; AN::Tut::Sample1|outline" text:style-name="Default" text:visited-style-name="Default"> Our First Module; AN::Tut::Sample1</text:a> <text:tab/> 6</text:p>
          <text:p text:style-name="P27"><text:s/>4.1 <text:a xlink:type="simple" xlink:href="#2.1.Our First Script; sample1.pl|outline" text:style-name="Default" text:visited-style-name="Default"><text:s/>Our First Script; sample1.pl</text:a> <text:tab/> 6</text:p>
          <text:p text:style-name="P27"><text:s/>4.2 <text:a xlink:type="simple" xlink:href="#2.2.Our First Module; Sample1.pm|outline" text:style-name="Default" text:visited-style-name="Default"><text:s/>Our First Module; Sample1.pm</text:a> <text:tab/> 7</text:p>
          <text:p text:style-name="P27"><text:s/>4.3 <text:a xlink:type="simple" xlink:href="#2.3.Running 'sample1.pl'|outline" text:style-name="Default" text:visited-style-name="Default"><text:s/>Running 'sample1.pl'</text:a> <text:tab/> 8</text:p>
          <text:p text:style-name="P27"><text:s/>4.4 <text:a xlink:type="simple" xlink:href="#2.4.Step Through the Module; 'AN::Tut::Sample1'|outline" text:style-name="Default" text:visited-style-name="Default"><text:s/>Step Through the Module; 'AN::Tut::Sample1'</text:a> <text:tab/> 8</text:p>
          <text:p text:style-name="P28"><text:s/>4.4.1 <text:a xlink:type="simple" xlink:href="#2.4.1.Function: package|outline" text:style-name="Default" text:visited-style-name="Default"><text:s/>Function: package</text:a> <text:tab/> 8</text:p>
          <text:p text:style-name="P28"><text:s/>4.4.2 <text:a xlink:type="simple" xlink:href="#2.4.2.The 'BEGIN' Block|outline" text:style-name="Default" text:visited-style-name="Default"><text:s/>The 'BEGIN' Block</text:a> <text:tab/> 9</text:p>
          <text:p text:style-name="P28"><text:s/>4.4.3 <text:a xlink:type="simple" xlink:href="#2.4.3.Setting up the Environment|outline" text:style-name="Default" text:visited-style-name="Default"><text:s/>Setting up the Environment</text:a> <text:tab/> 9</text:p>
          <text:p text:style-name="P28"><text:s/>4.4.4 <text:a xlink:type="simple" xlink:href="#2.4.4.The Constructor Method|outline" text:style-name="Default" text:visited-style-name="Default"><text:s/>The Constructor Method</text:a> <text:tab/> 9</text:p>
          <text:p text:style-name="P29"><text:s/>4.4.4.1 <text:a xlink:type="simple" xlink:href="#2.4.4.1.sub new|outline" text:style-name="Default" text:visited-style-name="Default"><text:s/>sub new</text:a> <text:tab/> 10</text:p>
          <text:p text:style-name="P29"><text:s/>4.4.4.2 <text:a xlink:type="simple" xlink:href="#2.4.4.2.my $class=shift;|outline" text:style-name="Default" text:visited-style-name="Default"><text:s/>my $class=shift;</text:a> <text:tab/> 10</text:p>
          <text:p text:style-name="P29"><text:s/>4.4.4.3 <text:a xlink:type="simple" xlink:href="#2.4.4.3.my $self={};|outline" text:style-name="Default" text:visited-style-name="Default"><text:s/>my $self={};</text:a> <text:tab/> 10</text:p>
          <text:p text:style-name="P29"><text:s/>4.4.4.4 <text:a xlink:type="simple" xlink:href="#2.4.4.4.The 'add' Method|outline" text:style-name="Default" text:visited-style-name="Default"><text:s/>The 'add' Method</text:a> <text:tab/> 11</text:p>
          <text:p text:style-name="P29"><text:s/>4.4.4.5 <text:a xlink:type="simple" xlink:href="#2.4.4.5.Closing the Module|outline" text:style-name="Default" text:visited-style-name="Default"><text:s/>Closing the Module</text:a> <text:tab/> 11</text:p>
          <text:p text:style-name="P27"><text:s/>4.5 <text:a xlink:type="simple" xlink:href="#2.5.Step Through the 'sample1.pl' Script|outline" text:style-name="Default" text:visited-style-name="Default"><text:s/>Step Through the 'sample1.pl' Script</text:a> <text:tab/> 12</text:p>
          <text:p text:style-name="P28"><text:s/>4.5.1 <text:a xlink:type="simple" xlink:href="#2.5.1.Output From Running 'sample1.pl'|outline" text:style-name="Default" text:visited-style-name="Default"><text:s/>Output From Running 'sample1.pl'</text:a> <text:tab/> 12</text:p>
          <text:p text:style-name="P28"><text:s/>4.5.2 <text:a xlink:type="simple" xlink:href="#2.5.2.Loading Modules|outline" text:style-name="Default" text:visited-style-name="Default"><text:s/>Loading Modules</text:a> <text:tab/> 12</text:p>
          <text:p text:style-name="P28"><text:s/>4.5.3 <text:a xlink:type="simple" xlink:href="#2.5.3.Creating an Object to Access our Module's Methods|outline" text:style-name="Default" text:visited-style-name="Default"><text:s/>Creating an Object to Access our Module's Methods</text:a> <text:tab/> 13</text:p>
          <text:p text:style-name="P28"><text:s/>4.5.4 <text:a xlink:type="simple" xlink:href="#2.5.4.Call the 'add' Method Via the Module's Object|outline" text:style-name="Default" text:visited-style-name="Default"><text:s/>Call the 'add' Method Via the Module's Object</text:a> <text:tab/> 13</text:p>
          <text:p text:style-name="P29"><text:s/>4.5.4.1 <text:a xlink:type="simple" xlink:href="#2.5.4.1.Calling 'add' Via the Module's Object|outline" text:style-name="Default" text:visited-style-name="Default"><text:s/>Calling 'add' Via the Module's Object</text:a> <text:tab/> 14</text:p>
          <text:p text:style-name="P29"><text:s/>4.5.4.2 <text:a xlink:type="simple" xlink:href="#2.5.4.2.Calling 'add' Directly|outline" text:style-name="Default" text:visited-style-name="Default"><text:s/>Calling 'add' Directly</text:a> <text:tab/> 14</text:p>
          <text:p text:style-name="P26">5.<text:a xlink:type="simple" xlink:href="#3.Our Second Module; AN::Tut::Sample2|outline" text:style-name="Default" text:visited-style-name="Default"> Our Second Module; AN::Tut::Sample2</text:a> <text:tab/> 14</text:p>
          <text:p text:style-name="P27"><text:s/>5.1 <text:a xlink:type="simple" xlink:href="#3.1.The New Script; Sample2.pl|outline" text:style-name="Default" text:visited-style-name="Default"><text:s/>The New Script; Sample2.pl</text:a> <text:tab/> 14</text:p>
          <text:p text:style-name="P27"><text:s/>5.2 <text:a xlink:type="simple" xlink:href="#3.2.The New Module; Sample2.pm|outline" text:style-name="Default" text:visited-style-name="Default"><text:s/>The New Module; Sample2.pm</text:a> <text:tab/> 15</text:p>
          <text:p text:style-name="P27"><text:s/>5.3 <text:a xlink:type="simple" xlink:href="#3.3.Running 'sample2.pl'|outline" text:style-name="Default" text:visited-style-name="Default"><text:s/>Running 'sample2.pl'</text:a> <text:tab/> 17</text:p>
          <text:p text:style-name="P27"><text:s/>5.4 <text:a xlink:type="simple" xlink:href="#3.4.Public Versus Private Methods|outline" text:style-name="Default" text:visited-style-name="Default"><text:s/>Public Versus Private Methods</text:a> <text:tab/> 17</text:p>
          <text:p text:style-name="P28"><text:s/>5.4.1 <text:a xlink:type="simple" xlink:href="#3.4.1.Public Methods|outline" text:style-name="Default" text:visited-style-name="Default"><text:s/>Public Methods</text:a> <text:tab/> 17</text:p>
          <text:p text:style-name="P28"><text:s/>5.4.2 <text:a xlink:type="simple" xlink:href="#3.4.2.Private Methods|outline" text:style-name="Default" text:visited-style-name="Default"><text:s/>Private Methods</text:a> <text:tab/> 18</text:p>
          <text:p text:style-name="P28"><text:s/>5.4.3 <text:a xlink:type="simple" xlink:href="#3.4.3.The 'bless'ed '$self' Hash Reference, Redux|outline" text:style-name="Default" text:visited-style-name="Default"><text:s/>The 'bless'ed '$self' Hash Reference, Redux</text:a> <text:tab/> 18</text:p>
          <text:p text:style-name="P27"><text:s/>5.5 <text:a xlink:type="simple" xlink:href="#3.5.Stepping Through the New Module and Script|outline" text:style-name="Default" text:visited-style-name="Default"><text:s/>Stepping Through the New Module and Script</text:a> <text:tab/> 19</text:p>
          <text:p text:style-name="P28"><text:s/>5.5.1 <text:a xlink:type="simple" xlink:href="#3.5.1.The Constructor Method|outline" text:style-name="Default" text:visited-style-name="Default"><text:s/>The Constructor Method</text:a> <text:tab/> 19</text:p>
          <text:p text:style-name="P28"><text:s/>5.5.2 <text:a xlink:type="simple" xlink:href="#3.5.2.The Updated 'add' Method|outline" text:style-name="Default" text:visited-style-name="Default"><text:s/>The Updated 'add' Method</text:a> <text:tab/> 19</text:p>
          <text:p text:style-name="P29"><text:s/>5.5.2.1 <text:a xlink:type="simple" xlink:href="#3.5.2.1.Requiring Calls be Via the Module's Object|outline" text:style-name="Default" text:visited-style-name="Default"><text:s/>Requiring Calls be Via the Module's Object</text:a> <text:tab/> 19</text:p>
          <text:p text:style-name="P29"><text:s/>5.5.2.2 <text:a xlink:type="simple" xlink:href="#3.5.2.2.Automatically Counting the Method and Module Call|outline" text:style-name="Default" text:visited-style-name="Default"><text:s/>Automatically Counting the Method and Module Call</text:a> <text:tab/> 20</text:p>
          <text:p text:style-name="P26">6.<text:a xlink:type="simple" xlink:href="#4.Using Sibling Modules|outline" text:style-name="Default" text:visited-style-name="Default"> Using Sibling Modules</text:a> <text:tab/> 20</text:p>
          <text:p text:style-name="P27"><text:s/>6.1 <text:a xlink:type="simple" xlink:href="#4.1.Overview|outline" text:style-name="Default" text:visited-style-name="Default"><text:s/>Overview</text:a> <text:tab/> 20</text:p>
          <text:p text:style-name="P28"><text:s/>6.1.1 <text:a xlink:type="simple" xlink:href="#4.1.1.The New Suite|outline" text:style-name="Default" text:visited-style-name="Default"><text:s/>The New Suite</text:a> <text:tab/> 21</text:p>
          <text:p text:style-name="P28"><text:s/>6.1.2 <text:a xlink:type="simple" xlink:href="#4.1.2.The Parent Module; AN::Tut::Tools|outline" text:style-name="Default" text:visited-style-name="Default"><text:s/>The Parent Module; AN::Tut::Tools</text:a> <text:tab/> 21</text:p>
          <text:p text:style-name="P29"><text:soft-page-break/><text:s/>6.1.2.1 <text:a xlink:type="simple" xlink:href="#4.1.2.1.Loading the Siblings|outline" text:style-name="Default" text:visited-style-name="Default"><text:s/>Loading the Siblings</text:a> <text:tab/> 23</text:p>
          <text:p text:style-name="P29"><text:s/>6.1.2.2 <text:a xlink:type="simple" xlink:href="#4.1.2.2.Getting a Handle on our Siblings|outline" text:style-name="Default" text:visited-style-name="Default"><text:s/>Getting a Handle on our Siblings</text:a> <text:tab/> 23</text:p>
          <text:p text:style-name="P29"><text:s/>6.1.2.3 <text:a xlink:type="simple" xlink:href="#4.1.2.3.Passing on our 'bless'ed Reference to our Siblings|outline" text:style-name="Default" text:visited-style-name="Default"><text:s/>Passing on our 'bless'ed Reference to our Siblings</text:a> <text:tab/> 23</text:p>
          <text:p text:style-name="P29"><text:s/>6.1.2.4 <text:a xlink:type="simple" xlink:href="#4.1.2.4.Getting a Handle on AN::Tut::Tools::Math|outline" text:style-name="Default" text:visited-style-name="Default"><text:s/>Getting a Handle on AN::Tut::Tools::Math</text:a> <text:tab/> 24</text:p>
          <text:p text:style-name="P29"><text:s/>6.1.2.5 <text:a xlink:type="simple" xlink:href="#4.1.2.5.Getting a Handle on AN::Tut::Tools::Say|outline" text:style-name="Default" text:visited-style-name="Default"><text:s/>Getting a Handle on AN::Tut::Tools::Say</text:a> <text:tab/> 24</text:p>
          <text:p text:style-name="P28"><text:s/>6.1.3 <text:a xlink:type="simple" xlink:href="#4.1.3.The 'Say' Sibling; AN::Tut::Tools::Say|outline" text:style-name="Default" text:visited-style-name="Default"><text:s/>The 'Say' Sibling; AN::Tut::Tools::Say</text:a> <text:tab/> 24</text:p>
          <text:p text:style-name="P29"><text:s/>6.1.3.1 <text:a xlink:type="simple" xlink:href="#4.1.3.1.Getting a Handle on our Parent; The '_parent' Method|outline" text:style-name="Default" text:visited-style-name="Default"><text:s/>Getting a Handle on our Parent; The '_parent' Method</text:a> <text:tab/> 26</text:p>
          <text:p text:style-name="P28"><text:s/>6.1.4 <text:a xlink:type="simple" xlink:href="#4.1.4.The 'math' Method|outline" text:style-name="Default" text:visited-style-name="Default"><text:s/>The 'math' Method</text:a> <text:tab/> 26</text:p>
          <text:p text:style-name="P28"><text:s/>6.1.5 <text:a xlink:type="simple" xlink:href="#4.1.5.The 'Math' Sibling; AN::Tut::Tools::Math|outline" text:style-name="Default" text:visited-style-name="Default"><text:s/>The 'Math' Sibling; AN::Tut::Tools::Math</text:a> <text:tab/> 27</text:p>
          <text:p text:style-name="P29"><text:s/>6.1.5.1 <text:a xlink:type="simple" xlink:href="#4.1.5.1.Getting a Handle on our Parent|outline" text:style-name="Default" text:visited-style-name="Default"><text:s/>Getting a Handle on our Parent</text:a> <text:tab/> 29</text:p>
          <text:p text:style-name="P29"><text:s/>6.1.5.2 <text:a xlink:type="simple" xlink:href="#4.1.5.2.Using the Parent Handle in 'add_and_say'|outline" text:style-name="Default" text:visited-style-name="Default"><text:s/>Using the Parent Handle in 'add_and_say'</text:a> <text:tab/> 29</text:p>
          <text:p text:style-name="P27"><text:s/>6.2 <text:a xlink:type="simple" xlink:href="#4.2.Putting it All Together; sample3.pl|outline" text:style-name="Default" text:visited-style-name="Default"><text:s/>Putting it All Together; sample3.pl</text:a> <text:tab/> 30</text:p>
          <text:p text:style-name="P26">7.<text:a xlink:type="simple" xlink:href="#5.Documentation: PODs (Plain-Old Document)|outline" text:style-name="Default" text:visited-style-name="Default"> Documentation: PODs (Plain-Old Document)</text:a> <text:tab/> 31</text:p>
          <text:p text:style-name="P27"><text:s/>7.1 <text:a xlink:type="simple" xlink:href="#5.1.In-line POD Documentation|outline" text:style-name="Default" text:visited-style-name="Default"><text:s/>In-line POD Documentation</text:a> <text:tab/> 31</text:p>
          <text:p text:style-name="P27"><text:s/>7.2 <text:a xlink:type="simple" xlink:href="#5.2.POD Markup Syntax|outline" text:style-name="Default" text:visited-style-name="Default"><text:s/>POD Markup Syntax</text:a> <text:tab/> 32</text:p>
          <text:p text:style-name="P28"><text:s/>7.2.1 <text:a xlink:type="simple" xlink:href="#5.2.1.=pod|outline" text:style-name="Default" text:visited-style-name="Default"><text:s/>=pod</text:a> <text:tab/> 32</text:p>
          <text:p text:style-name="P28"><text:s/>7.2.2 <text:a xlink:type="simple" xlink:href="#5.2.2.=cut|outline" text:style-name="Default" text:visited-style-name="Default"><text:s/>=cut</text:a> <text:tab/> 32</text:p>
          <text:p text:style-name="P28"><text:s/>7.2.3 <text:a xlink:type="simple" xlink:href="#5.2.3.=head# (1 - 4)|outline" text:style-name="Default" text:visited-style-name="Default"><text:s/>=head# (1 - 4)</text:a> <text:tab/> 32</text:p>
          <text:p text:style-name="P29"><text:s/>7.2.3.1 <text:a xlink:type="simple" xlink:href="#5.2.3.1.=head1|outline" text:style-name="Default" text:visited-style-name="Default"><text:s/>=head1</text:a> <text:tab/> 33</text:p>
          <text:p text:style-name="P29"><text:s/>7.2.3.2 <text:a xlink:type="simple" xlink:href="#5.2.3.2.=head2|outline" text:style-name="Default" text:visited-style-name="Default"><text:s/>=head2</text:a> <text:tab/> 33</text:p>
          <text:p text:style-name="P29"><text:s/>7.2.3.3 <text:a xlink:type="simple" xlink:href="#5.2.3.3.=head3|outline" text:style-name="Default" text:visited-style-name="Default"><text:s/>=head3</text:a> <text:tab/> 33</text:p>
          <text:p text:style-name="P29"><text:s/>7.2.3.4 <text:a xlink:type="simple" xlink:href="#5.2.3.4.=head4|outline" text:style-name="Default" text:visited-style-name="Default"><text:s/>=head4</text:a> <text:tab/> 33</text:p>
          <text:p text:style-name="P28"><text:s/>7.2.4 <text:a xlink:type="simple" xlink:href="#5.2.4.=over #, =item, =back|outline" text:style-name="Default" text:visited-style-name="Default"><text:s/>=over #, =item, =back</text:a> <text:tab/> 33</text:p>
          <text:p text:style-name="P28"><text:s/>7.2.5 <text:a xlink:type="simple" xlink:href="#5.2.5.Code Blocks|outline" text:style-name="Default" text:visited-style-name="Default"><text:s/>Code Blocks</text:a> <text:tab/> 34</text:p>
          <text:p text:style-name="P28"><text:s/>7.2.6 <text:a xlink:type="simple" xlink:href="#5.2.6.Other Syntax|outline" text:style-name="Default" text:visited-style-name="Default"><text:s/>Other Syntax</text:a> <text:tab/> 34</text:p>
          <text:p text:style-name="P27"><text:s/>7.3 <text:a xlink:type="simple" xlink:href="#5.3.Dedicated POD File Examples|outline" text:style-name="Default" text:visited-style-name="Default"><text:s/>Dedicated POD File Examples</text:a> <text:tab/> 34</text:p>
          <text:p text:style-name="P28"><text:s/>7.3.1 <text:a xlink:type="simple" xlink:href="#5.3.1.AN::Tut::Tools.pod|outline" text:style-name="Default" text:visited-style-name="Default"><text:s/>AN::Tut::Tools.pod</text:a> <text:tab/> 34</text:p>
          <text:p text:style-name="P28"><text:s/>7.3.2 <text:a xlink:type="simple" xlink:href="#5.3.2.AN::Tut::Tools::Say.pod|outline" text:style-name="Default" text:visited-style-name="Default"><text:s/>AN::Tut::Tools::Say.pod</text:a> <text:tab/> 36</text:p>
          <text:p text:style-name="P28"><text:s/>7.3.3 <text:a xlink:type="simple" xlink:href="#5.3.3.AN::Tut::Tools::Math.pod|outline" text:style-name="Default" text:visited-style-name="Default"><text:s/>AN::Tut::Tools::Math.pod</text:a> <text:tab/> 38</text:p>
          <text:p text:style-name="P26">8.<text:a xlink:type="simple" xlink:href="#6.The Importance of Testing|outline" text:style-name="Default" text:visited-style-name="Default"> The Importance of Testing</text:a> <text:tab/> 39</text:p>
          <text:p text:style-name="P27"><text:s/>8.1 <text:a xlink:type="simple" xlink:href="#6.1.Reasoning|outline" text:style-name="Default" text:visited-style-name="Default"><text:s/>Reasoning</text:a> <text:tab/> 39</text:p>
          <text:p text:style-name="P27"><text:s/>8.2 <text:a xlink:type="simple" xlink:href="#6.2.The Test::More module|outline" text:style-name="Default" text:visited-style-name="Default"><text:s/>The Test::More module</text:a> <text:tab/> 40</text:p>
          <text:p text:style-name="P27"><text:s/>8.3 <text:a xlink:type="simple" xlink:href="#6.3.Overview|outline" text:style-name="Default" text:visited-style-name="Default"><text:s/>Overview</text:a> <text:tab/> 40</text:p>
          <text:p text:style-name="P27"><text:s/>8.4 <text:a xlink:type="simple" xlink:href="#6.4.Example; test.pl|outline" text:style-name="Default" text:visited-style-name="Default"><text:s/>Example; test.pl</text:a> <text:tab/> 40</text:p>
          <text:p text:style-name="P28"><text:s/>8.4.1 <text:a xlink:type="simple" xlink:href="#6.4.1.Breaking it Down|outline" text:style-name="Default" text:visited-style-name="Default"><text:s/>Breaking it Down</text:a> <text:tab/> 41</text:p>
          <text:p text:style-name="P29"><text:s/>8.4.1.1 <text:a xlink:type="simple" xlink:href="#6.4.1.1.Loading Test::More|outline" text:style-name="Default" text:visited-style-name="Default"><text:s/>Loading Test::More</text:a> <text:tab/> 41</text:p>
          <text:p text:style-name="P29"><text:s/>8.4.1.2 <text:a xlink:type="simple" xlink:href="#6.4.1.2.The 'use_ok()' Method|outline" text:style-name="Default" text:visited-style-name="Default"><text:s/>The 'use_ok()' Method</text:a> <text:tab/> 41</text:p>
          <text:p text:style-name="P29"><text:s/>8.4.1.3 <text:a xlink:type="simple" xlink:href="#6.4.1.3.The 'like()' and 'unlike()' Tests|outline" text:style-name="Default" text:visited-style-name="Default"><text:s/>The 'like()' and 'unlike()' Tests</text:a> <text:tab/> 42</text:p>
          <text:p text:style-name="P29"><text:s/>8.4.1.4 <text:a xlink:type="simple" xlink:href="#6.4.1.4.The 'can_ok()' Test|outline" text:style-name="Default" text:visited-style-name="Default"><text:s/>The 'can_ok()' Test</text:a> <text:tab/> 42</text:p>
          <text:p text:style-name="P29"><text:s/>8.4.1.5 <text:a xlink:type="simple" xlink:href="#6.4.1.5.Loading Other Test Scripts|outline" text:style-name="Default" text:visited-style-name="Default"><text:s/>Loading Other Test Scripts</text:a> <text:tab/> 42</text:p>
          <text:p text:style-name="P28"><text:s/>8.4.2 <text:a xlink:type="simple" xlink:href="#6.4.2.The 'AN::Tut::Tools::Math' Module's 'Math.t' Test Script|outline" text:style-name="Default" text:visited-style-name="Default"><text:s/>The 'AN::Tut::Tools::Math' Module's 'Math.t' Test Script</text:a> <text:tab/> 43</text:p>
          <text:p text:style-name="P29"><text:s/>8.4.2.1 <text:a xlink:type="simple" xlink:href="#6.4.2.1.The 'is()' and 'isnt()' Tests|outline" text:style-name="Default" text:visited-style-name="Default"><text:s/>The 'is()' and 'isnt()' Tests</text:a> <text:tab/> 43</text:p>
          <text:p text:style-name="P28"><text:s/>8.4.3 <text:a xlink:type="simple" xlink:href="#6.4.3.The 'AN::Tut::Tools::Say' Module's 'Say.t' Test Script|outline" text:style-name="Default" text:visited-style-name="Default"><text:s/>The 'AN::Tut::Tools::Say' Module's 'Say.t' Test Script</text:a> <text:tab/> 44</text:p>
          <text:p text:style-name="P28"><text:s/>8.4.4 <text:a xlink:type="simple" xlink:href="#6.4.4.The Majority of  the 'Math.t' and 'Say.t' Tests|outline" text:style-name="Default" text:visited-style-name="Default"><text:s/>The Majority of <text:s/>the 'Math.t' and 'Say.t' Tests</text:a> <text:tab/> 44</text:p>
          <text:p text:style-name="P27"><text:s/>8.5 <text:a xlink:type="simple" xlink:href="#6.5.Running The Test|outline" text:style-name="Default" text:visited-style-name="Default"><text:s/>Running The Test</text:a> <text:tab/> 45</text:p>
        </text:index-body>
      </text:table-of-content>
      <text:p text:style-name="P7"/>
      <text:list xml:id="list1129409542" text:style-name="L1">
        <text:list-item>
          <text:h text:style-name="P43" text:outline-level="1">Welcome!</text:h>
        </text:list-item>
      </text:list>
      <text:p text:style-name="P12"/>
      <text:p text:style-name="P12">This talk is essentially a condensed, hopefully more approachable version of '<text:span text:style-name="T1">perlmod</text:span>', '<text:span text:style-name="T1">perlobj</text:span>' and '<text:span text:style-name="T1">perltoot</text:span>'. </text:p>
      <text:p text:style-name="P12"/>
      <text:p text:style-name="P12">For years, Perl Modules seemed like a mysterious, inaccessible realm best left to perl gurus. This kept me from even considering writing them. It wasn't until I was had to read through the source of a set of modules that I realize how, well, accessible they are.</text:p>
      <text:p text:style-name="P12"/>
      <text:p text:style-name="P12">I want to present this talk to help other perl developers see how powerful perl modules are, and how easy it is to write them.</text:p>
      <text:p text:style-name="P12"/>
      <text:p text:style-name="P12">For reference, the modules I will introduce here are Object Oriented. Modules do not need to be so, however.</text:p>
      <text:p text:style-name="P12"/>
      <text:p text:style-name="P12"/>
      <text:list xml:id="list354587123" text:continue-numbering="true" text:style-name="L1">
        <text:list-item>
          <text:h text:style-name="P42" text:outline-level="1">So Then, What is a Perl Module, Anyway?</text:h>
        </text:list-item>
      </text:list>
      <text:p text:style-name="P12"/>
      <text:p text:style-name="P12">A perl module is, at it's most basic, a collection of methods stored in a file that can be loaded by a program to provide a certain set of functions. It is very similar to how we would load a library of functions. There is a little magic in perl modules, but nothing crazy.</text:p>
      <text:p text:style-name="P12"/>
      <text:list xml:id="list2006983015" text:continue-numbering="true" text:style-name="L1">
        <text:list-item>
          <text:list>
            <text:list-item>
              <text:h text:style-name="P44" text:outline-level="2">That's Nice, So Why not just use a library?</text:h>
            </text:list-item>
          </text:list>
        </text:list-item>
      </text:list>
      <text:p text:style-name="P12"/>
      <text:p text:style-name="P12">Perl modules are designed to be very portable blocks of code. In truth, a well written library is not really different from a module, but modules are generally designed to stand alone from the programs that use them.</text:p>
      <text:p text:style-name="P12"/>
      <text:list xml:id="list2074480772" text:continue-numbering="true" text:style-name="L1">
        <text:list-item>
          <text:list>
            <text:list-item>
              <text:h text:style-name="P44" text:outline-level="2">So What is the Difference?</text:h>
            </text:list-item>
          </text:list>
        </text:list-item>
      </text:list>
      <text:p text:style-name="P12"/>
      <text:p text:style-name="P12">Three main things:</text:p>
      <text:p text:style-name="P12"/>
      <text:list xml:id="list1104825822" text:style-name="L2">
        <text:list-item>
          <text:p text:style-name="P30">Modules have their scope defined via the 'package NAME' command. Any variables and subroutines following the 'package' operator are considered to be in the package's name space. The scope refers to code in the same block, same file or same eval, same as how the 'my' operator defines a variable's scope.</text:p>
        </text:list-item>
        <text:list-item>
          <text:p text:style-name="P30">Modules generally have a “constructor method”, usually a special subroutine called “new”. This sets up the module for use by a program and returns a handle to the module, through which its methods are accessed. </text:p>
        </text:list-item>
        <text:list-item>
          <text:p text:style-name="P30">Module constructor methods receive, as their first argument, the name of the package. This is also the package's “name space”. Secondly, they usually 'bless' a variable, which simply marks that reference as being inside the name space of the package.</text:p>
        </text:list-item>
      </text:list>
      <text:p text:style-name="P12"/>
      <text:p text:style-name="P12">If this seems overwhelming just now, please don't worry. It will make more sense once the examples start flowing.</text:p>
      <text:p text:style-name="P12"/>
      <text:h text:style-name="Heading_20_1" text:outline-level="1"><text:soft-page-break/>Let's Get Started</text:h>
      <text:p text:style-name="P12"/>
      <text:p text:style-name="P12">Let's start with a simple module that does simple math. </text:p>
      <text:p text:style-name="P12"/>
      <text:h text:style-name="Heading_20_2" text:outline-level="2">Name Space</text:h>
      <text:p text:style-name="P12"/>
      <text:p text:style-name="P12">First up, I need a name for my modules. I don't want to risk stepping on any existing module names, so I <text:s/>hopped over to '<text:a xlink:type="simple" xlink:href="http://cpan.org/"><text:span text:style-name="T1">http://cpan.org</text:span></text:a>' and did a search for names that interest me. In my case, I like the acronym 'AN' for my personal projects, so I would like to name my first module '<text:span text:style-name="T1">AN::Tut::Sample1</text:span>'. I don't see anything using the '<text:span text:style-name="T1">AN::</text:span>' root, so I will use it.</text:p>
      <text:p text:style-name="P12"/>
      <text:p text:style-name="P12">There are no special rules for naming your modules. Use whatever appeals to you and fits your project. However, if you want your module to eventually be hosted on CPAN, you may need to think twice about your module name. Specifically, the “top level”. CPAN is reluctant to give out new top-level name space and would rather you use an existing top-level name space like '<text:span text:style-name="T1">App::*</text:span>', '<text:span text:style-name="T1">Net::*</text:span>' or similar. My choice of '<text:span text:style-name="T1">AN::*</text:span>' is, admittedly, a little risky and could well bite me one day.</text:p>
      <text:p text:style-name="P12"/>
      <text:p text:style-name="P12">This is a good time to mention the double-colon you see in module names. This is nothing more than a directory deliminator. It's meant to be more portable between differing operating systems. So, to use my '<text:span text:style-name="T1">AN::Tut::Sample1</text:span>' module name as an example, this would translate to:</text:p>
      <text:p text:style-name="P12"/>
      <text:p text:style-name="P9">AN/Tut/Sample1.pm</text:p>
      <text:p text:style-name="P12"/>
      <text:p text:style-name="P12">On *nix systems or:</text:p>
      <text:p text:style-name="P12"/>
      <text:p text:style-name="P9">AN\Tut\Sample1.pm</text:p>
      <text:p text:style-name="P12"/>
      <text:p text:style-name="P12">On Microsoft systems.</text:p>
      <text:p text:style-name="P12"/>
      <text:p text:style-name="P12">When you use your module, you do not need to specify the '<text:span text:style-name="T1">.pm</text:span>' at the end of the actual module name. This is because perl knows to look for module files with this extension in its '<text:span text:style-name="T1">@INC</text:span>' variable.</text:p>
      <text:p text:style-name="P12"/>
      <text:p text:style-name="P12"/>
      <text:h text:style-name="Heading_20_2" text:outline-level="2">Directory and Files</text:h>
      <text:p text:style-name="P12"/>
      <text:p text:style-name="P12">Before we begin, we need to decide where to store our files. Perl maintains an internal variable called '<text:span text:style-name="T1">@INC</text:span>' which contains an array of directories. When you use the '<text:span text:style-name="T1">use ...</text:span>' command to load a module, perl steps through this array looking for the module or library you are asking for. We will use:</text:p>
      <text:p text:style-name="P12"/>
      <text:p text:style-name="P9">/usr/share/perl5/</text:p>
      <text:p text:style-name="P12"/>
      <text:p text:style-name="P12">Any new directories will be under this one. So our first example will be in the directory:</text:p>
      <text:p text:style-name="P12"/>
      <text:p text:style-name="P9">/usr/share/perl5/AN/Tut/Sample1.pm</text:p>
      <text:p text:style-name="P12"/>
      <text:p text:style-name="P12">If you want to store your module in a directory not in '<text:span text:style-name="T1">@INC</text:span>', you can do so. Simply have your calling script push the directory containing your module into the '<text:span text:style-name="T1">@INC</text:span>' array in a '<text:span text:style-name="T1">BEGIN {}</text:span>' block so that it can be found <text:span text:style-name="T8">before</text:span><text:span text:style-name="T9"> the interpreter goes looking for it.</text:span></text:p>
      <text:p text:style-name="P13"/>
      <text:p text:style-name="P13"/>
      <text:h text:style-name="Heading_20_2" text:outline-level="2"><text:soft-page-break/>Some Lingo</text:h>
      <text:p text:style-name="P12"/>
      <text:p text:style-name="P12">There are a few terms that are worth covering now.</text:p>
      <text:p text:style-name="P12"/>
      <text:list xml:id="list60815530" text:style-name="L3">
        <text:list-item>
          <text:p text:style-name="P31"><text:span text:style-name="T6">Reference</text:span>:<text:tab/>A reference is simply a pointer, stored in a string variable, to another string variable, <text:tab/><text:tab/>an array, a hash or a code block. See '<text:span text:style-name="T5">perldoc perlref</text:span>'.</text:p>
        </text:list-item>
        <text:list-item>
          <text:p text:style-name="P31"><text:span text:style-name="T6">Function</text:span>:<text:tab/>A function is another name for a subroutine, generally used for perl's various built-in <text:tab/><text:tab/>functions. I often use the term function for my own subroutines out of (bad?) habit. <text:tab/><text:tab/>See '<text:span text:style-name="T5">perldoc perlref</text:span>'.</text:p>
        </text:list-item>
        <text:list-item>
          <text:p text:style-name="P31"><text:span text:style-name="T6">Library</text:span>:<text:tab/>This is simply a standard file with a collection of sub routines. Generally their <text:tab/><text:tab/><text:tab/>extension is '<text:span text:style-name="T1">.lib</text:span>' and must end with '1;'.</text:p>
        </text:list-item>
        <text:list-item>
          <text:p text:style-name="P31"><text:span text:style-name="T6">Module</text:span>:<text:tab/>A module is a special type of library. Exactly how it is special will be explained below.<text:line-break/><text:tab/><text:tab/>See '<text:span text:style-name="T5">perldoc perlmod</text:span>'.</text:p>
        </text:list-item>
        <text:list-item>
          <text:p text:style-name="P31"><text:span text:style-name="T6">Package</text:span>:<text:tab/>A package is, essentially, a block of code with a specified name space. The scope of <text:tab/><text:tab/>a package's name space is the same as the scope used by 'my ...'. <text:s/><text:line-break/><text:tab/><text:tab/>See '<text:span text:style-name="T5">perldoc -f package</text:span>'.</text:p>
        </text:list-item>
        <text:list-item>
          <text:p text:style-name="P31"><text:span text:style-name="T6">Method</text:span>:<text:tab/>A method is simply a sub routine in a module. The only difference is that a method <text:tab/><text:tab/>expects an object reference or a package name as it's first argument. Which it <text:tab/><text:tab/><text:tab/>gets depends on how it was called. See the first part of '<text:span text:style-name="T5">perldoc perlobj</text:span>'.</text:p>
        </text:list-item>
        <text:list-item>
          <text:p text:style-name="P32"><text:span text:style-name="T6">Class</text:span>:<text:tab/><text:tab/>A class is simply a package with a set of methods in it's scope.</text:p>
        </text:list-item>
        <text:list-item>
          <text:p text:style-name="P31"><text:span text:style-name="T6">Object</text:span>:<text:tab/>An object is simply a reference with the class it belongs to prefixed onto the front of <text:tab/><text:tab/>the reference. See '<text:span text:style-name="T5">perldoc perlobj</text:span>'.</text:p>
        </text:list-item>
        <text:list-item>
          <text:p text:style-name="P31"><text:span text:style-name="T6">bless</text:span>:<text:tab/><text:tab/>This is actually a function whose sole purpose is to associate a reference with the <text:tab/><text:tab/>package it is in. What it actually does is take the package name and prefixes it to <text:tab/><text:tab/>the reference. See '<text:span text:style-name="T5">perldoc -f bless</text:span>'.</text:p>
        </text:list-item>
      </text:list>
      <text:p text:style-name="P12"/>
      <text:p text:style-name="P12">If this seems a little vague just now, don't worry. Each item will be shown below, one step at a time.</text:p>
      <text:p text:style-name="P14"/>
      <text:p text:style-name="P14"/>
      <text:h text:style-name="Heading_20_1" text:outline-level="1">Our First Module; AN::Tut::Sample1</text:h>
      <text:p text:style-name="P14"/>
      <text:p text:style-name="P14">Let's start off with a very simple module that provides two methods: </text:p>
      <text:p text:style-name="P14"/>
      <text:list xml:id="list749251727" text:style-name="L4">
        <text:list-item>
          <text:p text:style-name="P34">A constructor method.</text:p>
        </text:list-item>
        <text:list-item>
          <text:p text:style-name="P34">A method that takes two numbers, adds them and returns the result.</text:p>
        </text:list-item>
      </text:list>
      <text:p text:style-name="P14"/>
      <text:p text:style-name="P14"/>
      <text:h text:style-name="Heading_20_2" text:outline-level="2">Our First Script; sample1.pl</text:h>
      <text:p text:style-name="P14"/>
      <text:p text:style-name="P14">We need a simple script to load and call our method. Let me show you a completed script and the completed module, then we will step through them to show how they work.</text:p>
      <text:p text:style-name="P14"/>
      <text:p text:style-name="P14">It would probably help to copy these into two files on your own system so that you can play along.</text:p>
      <text:p text:style-name="P14"/>
      <text:p text:style-name="P14">This is the normal perl script that we will use to call our module.</text:p>
      <text:p text:style-name="P14"/>
      <text:p text:style-name="P14"/>
      <text:p text:style-name="P14"/>
      <text:p text:style-name="P14"/>
      <text:p text:style-name="P14"/>
      <table:table table:name="Table1" table:style-name="Table1">
        <table:table-column table:style-name="Table1.A"/>
        <text:soft-page-break/>
        <table:table-row>
          <table:table-cell table:style-name="Table1.A1" office:value-type="string">
            <text:p text:style-name="P21">/usr/share/perl5/AN/Tut/sample1.pl</text:p>
          </table:table-cell>
        </table:table-row>
        <table:table-row>
          <table:table-cell table:style-name="Table1.A2" office:value-type="string">
            <text:p text:style-name="P22">#!/usr/bin/perl</text:p>
            <text:p text:style-name="P22"/>
            <text:p text:style-name="P22"># This just sets perl to be strict about how it runs.</text:p>
            <text:p text:style-name="P22">use strict;</text:p>
            <text:p text:style-name="P22">use warnings;</text:p>
            <text:p text:style-name="P22"/>
            <text:p text:style-name="P22"># Load my module.</text:p>
            <text:p text:style-name="P22">use AN::Tut::Sample1;</text:p>
            <text:p text:style-name="P22"/>
            <text:p text:style-name="P22"># Call my constructor method and show the user what is happening.</text:p>
            <text:p text:style-name="P22">print "Here is what happens when I call the 'new' constructor method.\n";</text:p>
            <text:p text:style-name="P22">my $an=AN::Tut::Sample1-&gt;new();</text:p>
            <text:p text:style-name="P22">print "Now, this is what my 'an' object looks like: [$an]\n";</text:p>
            <text:p text:style-name="P22"/>
            <text:p text:style-name="P22"># Call the method 'add' using my 'an' object.</text:p>
            <text:p text:style-name="P22">my $added_1=$an-&gt;add(2, 2);</text:p>
            <text:p text:style-name="P22">print "2 + 2 = [$added_1]\n";</text:p>
            <text:p text:style-name="P22"/>
            <text:p text:style-name="P22"># Call the method 'add' directly via the module.</text:p>
            <text:p text:style-name="P22">my $added_2=AN::Tut::Sample1-&gt;add(2, 2);</text:p>
            <text:p text:style-name="P22">print "2 + 2 = [$added_2]\n";</text:p>
            <text:p text:style-name="P22"/>
            <text:p text:style-name="P22">exit 0;</text:p>
          </table:table-cell>
        </table:table-row>
      </table:table>
      <text:p text:style-name="P14"/>
      <text:p text:style-name="P14"/>
      <text:h text:style-name="Heading_20_2" text:outline-level="2">Our First Module; Sample1.pm</text:h>
      <text:p text:style-name="P14"/>
      <text:p text:style-name="P14">This is the actual module. It contains only two methods; the '<text:span text:style-name="T1">new</text:span>' constructor method and the '<text:span text:style-name="T1">add</text:span>' method.</text:p>
      <text:p text:style-name="P14"/>
      <table:table table:name="Table2" table:style-name="Table2">
        <table:table-column table:style-name="Table2.A"/>
        <table:table-row>
          <table:table-cell table:style-name="Table2.A1" office:value-type="string">
            <text:p text:style-name="P21">/usr/share/perl5/AN/Tut/Sample1.pm</text:p>
          </table:table-cell>
        </table:table-row>
        <table:table-row>
          <table:table-cell table:style-name="Table2.A2" office:value-type="string">
            <text:p text:style-name="P22">package AN::Tut::Sample1;</text:p>
            <text:p text:style-name="P22"/>
            <text:p text:style-name="P22"># This just sets perl to be strict about how it runs and to die in a way</text:p>
            <text:p text:style-name="P22"># more compatible with the caller.</text:p>
            <text:p text:style-name="P22">use strict;</text:p>
            <text:p text:style-name="P22">use warnings;</text:p>
            <text:p text:style-name="P22">use Carp;</text:p>
            <text:p text:style-name="P22"/>
            <text:p text:style-name="P22"># My constructor method</text:p>
            <text:p text:style-name="P22">sub new</text:p>
            <text:p text:style-name="P22">{</text:p>
            <text:p text:style-name="P22"><text:tab/># gets the Package name.</text:p>
            <text:p text:style-name="P22"><text:tab/>my $class=shift;</text:p>
            <text:p text:style-name="P22"><text:tab/>print "The first argument passed into my constructor method is the 'class': [$class]\n";</text:p>
            <text:p text:style-name="P22"><text:tab/></text:p>
            <text:p text:style-name="P22"><text:tab/># Create an anonymous hash reference for later use.</text:p>
            <text:p text:style-name="P22"><text:tab/>my $self={};</text:p>
            <text:p text:style-name="P22"><text:tab/>print "This is what the simple hash reference 'self' looks like at first: [$self]\n";</text:p>
            <text:p text:style-name="P22"><text:tab/></text:p>
            <text:p text:style-name="P22"><text:tab/>bless ($self, $class);<text:tab/># Associate 'self' as an object in 'class'.</text:p>
            <text:p text:style-name="P22"><text:tab/>print "This is what the hash ref. 'self' looks like after being 'bless'ed into this class: [$self]\n";</text:p>
            <text:p text:style-name="P22"><text:tab/></text:p>
            <text:p text:style-name="P22"><text:tab/>return ($self);</text:p>
            <text:p text:style-name="P22">}</text:p>
            <text:p text:style-name="P22"/>
            <text:p text:style-name="P22"># My addition method</text:p>
            <text:p text:style-name="P22">sub add</text:p>
            <text:p text:style-name="P22">{</text:p>
            <text:p text:style-name="P22"><text:tab/># I expect this to be called via the object returned by the constructor</text:p>
            <text:p text:style-name="P22"><text:tab/># method.</text:p>
            <text:p text:style-name="P22"><text:tab/>my $self=shift;</text:p>
            <text:p text:style-name="P22"><text:tab/>print "The first argument passed into my 'add' method: [$self]\n";</text:p>
            <text:p text:style-name="P22"><text:tab/></text:p>
            <text:p text:style-name="P22"><text:tab/># Pick up my two numbers.</text:p>
            <text:p text:style-name="P22"><text:soft-page-break/><text:tab/>my $num_a=shift;</text:p>
            <text:p text:style-name="P22"><text:tab/>my $num_b=shift;</text:p>
            <text:p text:style-name="P22"><text:tab/></text:p>
            <text:p text:style-name="P22"><text:tab/># Just a little sanity check.</text:p>
            <text:p text:style-name="P22"><text:tab/>if (($num_a !~ /(^-?)\d+(\.\d+)?/) || ($num_b !~ /(^-?)\d+(\.\d+)?/))</text:p>
            <text:p text:style-name="P22"><text:tab/>{</text:p>
            <text:p text:style-name="P22"><text:tab/><text:tab/>croak "The method 'AN::Tut::Sample1-&gt;add' needs to be passed two numbers.\n";</text:p>
            <text:p text:style-name="P22"><text:tab/>}</text:p>
            <text:p text:style-name="P22"><text:tab/></text:p>
            <text:p text:style-name="P22"><text:tab/># Do the math.</text:p>
            <text:p text:style-name="P22"><text:tab/>my $result=$num_a + $num_b;</text:p>
            <text:p text:style-name="P22"><text:tab/></text:p>
            <text:p text:style-name="P22"><text:tab/># Return the results.</text:p>
            <text:p text:style-name="P22"><text:tab/>return ($result);</text:p>
            <text:p text:style-name="P22">}</text:p>
            <text:p text:style-name="P22"/>
            <text:p text:style-name="P22">1;</text:p>
          </table:table-cell>
        </table:table-row>
      </table:table>
      <text:p text:style-name="P14"/>
      <text:p text:style-name="P14"/>
      <text:h text:style-name="Heading_20_2" text:outline-level="2">Step Through the Module; 'AN::Tut::Sample1'</text:h>
      <text:p text:style-name="P14"/>
      <text:p text:style-name="P14">Let's start by stepping through the '<text:span text:style-name="T1">AN::Tut::Sample1</text:span>' file and talk about each section.</text:p>
      <text:p text:style-name="P14"/>
      <text:p text:style-name="P14"/>
      <text:h text:style-name="Heading_20_3" text:outline-level="3">Function: package</text:h>
      <text:p text:style-name="P14"/>
      <text:p text:style-name="P14">The first line is the 'package' function.</text:p>
      <table:table table:name="Table4" table:style-name="Table4">
        <table:table-column table:style-name="Table4.A"/>
        <table:table-row>
          <table:table-cell table:style-name="Table4.A1" office:value-type="string">
            <text:p text:style-name="P20">package AN::Tut::Sample1;</text:p>
          </table:table-cell>
        </table:table-row>
      </table:table>
      <text:p text:style-name="P14"/>
      <text:p text:style-name="P14">This function sets the scope of the '<text:span text:style-name="T1">AN::Tut::Sample1</text:span>' package. It is traditionally at the top of the module file, but doesn't strictly need to be. Anything within the scope of the '<text:span text:style-name="T1">package</text:span>' call will be loaded by the calling script. For example, let's say I had something like this:</text:p>
      <text:p text:style-name="P14"/>
      <text:p text:style-name="P14"/>
      <table:table table:name="Table5" table:style-name="Table5">
        <table:table-column table:style-name="Table5.A"/>
        <table:table-row>
          <table:table-cell table:style-name="Table5.A1" office:value-type="string">
            <text:p text:style-name="P11">sub blah</text:p>
            <text:p text:style-name="P11">{</text:p>
            <text:p text:style-name="P22"><text:tab/>print “Interesting things!\n”;</text:p>
            <text:p text:style-name="P11">}</text:p>
            <text:p text:style-name="P11"/>
            <text:p text:style-name="P11">package AN::Tut::Sample1;</text:p>
            <text:p text:style-name="P11">...</text:p>
          </table:table-cell>
        </table:table-row>
      </table:table>
      <text:p text:style-name="P14"/>
      <text:p text:style-name="P14">The subroutine '<text:span text:style-name="T1">blah</text:span>' would <text:span text:style-name="T5">not</text:span><text:span text:style-name="T7"> be a method available in the '</text:span><text:span text:style-name="T2">AN::Tut::Sample1</text:span><text:span text:style-name="T7">' package as it is outside the package scope.</text:span></text:p>
      <text:p text:style-name="P14"/>
      <text:p text:style-name="P14"/>
      <text:h text:style-name="Heading_20_3" text:outline-level="3">The 'BEGIN' Block</text:h>
      <text:p text:style-name="P14"/>
      <text:p text:style-name="P14">At this time, this isn't really needed, but I like to be in the habit of setting versions in my modules. This will be useful later if you want to ensure that a script is using a particular version of a module (or higher) later.</text:p>
      <text:p text:style-name="P14"/>
      <text:p text:style-name="P14"/>
      <text:p text:style-name="P14"/>
      <text:p text:style-name="P14"/>
      <table:table table:name="Table6" table:style-name="Table6">
        <table:table-column table:style-name="Table6.A"/>
        <text:soft-page-break/>
        <table:table-row>
          <table:table-cell table:style-name="Table6.A1" office:value-type="string">
            <text:p text:style-name="P10"># This sets the version of this file. It will be useful later.</text:p>
            <text:p text:style-name="P10">BEGIN</text:p>
            <text:p text:style-name="P10">{</text:p>
            <text:p text:style-name="P10"><text:tab/>our $VERSION="0.1.001";</text:p>
            <text:p text:style-name="P11">}</text:p>
          </table:table-cell>
        </table:table-row>
      </table:table>
      <text:p text:style-name="P14"/>
      <text:p text:style-name="P14"/>
      <text:h text:style-name="Heading_20_3" text:outline-level="3">Setting up the Environment</text:h>
      <text:p text:style-name="P14"/>
      <text:p text:style-name="P14">The only thing of note here is the '<text:span text:style-name="T1">use Carp</text:span>' module. This allows me to have the module '<text:span text:style-name="T1">die</text:span>' (<text:span text:style-name="T1">croak</text:span>) or '<text:span text:style-name="T1">warn</text:span>' (<text:span text:style-name="T1">carp</text:span>) in a way friendlier for the calling program. Please see '<text:span text:style-name="T1">perldoc Carp</text:span>' for details.</text:p>
      <text:p text:style-name="P14"/>
      <table:table table:name="Table7" table:style-name="Table7">
        <table:table-column table:style-name="Table7.A"/>
        <table:table-row>
          <table:table-cell table:style-name="Table7.A1" office:value-type="string">
            <text:p text:style-name="P11"># This just sets perl to be strict about how it runs and to die in a way</text:p>
            <text:p text:style-name="P11"># more compatible with the caller.</text:p>
            <text:p text:style-name="P11">use strict;</text:p>
            <text:p text:style-name="P11">use warnings;</text:p>
            <text:p text:style-name="P11">use Carp;</text:p>
          </table:table-cell>
        </table:table-row>
      </table:table>
      <text:p text:style-name="P14"/>
      <text:p text:style-name="P14"/>
      <text:h text:style-name="Heading_20_3" text:outline-level="3">The Constructor Method</text:h>
      <text:p text:style-name="P14"/>
      <text:p text:style-name="P14">The constructor method is useful for storing values, setting options and so on within a given invocation of the module. I'll go into this more in the next example. We will see in the next example how we could use the constructor to record how many times a method is called and store the last arguments sent to a method. For now though, let's keep it simple.</text:p>
      <text:p text:style-name="P14"/>
      <text:p text:style-name="P14">Modules do not need this, per-se, as we will see when we call the '<text:span text:style-name="T1">add</text:span>' method later.</text:p>
      <text:p text:style-name="P14"/>
      <table:table table:name="Table8" table:style-name="Table8">
        <table:table-column table:style-name="Table8.A"/>
        <table:table-row>
          <table:table-cell table:style-name="Table8.A1" office:value-type="string">
            <text:p text:style-name="P11"># My constructor method</text:p>
            <text:p text:style-name="P11">sub new</text:p>
            <text:p text:style-name="P11">{</text:p>
            <text:p text:style-name="P11"><text:tab/># gets the Package name.</text:p>
            <text:p text:style-name="P11"><text:tab/>my $class=shift;</text:p>
            <text:p text:style-name="P11"><text:tab/>print "The first argument passed into my constructor method is the 'class': [$class]\n";</text:p>
            <text:p text:style-name="P11"><text:tab/></text:p>
            <text:p text:style-name="P11"><text:tab/># Create an anonymous hash reference for later use.</text:p>
            <text:p text:style-name="P11"><text:tab/>my $self={};</text:p>
            <text:p text:style-name="P11"><text:tab/>print "This is what the simple hash reference 'self' looks like at first: [$self]\n";</text:p>
            <text:p text:style-name="P11"><text:tab/></text:p>
            <text:p text:style-name="P11"><text:tab/>bless ($self, $class);<text:tab/># Associate 'self' as an object in 'class'.</text:p>
            <text:p text:style-name="P11"><text:tab/>print "This is what the hash reference 'self' looks like after being 'bless'ed into this class: [$self]\n";</text:p>
            <text:p text:style-name="P11"><text:tab/></text:p>
            <text:p text:style-name="P11"><text:tab/>return ($self);</text:p>
            <text:p text:style-name="P11">}</text:p>
          </table:table-cell>
        </table:table-row>
      </table:table>
      <text:p text:style-name="P14"/>
      <text:p text:style-name="P14">Let's look at a few things now:</text:p>
      <text:p text:style-name="P14"/>
      <text:p text:style-name="P14"/>
      <text:h text:style-name="Heading_20_4" text:outline-level="4">sub new</text:h>
      <text:p text:style-name="P14"/>
      <text:p text:style-name="P14">The name '<text:span text:style-name="T1">new</text:span>' itself is nothing special. I could just as easily have called this method '<text:span text:style-name="T1">constructor</text:span>', '<text:span text:style-name="T1">glarb</text:span>' or '<text:span text:style-name="T1">wow</text:span>'... Perl doesn't care. The only thing to be said for the word '<text:span text:style-name="T1">new</text:span>' is that it is probably the most often used name for constructor methods, so it might make the most sense to users of your module.</text:p>
      <text:h text:style-name="Heading_20_4" text:outline-level="4"><text:soft-page-break/>my $class=shift;</text:h>
      <text:p text:style-name="P14"/>
      <text:p text:style-name="P14">When a method is called directly, the first argument passed into it is the name of the package. In our case, this is '<text:span text:style-name="T1">AN::Tut::Sample1</text:span>'. This is the module's “class”, or name space. This will be used in a moment by '<text:span text:style-name="T1">bless</text:span>'.</text:p>
      <text:p text:style-name="P14"/>
      <text:p text:style-name="P14"/>
      <text:h text:style-name="Heading_20_4" text:outline-level="4">my $self={};</text:h>
      <text:p text:style-name="P14"/>
      <text:p text:style-name="P14">This is a string variable that stores a pointer to an anonymous hash. In the real world, and as we will see in the next example, this would be where we'd store module-wide data. For now though, to keep things simple, we'll leave it empty and focus on what it looks like from invocation and through 'bless'ing.</text:p>
      <text:p text:style-name="P14"/>
      <text:p text:style-name="P14">If the syntax seems a bit off, I could have written:</text:p>
      <text:p text:style-name="P14"/>
      <table:table table:name="Table9" table:style-name="Table9">
        <table:table-column table:style-name="Table9.A"/>
        <table:table-row>
          <table:table-cell table:style-name="Table9.A1" office:value-type="string">
            <text:p text:style-name="P11">my %self;</text:p>
            <text:p text:style-name="P11">my $self=\%self;</text:p>
          </table:table-cell>
        </table:table-row>
      </table:table>
      <text:p text:style-name="P14"/>
      <text:p text:style-name="P14">This is exactly the same as above. If this still doesn't seem clear, please look at '<text:span text:style-name="T1">perldoc perlref</text:span>'.</text:p>
      <text:p text:style-name="P14"/>
      <text:p text:style-name="P14"/>
      <text:h text:style-name="Heading_20_4" text:outline-level="4">The 'add' Method</text:h>
      <text:p text:style-name="P14"/>
      <text:p text:style-name="P14">The biggest thing to note here is the the first argument passed into the function. I've called the variable that will pick up this argument '<text:span text:style-name="T1">self</text:span>' because I anticipate that this method will be called using the object returned by my '<text:span text:style-name="T1">new</text:span>' constructor method described above. This would look like:</text:p>
      <text:p text:style-name="P14"/>
      <table:table table:name="Table11" table:style-name="Table11">
        <table:table-column table:style-name="Table11.A"/>
        <table:table-row>
          <table:table-cell table:style-name="Table11.A1" office:value-type="string">
            <text:p text:style-name="P11"># Call 'add' using the object returned by my constructor method.</text:p>
            <text:p text:style-name="P11">my $an=AN::Tut::Sample1-&gt;new();</text:p>
            <text:p text:style-name="P11">$an-&gt;add(2, 2);</text:p>
          </table:table-cell>
        </table:table-row>
      </table:table>
      <text:p text:style-name="P14"/>
      <text:p text:style-name="P14">In this case, the first argument passed in is the '<text:span text:style-name="T1">bless</text:span>'ed hash reference.</text:p>
      <text:p text:style-name="P14"/>
      <text:p text:style-name="P14">However:</text:p>
      <text:p text:style-name="P14"/>
      <text:p text:style-name="P14">If the user calls this method directly, the first argument passed in will be the module's class, it's name space. Specifically, the name following the '<text:span text:style-name="T1">package</text:span>' function. If the user does this, nothing stored in the '<text:span text:style-name="T1">bless</text:span>'ed '<text:span text:style-name="T1">$s</text:span><text:span text:style-name="T1">elf</text:span>' hash reference will be available. In this case, that is fine as the constructor does nothing yet. As we'll see shortly, the '<text:span text:style-name="T1">new</text:span>' method will work just fine in either case.</text:p>
      <text:p text:style-name="P14"/>
      <table:table table:name="Table10" table:style-name="Table10">
        <table:table-column table:style-name="Table10.A"/>
        <table:table-row>
          <table:table-cell table:style-name="Table10.A1" office:value-type="string">
            <text:p text:style-name="P11"># My addition method</text:p>
            <text:p text:style-name="P11">sub add</text:p>
            <text:p text:style-name="P11">{</text:p>
            <text:p text:style-name="P11"><text:tab/># I expect this to be called via the object returned by the constructor</text:p>
            <text:p text:style-name="P11"><text:tab/># method.</text:p>
            <text:p text:style-name="P11"><text:tab/>my $self=shift;<text:tab/><text:tab/></text:p>
            <text:p text:style-name="P11"><text:tab/>print "The first argument passed into my 'add' method: [$self]\n";</text:p>
            <text:p text:style-name="P11"><text:tab/></text:p>
            <text:p text:style-name="P11"><text:tab/># Pick up my two numbers.</text:p>
            <text:p text:style-name="P11"><text:tab/>my $num_a=shift;</text:p>
            <text:p text:style-name="P11"><text:tab/>my $num_b=shift;</text:p>
            <text:p text:style-name="P11"><text:tab/></text:p>
            <text:p text:style-name="P11"><text:tab/># Just a little sanity check.</text:p>
            <text:p text:style-name="P11"><text:tab/>if (($num_a !~ /(^-?)\d+(\.\d+)?/) || ($num_b !~ /(^-?)\d+(\.\d+)?/))</text:p>
            <text:p text:style-name="P11"><text:tab/>{</text:p>
            <text:p text:style-name="P11"><text:soft-page-break/><text:tab/><text:tab/>croak "The method 'AN::Tut::Sample1-&gt;add' needs to be passed two numbers.\n";</text:p>
            <text:p text:style-name="P11"><text:tab/>}</text:p>
            <text:p text:style-name="P11"><text:tab/></text:p>
            <text:p text:style-name="P11"><text:tab/># Do the math.</text:p>
            <text:p text:style-name="P11"><text:tab/>my $result=$num_a + $num_b;</text:p>
            <text:p text:style-name="P11"><text:tab/></text:p>
            <text:p text:style-name="P11"><text:tab/># Return the results.</text:p>
            <text:p text:style-name="P11"><text:tab/>return ($result);</text:p>
            <text:p text:style-name="P11">}</text:p>
          </table:table-cell>
        </table:table-row>
      </table:table>
      <text:p text:style-name="P14"/>
      <text:p text:style-name="P14">Other than the first passed argument, the rest of this method works like any old subroutine.</text:p>
      <text:p text:style-name="P14"/>
      <text:p text:style-name="P14"/>
      <text:h text:style-name="Heading_20_4" text:outline-level="4">Closing the Module</text:h>
      <text:p text:style-name="P14"/>
      <text:p text:style-name="P14">If you are familiar with writing libraries then this will be familiar.</text:p>
      <text:p text:style-name="P14"/>
      <text:p text:style-name="P14">When the module is loaded, it must end with '<text:span text:style-name="T1">1;</text:span>' so that the '<text:span text:style-name="T1">use AN::Tut::Sample1</text:span>' returns a success.</text:p>
      <text:p text:style-name="P14"/>
      <table:table table:name="Table12" table:style-name="Table12">
        <table:table-column table:style-name="Table12.A"/>
        <table:table-row>
          <table:table-cell table:style-name="Table12.A1" office:value-type="string">
            <text:p text:style-name="P11">1;</text:p>
          </table:table-cell>
        </table:table-row>
      </table:table>
      <text:p text:style-name="P14"/>
      <text:p text:style-name="P14"/>
      <text:h text:style-name="Heading_20_2" text:outline-level="2">The 'sample1.pl' script</text:h>
      <text:p text:style-name="P14"/>
      <text:p text:style-name="P14">Before we step through the '<text:span text:style-name="T1">sample1.pl</text:span>' script itself, lets take a look at the output printed when we run it. This way, as we step through it, we can talk about the relevant output at the same time.</text:p>
      <text:p text:style-name="P14"/>
      <text:p text:style-name="P14"/>
      <text:h text:style-name="Heading_20_3" text:outline-level="3">Output From Running 'sample1.pl'</text:h>
      <text:p text:style-name="P14"/>
      <text:p text:style-name="P14">This shows the output printed to the shell when the '<text:span text:style-name="T1">sample1.pl</text:span>' script is called. Notice the difference of what it passed to the '<text:span text:style-name="T1">add</text:span>' method when it's called via the '<text:span text:style-name="T1">new</text:span>' constructor versus being called directly? At this point, it makes no difference at all, but very shortly it will.</text:p>
      <text:p text:style-name="P14"/>
      <table:table table:name="Table3" table:style-name="Table3">
        <table:table-column table:style-name="Table3.A"/>
        <table:table-row>
          <table:table-cell table:style-name="Table3.A1" office:value-type="string">
            <text:p text:style-name="P21">/usr/share/perl5/AN/Tut/sample1.pl</text:p>
          </table:table-cell>
        </table:table-row>
        <table:table-row>
          <table:table-cell table:style-name="Table3.A2" office:value-type="string">
            <text:p text:style-name="P22">Here is what happens when I call the 'new' constructor method. </text:p>
            <text:p text:style-name="P22">The first argument passed into my constructor method is the 'class': [AN::Tut::Sample1] </text:p>
            <text:p text:style-name="P22">This is what the simple hash reference 'self' looks like at first: [HASH(0x945d880)] </text:p>
            <text:p text:style-name="P22">This is what the hash reference 'self' looks like after being 'bless'ed into this class: [AN::Tut::Sample1=HASH(0x945d880)] </text:p>
            <text:p text:style-name="P22">Now, this is what my 'an' object looks like: [AN::Tut::Sample1=HASH(0x945d880)] </text:p>
            <text:p text:style-name="P22">The first argument passed into my 'add' method: [AN::Tut::Sample1=HASH(0x945d880)] </text:p>
            <text:p text:style-name="P22">2 + 2 = [4] </text:p>
            <text:p text:style-name="P22">The first argument passed into my 'add' method: [AN::Tut::Sample1] </text:p>
            <text:p text:style-name="P22">2 + 2 = [4] </text:p>
          </table:table-cell>
        </table:table-row>
      </table:table>
      <text:p text:style-name="P14"/>
      <text:p text:style-name="P14">In brief; we call the '<text:span text:style-name="T1">new</text:span>' constructor method which in turn shows what happens in that method. Then I call the '<text:span text:style-name="T1">add</text:span>' method using the object returned by '<text:span text:style-name="T1">new</text:span>' and print the results. Secondly, I call '<text:span text:style-name="T1">add</text:span>' again with the same arguments to compare what happens differently in the '<text:span text:style-name="T1">add</text:span>' method when called directly.</text:p>
      <text:p text:style-name="P14"/>
      <text:p text:style-name="P14"/>
      <text:h text:style-name="Heading_20_3" text:outline-level="3"><text:soft-page-break/>Loading Modules</text:h>
      <text:p text:style-name="P14"/>
      <text:p text:style-name="P14">The first two modules are the usual, built-in modules that tell perl to be picky about what it fails on. </text:p>
      <text:p text:style-name="P14"/>
      <table:table table:name="Table19" table:style-name="Table19">
        <table:table-column table:style-name="Table19.A"/>
        <table:table-row>
          <table:table-cell table:style-name="Table19.A1" office:value-type="string">
            <text:p text:style-name="P11">#!/usr/bin/perl</text:p>
            <text:p text:style-name="P11"/>
            <text:p text:style-name="P11"># This just sets perl to be strict about how it runs.</text:p>
            <text:p text:style-name="P11">use strict;</text:p>
            <text:p text:style-name="P11">use warnings;</text:p>
          </table:table-cell>
        </table:table-row>
      </table:table>
      <text:p text:style-name="P14"/>
      <text:p text:style-name="P14">Then we load our module.</text:p>
      <text:p text:style-name="P14"/>
      <table:table table:name="Table20" table:style-name="Table20">
        <table:table-column table:style-name="Table20.A"/>
        <table:table-row>
          <table:table-cell table:style-name="Table20.A1" office:value-type="string">
            <text:p text:style-name="P11"># Load my module.</text:p>
            <text:p text:style-name="P11">use AN::Tut::Sample1;</text:p>
          </table:table-cell>
        </table:table-row>
      </table:table>
      <text:p text:style-name="P14"/>
      <text:p text:style-name="P14">What we've done here is tell perl to look for the module '<text:span text:style-name="T1">AN::Tut::Sample1</text:span>' and load anything in it's name space, specifically, anything in the scope of the '<text:span text:style-name="T1">package</text:span>' function. </text:p>
      <text:p text:style-name="P14"/>
      <text:p text:style-name="P14">You probably noticed that the '<text:span text:style-name="T1">AN</text:span>' sub directory was not added to the '<text:span text:style-name="T1">@INC</text:span>' array, but the module can still be found. You will remember that perl looks at the module name and converts the double-colons '<text:span text:style-name="T1">::</text:span>' into directory delimiters. Therefore, perl actually looks for '<text:span text:style-name="T1">AN/Sample1.pm</text:span>' within the directories in '<text:span text:style-name="T1">@INC</text:span>', not simply '<text:span text:style-name="T1">Sample1.pm</text:span>'.</text:p>
      <text:p text:style-name="P14"/>
      <text:p text:style-name="P14">In our module, we set a version in the '<text:span text:style-name="T1">BEGIN</text:span>' block. <text:s/>You likely also noticed that the variable was in all capital letters. This is a special variable that we can use to ensure in our calling script that the module is of a certain version or newer. We don't actually do this here, to keep things simple, but you can modify the '<text:span text:style-name="T1">use</text:span>' line above to specify a certain version. To do so, change the line to:</text:p>
      <text:p text:style-name="P14"/>
      <table:table table:name="Table21" table:style-name="Table21">
        <table:table-column table:style-name="Table21.A"/>
        <table:table-row>
          <table:table-cell table:style-name="Table21.A1" office:value-type="string">
            <text:p text:style-name="P11"># Load my module.</text:p>
            <text:p text:style-name="P11">use AN::Tut::Sample1 0.1.001;</text:p>
          </table:table-cell>
        </table:table-row>
      </table:table>
      <text:p text:style-name="P14"/>
      <text:p text:style-name="P14">In this case, perl will fail at compile time if the module version it finds is too old. For example, if you instead changed the version to, say, '<text:span text:style-name="T1">0.1.002</text:span>' and tried to run the script, you would see the error:</text:p>
      <text:p text:style-name="P14"/>
      <table:table table:name="Table22" table:style-name="Table22">
        <table:table-column table:style-name="Table22.A"/>
        <table:table-row>
          <table:table-cell table:style-name="Table22.A1" office:value-type="string">
            <text:p text:style-name="P11">AN::Tut::Sample1 version v0.1.2 required--this is only version v0.1.1 at ./sample1.pl line 14. </text:p>
            <text:p text:style-name="P11">BEGIN failed--compilation aborted at ./sample1.pl line 14. </text:p>
          </table:table-cell>
        </table:table-row>
      </table:table>
      <text:p text:style-name="P14"/>
      <text:p text:style-name="P14">We won't explore this further in this paper, but it was worth mentioning that we could see how this works.</text:p>
      <text:p text:style-name="P14"/>
      <text:p text:style-name="P14"/>
      <text:h text:style-name="Heading_20_3" text:outline-level="3">Creating an Object to Access our Module's Methods</text:h>
      <text:p text:style-name="P14"/>
      <text:p text:style-name="P14">We want to show what happens when we call the '<text:span text:style-name="T1">add</text:span>' method using the object returned by our constructor method versus calling the method directly. To do this, we must first call the constructor and store the returned object in a string variable. Once we have this, we will print the contents of the object.</text:p>
      <text:p text:style-name="P14"/>
      <table:table table:name="Table23" table:style-name="Table23">
        <table:table-column table:style-name="Table23.A"/>
        <table:table-row>
          <table:table-cell table:style-name="Table23.A1" office:value-type="string">
            <text:p text:style-name="P11"># Call my constructor method and show the user what is happening.</text:p>
            <text:p text:style-name="P11">print "Here is what happens when I call the 'new' constructor method.\n";</text:p>
            <text:p text:style-name="P11">my $an=AN::Tut::Sample1-&gt;new();</text:p>
            <text:p text:style-name="P11">print "Now, this is what my 'an' object looks like: [$an]\n";</text:p>
          </table:table-cell>
        </table:table-row>
      </table:table>
      <text:p text:style-name="P14"/>
      <text:p text:style-name="P14">You will notice once we run this script that the contents of '<text:span text:style-name="T1">$an</text:span>' will match the '<text:span text:style-name="T1">bless</text:span>'ed version of the module's internal '<text:span text:style-name="T1">$self</text:span>' hash reference. The code above generates this output:</text:p>
      <text:p text:style-name="P14"><text:soft-page-break/></text:p>
      <table:table table:name="Table26" table:style-name="Table26">
        <table:table-column table:style-name="Table26.A"/>
        <table:table-row>
          <table:table-cell table:style-name="Table26.A1" office:value-type="string">
            <text:p text:style-name="P11">Here is what happens when I call the 'new' constructor method. </text:p>
            <text:p text:style-name="P11">The first argument passed into my constructor method is the 'class': [AN::Tut::Sample1] </text:p>
            <text:p text:style-name="P11">This is what the simple hash reference 'self' looks like at first: [HASH(0x9271880)] </text:p>
            <text:p text:style-name="P11">This is what the hash reference 'self' looks like after being 'bless'ed into this class: [AN::Tut::Sample1=HASH(0x9271880)] </text:p>
            <text:p text:style-name="P11">Now, this is what my 'an' object looks like: [AN::Tut::Sample1=HASH(0x9271880)]</text:p>
          </table:table-cell>
        </table:table-row>
      </table:table>
      <text:p text:style-name="P14"/>
      <text:p text:style-name="P14">We can see that the first and last lines come from the '<text:span text:style-name="T1">sample1.pl</text:span>' script and the rest of the lines are printed by '<text:span text:style-name="T1">AN::Tut::Sample1</text:span>'s '<text:span text:style-name="T1">new</text:span>' constructor. Pay attention to how the module's class is the argument passed in, what the '<text:span text:style-name="T1">$self</text:span>' hash reference looks like at first and how the module's class get prefixed to this hash reference by the '<text:span text:style-name="T1">bless</text:span>' function. This is how the object returned to the caller is constructed and will become the instance of this module.</text:p>
      <text:p text:style-name="P14"/>
      <text:p text:style-name="P14"/>
      <text:h text:style-name="Heading_20_3" text:outline-level="3">Call the 'add' Method Via the Module's Object</text:h>
      <text:p text:style-name="P14"/>
      <text:p text:style-name="P14">First I will call the '<text:span text:style-name="T1">add</text:span>' method using the object, then, we will call it again directly. Thanks to the '<text:span text:style-name="T1">print</text:span>' statement in the '<text:span text:style-name="T1">add</text:span>' method, you will see that the first argument passed into the method differs in either case. When called using '<text:span text:style-name="T1">$an</text:span>', the first argument it receives is the module's object, which again is the '<text:span text:style-name="T1">bless</text:span>'ed '<text:span text:style-name="T1">$self</text:span>' hash reference. When called directly, you will see that the first <text:s/>argument is the module's class, which is the name set by the '<text:span text:style-name="T1">package</text:span>' function.</text:p>
      <text:p text:style-name="P14"/>
      <text:p text:style-name="P14"/>
      <text:h text:style-name="Heading_20_4" text:outline-level="4">Calling 'add' Via the Module's Object</text:h>
      <text:p text:style-name="P14"/>
      <text:p text:style-name="P14">Watch when this portion of '<text:span text:style-name="T1">sample1.pl</text:span>' runs.</text:p>
      <text:p text:style-name="P14"/>
      <table:table table:name="Table24" table:style-name="Table24">
        <table:table-column table:style-name="Table24.A"/>
        <table:table-row>
          <table:table-cell table:style-name="Table24.A1" office:value-type="string">
            <text:p text:style-name="P11"># Call the method 'add' using my 'an' object.</text:p>
            <text:p text:style-name="P11">my $added_1=$an-&gt;add(2, 2);</text:p>
            <text:p text:style-name="P11">print "2 + 2 = [$added_1]\n";</text:p>
          </table:table-cell>
        </table:table-row>
      </table:table>
      <text:p text:style-name="P14"/>
      <text:p text:style-name="P14">You will see a combination of the '<text:span text:style-name="T1">print</text:span>' from the '<text:span text:style-name="T1">add</text:span>' method followed by the simple '<text:span text:style-name="T1">print</text:span>' above.</text:p>
      <text:p text:style-name="P14"/>
      <table:table table:name="Table13" table:style-name="Table13">
        <table:table-column table:style-name="Table13.A"/>
        <table:table-row>
          <table:table-cell table:style-name="Table13.A1" office:value-type="string">
            <text:p text:style-name="P11">The first argument passed into my 'add' method: [AN::Tut::Sample1=HASH(0x9271880)] </text:p>
            <text:p text:style-name="P11">2 + 2 = [4] </text:p>
          </table:table-cell>
        </table:table-row>
      </table:table>
      <text:p text:style-name="P14"/>
      <text:p text:style-name="P14">Take notice of how the argument passed into the method is the object used to call it.</text:p>
      <text:p text:style-name="P14"/>
      <text:p text:style-name="P14"/>
      <text:h text:style-name="Heading_20_4" text:outline-level="4">Calling 'add' Directly</text:h>
      <text:p text:style-name="P14"/>
      <text:p text:style-name="P14">This time we call the '<text:span text:style-name="T1">add</text:span>' method directly. </text:p>
      <text:p text:style-name="P14"/>
      <table:table table:name="Table27" table:style-name="Table27">
        <table:table-column table:style-name="Table27.A"/>
        <table:table-row>
          <table:table-cell table:style-name="Table27.A1" office:value-type="string">
            <text:p text:style-name="P11"># Call the method 'add' directly via the module.</text:p>
            <text:p text:style-name="P11">my $added_2=AN::Tut::Sample1-&gt;add(2, 2);</text:p>
            <text:p text:style-name="P11">print "2 + 2 = [$added_2]\n";</text:p>
          </table:table-cell>
        </table:table-row>
      </table:table>
      <text:p text:style-name="P14"/>
      <text:p text:style-name="P14">This time, the '<text:span text:style-name="T1">add</text:span>' method prints a line showing that the first argument passed in is the module's class.</text:p>
      <text:p text:style-name="P14"/>
      <table:table table:name="Table28" table:style-name="Table28">
        <table:table-column table:style-name="Table28.A"/>
        <table:table-row>
          <table:table-cell table:style-name="Table28.A1" office:value-type="string">
            <text:p text:style-name="P11">The first argument passed into my 'add' method: [AN::Tut::Sample1] </text:p>
            <text:p text:style-name="P11">2 + 2 = [4] </text:p>
          </table:table-cell>
        </table:table-row>
      </table:table>
      <text:p text:style-name="P14"><text:soft-page-break/></text:p>
      <text:h text:style-name="Heading_20_1" text:outline-level="1">Our Second Module; AN::Tut::Sample2</text:h>
      <text:p text:style-name="P14"/>
      <text:p text:style-name="P14">This module is simply an expansion of our first module. The difference is that now we will make use of the module's object. We add five methods to this module. Two are meant to be used by the user and three are “<text:span text:style-name="T5">private methods</text:span>”. <text:s/></text:p>
      <text:p text:style-name="P14"/>
      <text:p text:style-name="P14"/>
      <text:h text:style-name="Heading_20_2" text:outline-level="2">The New Module; Sample2.pm</text:h>
      <text:p text:style-name="P14"/>
      <text:p text:style-name="P14">This is the new module, '<text:span text:style-name="T1">AN::Tut::Sample2</text:span>', with the five new methods and an expanded constructor.</text:p>
      <text:p text:style-name="P14"/>
      <table:table table:name="Table30" table:style-name="Table30">
        <table:table-column table:style-name="Table30.A"/>
        <table:table-row>
          <table:table-cell table:style-name="Table30.A1" office:value-type="string">
            <text:p text:style-name="P21">/usr/share/perl5/AN/Tut/Sample2.pm</text:p>
          </table:table-cell>
        </table:table-row>
        <table:table-row>
          <table:table-cell table:style-name="Table30.A2" office:value-type="string">
            <text:p text:style-name="P23">package AN::Tut::Sample2;</text:p>
            <text:p text:style-name="P23"/>
            <text:p text:style-name="P23"># This sets the version of this file. It will be useful later.</text:p>
            <text:p text:style-name="P23">BEGIN</text:p>
            <text:p text:style-name="P23">{</text:p>
            <text:p text:style-name="P23"><text:tab/>our $VERSION="0.1.001";</text:p>
            <text:p text:style-name="P23">}</text:p>
            <text:p text:style-name="P23"/>
            <text:p text:style-name="P23"># This just sets perl to be strict about how it runs and to die in a way</text:p>
            <text:p text:style-name="P23"># more compatible with the caller.</text:p>
            <text:p text:style-name="P23">use strict;</text:p>
            <text:p text:style-name="P23">use warnings;</text:p>
            <text:p text:style-name="P23">use Carp;</text:p>
            <text:p text:style-name="P23"/>
            <text:p text:style-name="P23"># My constructor method</text:p>
            <text:p text:style-name="P23">sub new</text:p>
            <text:p text:style-name="P23">{</text:p>
            <text:p text:style-name="P23"><text:tab/># gets the Package name.</text:p>
            <text:p text:style-name="P23"><text:tab/>my $class=shift;</text:p>
            <text:p text:style-name="P23"><text:tab/></text:p>
            <text:p text:style-name="P23"><text:tab/># Now this hash reference will be used to store a counter of how many</text:p>
            <text:p text:style-name="P23"><text:tab/># times the module is called and how many times each method is called.</text:p>
            <text:p text:style-name="P23"><text:tab/>my $self={</text:p>
            <text:p text:style-name="P23"><text:tab/><text:tab/>CALL_COUNT<text:tab/>=&gt;<text:tab/>0,</text:p>
            <text:p text:style-name="P23"><text:tab/><text:tab/>CALLED<text:tab/><text:tab/>=&gt;<text:tab/>{</text:p>
            <text:p text:style-name="P23"><text:tab/><text:tab/><text:tab/>ADD<text:tab/><text:tab/>=&gt;<text:tab/>0,</text:p>
            <text:p text:style-name="P23"><text:tab/><text:tab/><text:tab/>SUBTRACT<text:tab/>=&gt;<text:tab/>0,</text:p>
            <text:p text:style-name="P23"><text:tab/><text:tab/>},</text:p>
            <text:p text:style-name="P23"><text:tab/>};</text:p>
            <text:p text:style-name="P23"><text:tab/></text:p>
            <text:p text:style-name="P23"><text:tab/>bless ($self, $class);<text:tab/># Associate 'self' as an object in 'class'.</text:p>
            <text:p text:style-name="P23"><text:tab/></text:p>
            <text:p text:style-name="P23"><text:tab/>return ($self);</text:p>
            <text:p text:style-name="P23">}</text:p>
            <text:p text:style-name="P23"/>
            <text:p text:style-name="P23"># My addition method</text:p>
            <text:p text:style-name="P23">sub add</text:p>
            <text:p text:style-name="P23">{</text:p>
            <text:p text:style-name="P23"><text:tab/># I expect this to be called via the object returned by the constructor</text:p>
            <text:p text:style-name="P23"><text:tab/># method. The next two arguments are the two numbers to sum up.</text:p>
            <text:p text:style-name="P23"><text:tab/>my $self=shift;</text:p>
            <text:p text:style-name="P23"><text:tab/>my $num_a=shift;</text:p>
            <text:p text:style-name="P23"><text:tab/>my $num_b=shift;</text:p>
            <text:p text:style-name="P23"><text:tab/></text:p>
            <text:p text:style-name="P23"><text:tab/># Make sure that this method is called via the module's object.</text:p>
            <text:p text:style-name="P23"><text:tab/>croak "The method 'add' must be called via the object returned by 'new'.\n" if not ref($self);</text:p>
            <text:p text:style-name="P23"><text:tab/></text:p>
            <text:p text:style-name="P23"><text:tab/># Count this call.</text:p>
            <text:p text:style-name="P23"><text:tab/>$self-&gt;_count_module;</text:p>
            <text:p text:style-name="P23"><text:tab/>$self-&gt;_count_method_add;</text:p>
            <text:p text:style-name="P23"><text:soft-page-break/><text:tab/></text:p>
            <text:p text:style-name="P23"><text:tab/># Just a little sanity check.</text:p>
            <text:p text:style-name="P23"><text:tab/>if (($num_a !~ /(^-?)\d+(\.\d+)?/) || ($num_b !~ /(^-?)\d+(\.\d+)?/))</text:p>
            <text:p text:style-name="P23"><text:tab/>{</text:p>
            <text:p text:style-name="P23"><text:tab/><text:tab/>croak "The method 'AN::Tut::Sample2-&gt;add' needs to be passed two numbers.\n";</text:p>
            <text:p text:style-name="P23"><text:tab/>}</text:p>
            <text:p text:style-name="P23"><text:tab/></text:p>
            <text:p text:style-name="P23"><text:tab/># Do the math.</text:p>
            <text:p text:style-name="P23"><text:tab/>my $result=$num_a + $num_b;</text:p>
            <text:p text:style-name="P23"><text:tab/></text:p>
            <text:p text:style-name="P23"><text:tab/># Return the results.</text:p>
            <text:p text:style-name="P23"><text:tab/>return ($result);</text:p>
            <text:p text:style-name="P23">}</text:p>
            <text:p text:style-name="P23"/>
            <text:p text:style-name="P23"># My subtraction method</text:p>
            <text:p text:style-name="P23">sub subtract</text:p>
            <text:p text:style-name="P23">{</text:p>
            <text:p text:style-name="P23"><text:tab/># I expect this to be called via the object returned by the constructor</text:p>
            <text:p text:style-name="P23"><text:tab/># method. Then I expect a number followed by the number to subtract</text:p>
            <text:p text:style-name="P23"><text:tab/># from it.</text:p>
            <text:p text:style-name="P23"><text:tab/>my $self=shift;</text:p>
            <text:p text:style-name="P23"><text:tab/>my $num_a=shift;</text:p>
            <text:p text:style-name="P23"><text:tab/>my $num_b=shift;</text:p>
            <text:p text:style-name="P23"><text:tab/></text:p>
            <text:p text:style-name="P23"><text:tab/># Make sure that this method is called via the module's object.</text:p>
            <text:p text:style-name="P23"><text:tab/>croak "The method 'subtract' must be called via the object returned by 'new'.\n" if not ref($self);</text:p>
            <text:p text:style-name="P23"><text:tab/></text:p>
            <text:p text:style-name="P23"><text:tab/># Count this call.</text:p>
            <text:p text:style-name="P23"><text:tab/>$self-&gt;_count_module;</text:p>
            <text:p text:style-name="P23"><text:tab/>$self-&gt;_count_method_subtract;</text:p>
            <text:p text:style-name="P23"><text:tab/></text:p>
            <text:p text:style-name="P23"><text:tab/># Just a little sanity check.</text:p>
            <text:p text:style-name="P23"><text:tab/>if (($num_a !~ /(^-?)\d+(\.\d+)?/) || ($num_b !~ /(^-?)\d+(\.\d+)?/))</text:p>
            <text:p text:style-name="P23"><text:tab/>{</text:p>
            <text:p text:style-name="P23"><text:tab/><text:tab/>croak "The method 'AN::Tut::Sample2-&gt;subtract' needs to be passed two numbers.\n";</text:p>
            <text:p text:style-name="P23"><text:tab/>}</text:p>
            <text:p text:style-name="P23"><text:tab/></text:p>
            <text:p text:style-name="P23"><text:tab/># Do the math.</text:p>
            <text:p text:style-name="P23"><text:tab/>my $result=$num_a - $num_b;</text:p>
            <text:p text:style-name="P23"><text:tab/></text:p>
            <text:p text:style-name="P23"><text:tab/># Return the results.</text:p>
            <text:p text:style-name="P23"><text:tab/>return ($result);</text:p>
            <text:p text:style-name="P23">}</text:p>
            <text:p text:style-name="P23"/>
            <text:p text:style-name="P23"># This simply returns how many times things have been called.</text:p>
            <text:p text:style-name="P23">sub get_counts</text:p>
            <text:p text:style-name="P23">{</text:p>
            <text:p text:style-name="P23"><text:tab/>my $self=shift;</text:p>
            <text:p text:style-name="P23"><text:tab/>croak "The method 'get_counts' must be called via the object returned by 'new'.\n" if not ref($self);</text:p>
            <text:p text:style-name="P23"><text:tab/></text:p>
            <text:p text:style-name="P23"><text:tab/># I don't actually do anything here, I just return value. The one thing</text:p>
            <text:p text:style-name="P23"><text:tab/># to note though is how I call the internal method '_count_module',</text:p>
            <text:p text:style-name="P23"><text:tab/># which will increment the overall module call to account for this</text:p>
            <text:p text:style-name="P23"><text:tab/># call, and then return the values from the 'self' hash directly so</text:p>
            <text:p text:style-name="P23"><text:tab/># that they don't increment.</text:p>
            <text:p text:style-name="P23"><text:tab/>return ($self-&gt;_count_module, $self-&gt;{CALLED}{ADD}, $self-&gt;{CALLED}{SUBTRACT});</text:p>
            <text:p text:style-name="P23">}</text:p>
            <text:p text:style-name="P23"/>
            <text:p text:style-name="P23"># My internal method to count calls to this module. Returns the current count.</text:p>
            <text:p text:style-name="P23">sub _count_module</text:p>
            <text:p text:style-name="P23">{</text:p>
            <text:p text:style-name="P23"><text:tab/>my $self=shift;</text:p>
            <text:p text:style-name="P23"><text:tab/></text:p>
            <text:p text:style-name="P23"><text:tab/># Increment by one.</text:p>
            <text:p text:style-name="P23"><text:tab/>$self-&gt;{CALL_COUNT}++;</text:p>
            <text:p text:style-name="P23"><text:tab/></text:p>
            <text:p text:style-name="P23"><text:tab/>return ($self-&gt;{CALL_COUNT});</text:p>
            <text:p text:style-name="P23">}</text:p>
            <text:p text:style-name="P23"/>
            <text:p text:style-name="P23"># My internal method to count calls to the 'add' method.</text:p>
            <text:p text:style-name="P23">sub _count_method_add</text:p>
            <text:p text:style-name="P23">{</text:p>
            <text:p text:style-name="P23"><text:tab/>my $self=shift;</text:p>
            <text:p text:style-name="P23"><text:soft-page-break/><text:tab/></text:p>
            <text:p text:style-name="P23"><text:tab/># Increment by one.</text:p>
            <text:p text:style-name="P23"><text:tab/>$self-&gt;{CALLED}{ADD}++;</text:p>
            <text:p text:style-name="P23"><text:tab/></text:p>
            <text:p text:style-name="P23"><text:tab/>return ($self-&gt;{CALLED}{ADD});</text:p>
            <text:p text:style-name="P23">}</text:p>
            <text:p text:style-name="P23"/>
            <text:p text:style-name="P23"># My internal method to count calls to the 'add' method.</text:p>
            <text:p text:style-name="P23">sub _count_method_subtract</text:p>
            <text:p text:style-name="P23">{</text:p>
            <text:p text:style-name="P23"><text:tab/>my $self=shift;</text:p>
            <text:p text:style-name="P23"><text:tab/></text:p>
            <text:p text:style-name="P23"><text:tab/># Increment by one.</text:p>
            <text:p text:style-name="P23"><text:tab/>$self-&gt;{CALLED}{SUBTRACT}++;</text:p>
            <text:p text:style-name="P23"><text:tab/></text:p>
            <text:p text:style-name="P23"><text:tab/>return ($self-&gt;{CALLED}{SUBTRACT});</text:p>
            <text:p text:style-name="P23">}</text:p>
            <text:p text:style-name="P23"/>
            <text:p text:style-name="P23">1;</text:p>
          </table:table-cell>
        </table:table-row>
      </table:table>
      <text:p text:style-name="P14"/>
      <text:p text:style-name="P14"/>
      <text:h text:style-name="Heading_20_2" text:outline-level="2">Public Versus Private Methods</text:h>
      <text:p text:style-name="P16"/>
      <text:p text:style-name="P16"><text:tab/>“<text:span text:style-name="T5">Perl doesn't have an infatuation with enforced privacy. It would prefer that you </text:span></text:p>
      <text:p text:style-name="P19"><text:tab/>stayed out of its living room because you weren't invited, not because it has a </text:p>
      <text:p text:style-name="P16"><text:span text:style-name="T5"><text:tab/>shotgun</text:span>” - Larry Wall</text:p>
      <text:p text:style-name="P16"/>
      <text:p text:style-name="P14">In truth, there is no difference between “public” and “private” methods. This is entirely a “by convention” concept. If you wish, you can call a private method, though you do so at your own risk. </text:p>
      <text:p text:style-name="P16"/>
      <text:p text:style-name="P16"/>
      <text:h text:style-name="Heading_20_3" text:outline-level="3">Public Methods</text:h>
      <text:p text:style-name="P14"/>
      <text:p text:style-name="P14">Public methods are the “normal” methods in that they are well documented. Good module programmers do all that they can to not change the arguments or returned values of a method so that programs that use them won't break as the method changes over time.</text:p>
      <text:p text:style-name="P14"/>
      <text:p text:style-name="P14">In this module, there are four public methods.</text:p>
      <text:p text:style-name="P14"/>
      <text:list xml:id="list1222128442" text:style-name="L5">
        <text:list-item>
          <text:p text:style-name="P35">'<text:span text:style-name="T1">new</text:span>'<text:tab/><text:tab/>The constructor method.</text:p>
        </text:list-item>
        <text:list-item>
          <text:p text:style-name="P35">'<text:span text:style-name="T1">add</text:span>'<text:tab/><text:tab/>The addition method that takes two numbers and returns the sum of those numbers.</text:p>
        </text:list-item>
        <text:list-item>
          <text:p text:style-name="P35">'<text:span text:style-name="T1">subtract</text:span>'<text:tab/>The subtraction method that takes two numbers and returns the subtracted value.</text:p>
        </text:list-item>
        <text:list-item>
          <text:p text:style-name="P35">'get_<text:span text:style-name="T1">counts</text:span>'<text:tab/>The method that takes no arguments and returns how many times the module has <text:tab/><text:tab/>been called and how many times the 'add' and 'subtract' methods where called.</text:p>
        </text:list-item>
      </text:list>
      <text:p text:style-name="P14"/>
      <text:p text:style-name="P14"/>
      <text:h text:style-name="Heading_20_3" text:outline-level="3">Private Methods</text:h>
      <text:p text:style-name="P14"/>
      <text:p text:style-name="P14">Private methods are intended to be used internally within the module itself. By convention, private methods begin with an underscore, though this is not a requirement. There is rarely public documentation and little effort is made towards backwards compatibility.</text:p>
      <text:p text:style-name="P14"/>
      <text:p text:style-name="P14">In this module, there are three private methods.</text:p>
      <text:p text:style-name="P14"/>
      <text:list xml:id="list1414815089" text:style-name="L6">
        <text:list-item>
          <text:p text:style-name="P36"><text:soft-page-break/>'_count_module'<text:tab/><text:tab/><text:tab/>This method counts each time the module is called.</text:p>
        </text:list-item>
        <text:list-item>
          <text:p text:style-name="P36">'<text:span text:style-name="T1">_count_method_add</text:span>'<text:tab/><text:tab/>This counts each time the '<text:span text:style-name="T1">add</text:span>' method is called.</text:p>
        </text:list-item>
        <text:list-item>
          <text:p text:style-name="P36">'<text:span text:style-name="T1">_count_method_subtract</text:span>'<text:tab/>This counts each time the '<text:span text:style-name="T1">subtract</text:span>' method is called.</text:p>
        </text:list-item>
      </text:list>
      <text:p text:style-name="P14"/>
      <text:p text:style-name="P14"/>
      <text:h text:style-name="Heading_20_3" text:outline-level="3">The 'bless'ed '$self' Hash Reference, redux</text:h>
      <text:p text:style-name="P14"/>
      <text:p text:style-name="P14">Throughout this document, we will use '<text:span text:style-name="T1">$self</text:span>' as our object and it will be a hash reference. Note though that you could use any reference; An array reference, a simple string reference, etc. Likewise, you can use a name other than '<text:span text:style-name="T1">$self</text:span>'. All that really matters is that it is '<text:span text:style-name="T1">bless</text:span>'ed into your package.</text:p>
      <text:p text:style-name="P14"/>
      <text:p text:style-name="P14">When the object is used to by the user to call a method, the object itself becomes the first argument passed into the called method. In this module, we are creating a somewhat artificial use for the object's hash reference; We use it to store integer values representing how many times different methods are called.</text:p>
      <text:p text:style-name="P14"/>
      <text:p text:style-name="P14">You will notice that in any method called using the object, the '<text:span text:style-name="T1">$self</text:span>' hash keys in the constructor can be directly accessed. Doing so is considered bad form though. So right off the bat we will create private methods to manipulate the contents of this hash. The reasoning for this extra overhead is protection of the data contained within the hash and to create a single point of manipulation for any given key. This becomes particularly important in complex methods where the values stored in the hash are used to control how things work.</text:p>
      <text:p text:style-name="P14"/>
      <text:p text:style-name="P14"/>
      <text:h text:style-name="Heading_20_2" text:outline-level="2">Stepping Through the New Module and Script</text:h>
      <text:p text:style-name="P14"/>
      <text:p text:style-name="P14">There isn't much changed from the user's point of view, so we will just look at the important bits.</text:p>
      <text:p text:style-name="P14"/>
      <text:p text:style-name="P14">In the real world, this would be the next version of the same module. For this reason, we will be careful to not change what arguments are accepted or what values are returned. That is exactly the goal of modules. Portable, backwards compatible code!</text:p>
      <text:p text:style-name="P14"/>
      <text:p text:style-name="P14"/>
      <text:h text:style-name="Heading_20_3" text:outline-level="3">The Constructor Method</text:h>
      <text:p text:style-name="P14"/>
      <text:p text:style-name="P14">The first real difference with the new module is the '<text:span text:style-name="T1">$self</text:span>' hash reference. Now there are keys and values where the first module's '<text:span text:style-name="T1">$self</text:span>' hash reference was empty.</text:p>
      <text:p text:style-name="P14"/>
      <table:table table:name="Table32" table:style-name="Table32">
        <table:table-column table:style-name="Table32.A"/>
        <table:table-row>
          <table:table-cell table:style-name="Table32.A1" office:value-type="string">
            <text:p text:style-name="P11"><text:tab/>my $self={</text:p>
            <text:p text:style-name="P11"><text:tab/><text:tab/>CALL_COUNT<text:tab/>=&gt;<text:tab/>0,</text:p>
            <text:p text:style-name="P11"><text:tab/><text:tab/>CALLED<text:tab/><text:tab/>=&gt;<text:tab/>{</text:p>
            <text:p text:style-name="P11"><text:tab/><text:tab/><text:tab/>ADD<text:tab/><text:tab/>=&gt;<text:tab/>0,</text:p>
            <text:p text:style-name="P11"><text:tab/><text:tab/><text:tab/>SUBTRACT<text:tab/>=&gt;<text:tab/>0,</text:p>
            <text:p text:style-name="P11"><text:tab/><text:tab/>},</text:p>
            <text:p text:style-name="P11"><text:tab/>};</text:p>
          </table:table-cell>
        </table:table-row>
      </table:table>
      <text:p text:style-name="P14"/>
      <text:p text:style-name="P14">You might have noticed that these keys are in all capital letters. There is no requirement for this, but it is recommended to make it easier to see at a glance that you are accessing keys in the '<text:span text:style-name="T1">bless</text:span>'ed hash.</text:p>
      <text:p text:style-name="P14"/>
      <text:p text:style-name="P14"/>
      <text:p text:style-name="P14"/>
      <text:p text:style-name="P14"><text:soft-page-break/>These keys will be used to keep a running count of how many times the module is called. Every call to any method will be recorded in '<text:span text:style-name="T1">$self-&gt;{CALL_COUNT}</text:span>', how many times the '<text:span text:style-name="T1">add</text:span>' and '<text:span text:style-name="T1">subtract</text:span>' methods are called will be stored in '<text:span text:style-name="T1">$self-&gt;{CALLED}{ADD}</text:span>' and '<text:span text:style-name="T1">$self-&gt;{CALLED}{SUBTRACT}</text:span>' respectively.</text:p>
      <text:p text:style-name="P14"/>
      <text:p text:style-name="P14"/>
      <text:h text:style-name="Heading_20_3" text:outline-level="3">The Updated 'add' Method</text:h>
      <text:p text:style-name="P14"/>
      <text:p text:style-name="P14">From a functional point of view, '<text:span text:style-name="T1">add</text:span>' still does exactly the same thing it did before. This way, if our user upgrades to the new version of this module, their old calls to this method will still work.</text:p>
      <text:p text:style-name="P14"/>
      <text:p text:style-name="P14">There are three key internal differences:</text:p>
      <text:p text:style-name="P14"/>
      <text:list xml:id="list596899877" text:style-name="L7">
        <text:list-item>
          <text:p text:style-name="P37">In the first module, we recommended that users access our method using the module's object returned by the constructor. Now we require it and will return an error if it is called directly.</text:p>
        </text:list-item>
        <text:list-item>
          <text:p text:style-name="P37">We call the '<text:span text:style-name="T1">_count_module</text:span>' private method which will record the call to the module.</text:p>
        </text:list-item>
        <text:list-item>
          <text:p text:style-name="P37">We call the '<text:span text:style-name="T1">_count_method_add</text:span>' private method which will record the call to the '<text:span text:style-name="T1">add</text:span>' method.</text:p>
        </text:list-item>
      </text:list>
      <text:p text:style-name="P14"/>
      <text:p text:style-name="P14"/>
      <text:h text:style-name="Heading_20_4" text:outline-level="4">Requiring Calls be Via the Module's Object</text:h>
      <text:p text:style-name="P14"/>
      <text:p text:style-name="P14">We want to make sure that every call to our module and the '<text:span text:style-name="T1">add</text:span>' method are counted. This can only occur if the module is called using the module's '<text:span text:style-name="T1">$an</text:span>' object as this is how we get access to our '<text:span text:style-name="T1">bless</text:span>'ed hash reference.</text:p>
      <text:p text:style-name="P14"/>
      <table:table table:name="Table33" table:style-name="Table33">
        <table:table-column table:style-name="Table33.A"/>
        <table:table-row>
          <table:table-cell table:style-name="Table33.A1" office:value-type="string">
            <text:p text:style-name="P11"><text:tab/># Make sure that this method is called via the module's object.</text:p>
            <text:p text:style-name="P11"><text:tab/>croak "The method 'add' must be called via the object returned by 'new'.\n" if not ref($self);</text:p>
          </table:table-cell>
        </table:table-row>
      </table:table>
      <text:p text:style-name="P14"/>
      <text:p text:style-name="P14">If the user tries to directly access this method, they will see this error:</text:p>
      <text:p text:style-name="P14"/>
      <table:table table:name="Table34" table:style-name="Table34">
        <table:table-column table:style-name="Table34.A"/>
        <table:table-row>
          <table:table-cell table:style-name="Table34.A1" office:value-type="string">
            <text:p text:style-name="P11">The method 'add' must be called via the object returned by the 'new' constructor method. </text:p>
            <text:p text:style-name="P11"><text:s/>at ./sample2.pl line 36</text:p>
          </table:table-cell>
        </table:table-row>
      </table:table>
      <text:p text:style-name="P14"/>
      <text:p text:style-name="P14">This works because the '<text:span text:style-name="T1">ref()</text:span>' function will return the module's class if '<text:span text:style-name="T1">$self</text:span>' is indeed our hash reference. Otherwise '<text:span text:style-name="T1">$self</text:span>' contains the module's class name directly so '<text:span text:style-name="T1">ref()</text:span>' returns nothing, triggering the '<text:span text:style-name="T1">croak</text:span>'.</text:p>
      <text:p text:style-name="P14"/>
      <text:p text:style-name="P14"/>
      <text:h text:style-name="Heading_20_4" text:outline-level="4">Automatically Counting the Method and Module Call</text:h>
      <text:p text:style-name="P14"/>
      <text:p text:style-name="P14">Before we get to work on the numbers, we count the call to the module and this method by making two calls to the relevant private methods. </text:p>
      <text:p text:style-name="P14"/>
      <table:table table:name="Table61" table:style-name="Table61">
        <table:table-column table:style-name="Table61.A"/>
        <table:table-row>
          <table:table-cell table:style-name="Table61.A1" office:value-type="string">
            <text:p text:style-name="P23"><text:tab/># Count this call.</text:p>
            <text:p text:style-name="P23"><text:tab/>$self-&gt;_count_module;</text:p>
            <text:p text:style-name="P23"><text:tab/>$self-&gt;_count_method_add;</text:p>
          </table:table-cell>
        </table:table-row>
      </table:table>
      <text:p text:style-name="P14"/>
      <text:p text:style-name="P14">The rest of this method is the same as before.</text:p>
      <text:p text:style-name="P14"/>
      <text:p text:style-name="P14"/>
      <text:h text:style-name="Heading_20_3" text:outline-level="3"><text:soft-page-break/>The New 'subtract' Public Method</text:h>
      <text:p text:style-name="P14"/>
      <text:p text:style-name="P14">This nearly identical to the '<text:span text:style-name="T1">add</text:span>' method. The only difference is that is subtracts the second number from the first.</text:p>
      <text:p text:style-name="P14"/>
      <text:p text:style-name="P14"/>
      <text:h text:style-name="Heading_20_3" text:outline-level="3">The New '_count_module' Private Method</text:h>
      <text:p text:style-name="P14"/>
      <text:p text:style-name="P14">This private method is called automatically by all three public methods. This way we can keep a count of how many times the module was called in any way.</text:p>
      <text:p text:style-name="P14"/>
      <table:table table:name="Table29" table:style-name="Table29">
        <table:table-column table:style-name="Table29.A"/>
        <table:table-row>
          <table:table-cell table:style-name="Table29.A1" office:value-type="string">
            <text:p text:style-name="P23">sub _count_module</text:p>
            <text:p text:style-name="P23">{</text:p>
            <text:p text:style-name="P23"><text:tab/>my $self=shift;</text:p>
            <text:p text:style-name="P23"><text:tab/></text:p>
            <text:p text:style-name="P23"><text:tab/># Increment by one.</text:p>
            <text:p text:style-name="P23"><text:tab/>$self-&gt;{CALL_COUNT}++;</text:p>
            <text:p text:style-name="P23"><text:tab/></text:p>
            <text:p text:style-name="P23"><text:tab/>return ($self-&gt;{CALL_COUNT});</text:p>
            <text:p text:style-name="P23">}</text:p>
          </table:table-cell>
        </table:table-row>
      </table:table>
      <text:p text:style-name="P14"/>
      <text:p text:style-name="P14">It simply increments the object's '<text:span text:style-name="T1">CALL_COUNT</text:span>' hash key and the returns the same.</text:p>
      <text:p text:style-name="P14"/>
      <text:p text:style-name="P14"/>
      <text:h text:style-name="Heading_20_3" text:outline-level="3">The New '_count_method_add' Private Method</text:h>
      <text:p text:style-name="P14"/>
      <text:p text:style-name="P14">This private method is called automatically when the '<text:span text:style-name="T1">add</text:span>' method is called. </text:p>
      <text:p text:style-name="P14"/>
      <table:table table:name="Table62" table:style-name="Table62">
        <table:table-column table:style-name="Table62.A"/>
        <table:table-row>
          <table:table-cell table:style-name="Table62.A1" office:value-type="string">
            <text:p text:style-name="P23">sub _count_method_add</text:p>
            <text:p text:style-name="P23">{</text:p>
            <text:p text:style-name="P23"><text:tab/>my $self=shift;</text:p>
            <text:p text:style-name="P23"><text:tab/></text:p>
            <text:p text:style-name="P23"><text:tab/># Increment by one.</text:p>
            <text:p text:style-name="P23"><text:tab/>$self-&gt;{CALLED}{ADD}++;</text:p>
            <text:p text:style-name="P23"><text:tab/></text:p>
            <text:p text:style-name="P23"><text:tab/>return ($self-&gt;{CALLED}{ADD});</text:p>
            <text:p text:style-name="P23">}</text:p>
          </table:table-cell>
        </table:table-row>
      </table:table>
      <text:p text:style-name="P14"/>
      <text:p text:style-name="P14">Like in the '<text:span text:style-name="T1">_count_module</text:span>' above, this simply increments the object's '<text:span text:style-name="T1">{</text:span><text:span text:style-name="T4">CALLED</text:span><text:span text:style-name="T1">}{ADD}</text:span>' hash key and then returns it.</text:p>
      <text:p text:style-name="P14"/>
      <text:p text:style-name="P14"/>
      <text:h text:style-name="Heading_20_3" text:outline-level="3">The New '_count_method_subtract' Private Method</text:h>
      <text:p text:style-name="P14"/>
      <text:p text:style-name="P14">This private method is almost identical the '<text:span text:style-name="T1">_count_method_add</text:span>' except that it is called by the '<text:span text:style-name="T1">subtract</text:span>' public method. It increments and returns the <text:s/>object's '<text:span text:style-name="T1">{</text:span><text:span text:style-name="T4">CALLED</text:span><text:span text:style-name="T1">}{SUBTRACT}</text:span>' hash key</text:p>
      <text:p text:style-name="P14"/>
      <text:p text:style-name="P14"/>
      <text:p text:style-name="P14"/>
      <text:p text:style-name="P14"/>
      <text:h text:style-name="Heading_20_3" text:outline-level="3"><text:soft-page-break/>The New 'get_counts' Public Method</text:h>
      <text:p text:style-name="P14"/>
      <text:p text:style-name="P14">This method returns three values; </text:p>
      <text:p text:style-name="P14"/>
      <text:list xml:id="list1895819877" text:style-name="L8">
        <text:list-item>
          <text:p text:style-name="P38">How many times the module has been called, including the current call. It does this by calling '<text:span text:style-name="T1">_count_module</text:span>' in the '<text:span text:style-name="T1">return ()</text:span>'.</text:p>
        </text:list-item>
        <text:list-item>
          <text:p text:style-name="P38">How many times the '<text:span text:style-name="T1">add</text:span>' method was called. In this case, we directly call and return the object's hash key because calling '<text:span text:style-name="T1">_count_method_add</text:span>' would increment the value improperly.</text:p>
        </text:list-item>
        <text:list-item>
          <text:p text:style-name="P38">How many times the '<text:span text:style-name="T1">add</text:span>' method was called in the same way as above.</text:p>
        </text:list-item>
      </text:list>
      <text:p text:style-name="P14"/>
      <text:p text:style-name="P14"/>
      <text:h text:style-name="Heading_20_2" text:outline-level="2">The New Script; Sample2.pl</text:h>
      <text:p text:style-name="P14"/>
      <text:p text:style-name="P14">This is the updated script that will demonstrate the new methods in this module.</text:p>
      <text:p text:style-name="P14"/>
      <table:table table:name="Table25" table:style-name="Table25">
        <table:table-column table:style-name="Table25.A"/>
        <table:table-row>
          <table:table-cell table:style-name="Table25.A1" office:value-type="string">
            <text:p text:style-name="P21">/usr/share/perl5/AN/Tut/sample2.pl</text:p>
          </table:table-cell>
        </table:table-row>
        <table:table-row>
          <table:table-cell table:style-name="Table25.A2" office:value-type="string">
            <text:p text:style-name="P22">#!/usr/bin/perl</text:p>
            <text:p text:style-name="P22"/>
            <text:p text:style-name="P22"># This just sets perl to be strict about how it runs.</text:p>
            <text:p text:style-name="P22">use strict;</text:p>
            <text:p text:style-name="P22">use warnings;</text:p>
            <text:p text:style-name="P22"/>
            <text:p text:style-name="P22"># Load my module.</text:p>
            <text:p text:style-name="P22">use AN::Tut::Sample2;</text:p>
            <text:p text:style-name="P22"/>
            <text:p text:style-name="P22"># Call my constructor method and show the user what is happening.</text:p>
            <text:p text:style-name="P22">print "Starting 'sample2.pl'\n";</text:p>
            <text:p text:style-name="P22">my $an=AN::Tut::Sample2-&gt;new();</text:p>
            <text:p text:style-name="P22"/>
            <text:p text:style-name="P22"># Call the method 'add' using my 'an' object.</text:p>
            <text:p text:style-name="P22">my $added_1=$an-&gt;add(2, 2);</text:p>
            <text:p text:style-name="P22">print "2 + 2 = [$added_1]\n";</text:p>
            <text:p text:style-name="P22"/>
            <text:p text:style-name="P22"># Call the method 'add' using my 'an' object.</text:p>
            <text:p text:style-name="P22">my $subtract_1=$an-&gt;subtract(9, 4);</text:p>
            <text:p text:style-name="P22">print "9 - 4 = [$subtract_1]\n";</text:p>
            <text:p text:style-name="P22"/>
            <text:p text:style-name="P22"># Now show the counts.</text:p>
            <text:p text:style-name="P22">my ($module_count, $add_count, $subtract_count)=$an-&gt;get_counts();</text:p>
            <text:p text:style-name="P22">print "Method call counts; All: [$module_count], add: [$add_count], subtract: [$subtract_count]\n";</text:p>
            <text:p text:style-name="P22"/>
            <text:p text:style-name="P22"># Change this to '1' to see how calling this method directly will trigger an</text:p>
            <text:p text:style-name="P22"># error.</text:p>
            <text:p text:style-name="P22">if (0)</text:p>
            <text:p text:style-name="P22">{</text:p>
            <text:p text:style-name="P22"><text:tab/>my $added_2=AN::Tut::Sample2-&gt;add(2, 2);</text:p>
            <text:p text:style-name="P22"><text:tab/>print "2 + 2 = [$added_2]\n";</text:p>
            <text:p text:style-name="P22">}</text:p>
            <text:p text:style-name="P22"/>
            <text:p text:style-name="P22">exit 0;</text:p>
          </table:table-cell>
        </table:table-row>
      </table:table>
      <text:p text:style-name="P14"/>
      <text:p text:style-name="P14">This is pretty similar to '<text:span text:style-name="T1">sample1.pl</text:span>'. We see that the 'add' method is still called the same way and we've got a call to the new 'subtract' method. </text:p>
      <text:p text:style-name="P14"/>
      <text:p text:style-name="P14">The first real difference is the call to the '<text:span text:style-name="T1">get_counts</text:span>' method to show how many times we called the module and it's public methods. The second is the disabled, illegal call to '<text:span text:style-name="T1">add</text:span>'. If you change '<text:span text:style-name="T1">if (0)</text:span>' to '<text:span text:style-name="T1">if (1)</text:span>' and try running the script you will see how the 'add' method will 'croak' not having been called via the module's object.</text:p>
      <text:p text:style-name="P14"/>
      <text:p text:style-name="P14"/>
      <text:p text:style-name="P14"><text:soft-page-break/></text:p>
      <text:h text:style-name="Heading_20_2" text:outline-level="2">Running 'sample2.pl'</text:h>
      <text:p text:style-name="P14"/>
      <text:p text:style-name="P14">This is what we see when we run '<text:span text:style-name="T1">sample2.pl</text:span>'.</text:p>
      <text:p text:style-name="P14"/>
      <table:table table:name="Table31" table:style-name="Table31">
        <table:table-column table:style-name="Table31.A"/>
        <table:table-row>
          <table:table-cell table:style-name="Table31.A1" office:value-type="string">
            <text:p text:style-name="P21">/usr/share/perl5/AN/Tut/sample2.pl</text:p>
          </table:table-cell>
        </table:table-row>
        <table:table-row>
          <table:table-cell table:style-name="Table31.A2" office:value-type="string">
            <text:p text:style-name="P22">Starting 'sample2.pl' </text:p>
            <text:p text:style-name="P22">The first argument passed into my 'add' method: [AN::Tut::Sample2=HASH(0x92e3f20)] </text:p>
            <text:p text:style-name="P22">2 + 2 = [4] </text:p>
            <text:p text:style-name="P22">9 - 4 = [5] </text:p>
            <text:p text:style-name="P22">Method call counts; All: [3], add: [1], subtract: [1] </text:p>
          </table:table-cell>
        </table:table-row>
      </table:table>
      <text:p text:style-name="P14"/>
      <text:p text:style-name="P14">It's a lot cleaner than '<text:span text:style-name="T1">sample1.pl</text:span>' and closer to what your user might actually expect to see.</text:p>
      <text:p text:style-name="P14"/>
      <text:p text:style-name="P14"/>
      <text:h text:style-name="Heading_20_1" text:outline-level="1">Using Sibling Modules</text:h>
      <text:p text:style-name="P14"/>
      <text:p text:style-name="P14">At some point you may decide that you have too many methods, or you will have methods that are too dissimilar to keep them in the same module. At this point you will want to break up your methods into a suite of modules in a common name space. These modules are then referred to as “sibling” modules.</text:p>
      <text:p text:style-name="P14"/>
      <text:p text:style-name="P14">This begs the question; How do you put methods in different modules while still allowing those methods to call one another? There are many ways to split up your modules, and no one way is particularly better than another. We will see here one method that is some what object oriented.</text:p>
      <text:p text:style-name="P14"/>
      <text:p text:style-name="P14"/>
      <text:h text:style-name="Heading_20_2" text:outline-level="2">Overview</text:h>
      <text:p text:style-name="P14"/>
      <text:p text:style-name="P14">This section will use almost all new methods and a new file layout. Before we jump into it, I would like to give a brief overview of how the script and modules will work to help you follow along easier.</text:p>
      <text:p text:style-name="P14"/>
      <text:p text:style-name="P14">Access to all modules and their methods will be done via a single “parent” module. This is in fact just another sibling module, and is being called a “parent” only to help you visualize it's role. </text:p>
      <text:p text:style-name="P14"/>
      <text:p text:style-name="P14">When the user calls the parent's constructor method, it automatically calls the constructor methods of all the sibling modules and then stores the returned objects as internal variables. Then the constructor calls the method '<text:span text:style-name="T1">_parent</text:span>' in each sibling, passing into the child module the handle to itself. Finally, the parent returns it's own blessed reference, it's object, to the user.</text:p>
      <text:p text:style-name="P14"/>
      <text:p text:style-name="P14"/>
      <text:p text:style-name="P14">The parent module offers a method for each sibling module with a matching name whose sole purpose is to return to the user it's handle on the child module's object. It is through these methods that the user will access the methods in each siblings modules. This is also how each child module will access it's sibling's methods.</text:p>
      <text:p text:style-name="P14"/>
      <text:p text:style-name="P14">This will all make more sense once we step through the new script and modules.</text:p>
      <text:p text:style-name="P14"/>
      <text:p text:style-name="P14"/>
      <text:h text:style-name="Heading_20_3" text:outline-level="3"><text:soft-page-break/>The New Suite</text:h>
      <text:p text:style-name="P14"/>
      <text:p text:style-name="P14">This example suite uses many files. They are:</text:p>
      <text:p text:style-name="P14"/>
      <text:p text:style-name="P14"><text:span text:style-name="T1">sample3.pl</text:span><text:tab/><text:tab/></text:p>
      <text:p text:style-name="P14"><text:tab/>This is the new sample script that will use the new module suite.</text:p>
      <text:p text:style-name="P14"/>
      <text:p text:style-name="P9">AN::Tut::Tools</text:p>
      <text:p text:style-name="P14"><text:span text:style-name="T1"><text:tab/></text:span>This is the “parent” method. Access to all child modules will be through this module.</text:p>
      <text:p text:style-name="P14"/>
      <text:p text:style-name="P9">AN::Tut::Tools::Math</text:p>
      <text:p text:style-name="P14"><text:tab/>This is a module that provides mathematical methods. It provides the same methods as before <text:tab/>plus one new method.</text:p>
      <text:p text:style-name="P14"/>
      <text:p text:style-name="P9">AN::Tut::Tools::Say</text:p>
      <text:p text:style-name="P14"><text:tab/>This is a module that provides a localization method.</text:p>
      <text:p text:style-name="P14"/>
      <text:p text:style-name="P9">Tools.pod</text:p>
      <text:p text:style-name="P14"><text:tab/>This is the POD documentation for the <text:span text:style-name="T1">AN::Tut::Tools</text:span> module. We will cover documentation in <text:tab/>the next section.</text:p>
      <text:p text:style-name="P14"/>
      <text:p text:style-name="P9">Math.pod</text:p>
      <text:p text:style-name="P14"><text:tab/>This is the POD documentation for <text:span text:style-name="T1">AN::Tut::Tools::Math</text:span> module.</text:p>
      <text:p text:style-name="P14"/>
      <text:p text:style-name="P9">Say.pod</text:p>
      <text:p text:style-name="P14"><text:tab/>This is the POD documentation for <text:span text:style-name="T1">AN::Tut::Tools::Say</text:span> module.</text:p>
      <text:p text:style-name="P14"/>
      <text:p text:style-name="P9">test.pl<text:tab/></text:p>
      <text:p text:style-name="P14"><text:tab/>This is a script used for testing our modules. We will cover tests more in the last section.</text:p>
      <text:p text:style-name="P14"/>
      <text:p text:style-name="P9">t/Math.t</text:p>
      <text:p text:style-name="P14"><text:tab/>This is the test script for testing the <text:span text:style-name="T1">AN::Tut::Tools::Math</text:span> methods.</text:p>
      <text:p text:style-name="P14"/>
      <text:p text:style-name="P9">t/Say.t<text:tab/></text:p>
      <text:p text:style-name="P14"><text:tab/>This is the test script for testing the <text:span text:style-name="T1">AN::Tut::Tools::Say</text:span> methods.</text:p>
      <text:p text:style-name="P14"/>
      <text:p text:style-name="P14"/>
      <text:h text:style-name="Heading_20_3" text:outline-level="3">The Parent Module; AN::Tut::Tools</text:h>
      <text:p text:style-name="P14"/>
      <text:p text:style-name="P14">Let's start by looking at the full “parent” module:</text:p>
      <text:p text:style-name="P14"/>
      <table:table table:name="Table14" table:style-name="Table14">
        <table:table-column table:style-name="Table14.A"/>
        <table:table-row>
          <table:table-cell table:style-name="Table14.A1" office:value-type="string">
            <text:p text:style-name="P21">/usr/share/perl5/AN/Tut/Tools.pm</text:p>
          </table:table-cell>
        </table:table-row>
        <table:table-row>
          <table:table-cell table:style-name="Table14.A2" office:value-type="string">
            <text:p text:style-name="P23">package AN::Tut::Tools;</text:p>
            <text:p text:style-name="P23"/>
            <text:p text:style-name="P23"># This sets the version of this file. It will be useful later.</text:p>
            <text:p text:style-name="P23">BEGIN</text:p>
            <text:p text:style-name="P23">{</text:p>
            <text:p text:style-name="P23"><text:tab/>our $VERSION="0.1.001";</text:p>
            <text:p text:style-name="P23">}</text:p>
            <text:p text:style-name="P23"/>
            <text:p text:style-name="P23"># This just sets perl to be strict about how it runs and to die in a way</text:p>
            <text:p text:style-name="P23"># more compatible with the caller.</text:p>
            <text:p text:style-name="P23">use strict;</text:p>
            <text:p text:style-name="P23">use warnings;</text:p>
            <text:p text:style-name="P23"/>
            <text:p text:style-name="P23"><text:soft-page-break/>use AN::Tut::Tools::Math;</text:p>
            <text:p text:style-name="P23">use AN::Tut::Tools::Say;</text:p>
            <text:p text:style-name="P23"/>
            <text:p text:style-name="P23"># My constructor method</text:p>
            <text:p text:style-name="P23">sub new</text:p>
            <text:p text:style-name="P23">{</text:p>
            <text:p text:style-name="P23"><text:tab/># gets the Package name.</text:p>
            <text:p text:style-name="P23"><text:tab/>my $class=shift;</text:p>
            <text:p text:style-name="P23"><text:tab/></text:p>
            <text:p text:style-name="P23"><text:tab/># Now this hash reference will be used to store a counter of how many</text:p>
            <text:p text:style-name="P23"><text:tab/># times the module is called and how many times each method is called.</text:p>
            <text:p text:style-name="P23"><text:tab/>my $self={</text:p>
            <text:p text:style-name="P23"><text:tab/><text:tab/>HANDLE<text:tab/>=&gt;<text:tab/>{</text:p>
            <text:p text:style-name="P23"><text:tab/><text:tab/><text:tab/>MATH<text:tab/>=&gt;<text:tab/>"",</text:p>
            <text:p text:style-name="P23"><text:tab/><text:tab/><text:tab/>SAY<text:tab/>=&gt;<text:tab/>"",</text:p>
            <text:p text:style-name="P23"><text:tab/><text:tab/>},</text:p>
            <text:p text:style-name="P23"><text:tab/>};</text:p>
            <text:p text:style-name="P23"><text:tab/></text:p>
            <text:p text:style-name="P23"><text:tab/># Associate 'self' as an object in 'class'.</text:p>
            <text:p text:style-name="P23"><text:tab/>bless ($self, $class);</text:p>
            <text:p text:style-name="P23"><text:tab/></text:p>
            <text:p text:style-name="P23"><text:tab/># Get a handle on the other two modules.</text:p>
            <text:p text:style-name="P23"><text:tab/>$self-&gt;Math(AN::Tut::Tools::Math-&gt;new());</text:p>
            <text:p text:style-name="P23"><text:tab/>$self-&gt;Say(AN::Tut::Tools::Say-&gt;new());</text:p>
            <text:p text:style-name="P23"><text:tab/></text:p>
            <text:p text:style-name="P23"><text:tab/># Pass along my handle to the sibling modules so that they can talk to</text:p>
            <text:p text:style-name="P23"><text:tab/># this module and their other sibling.</text:p>
            <text:p text:style-name="P23"><text:tab/>$self-&gt;Math-&gt;_parent($self);</text:p>
            <text:p text:style-name="P23"><text:tab/>$self-&gt;Say-&gt;_parent($self);</text:p>
            <text:p text:style-name="P23"><text:tab/></text:p>
            <text:p text:style-name="P23"><text:tab/>return ($self);</text:p>
            <text:p text:style-name="P23">}</text:p>
            <text:p text:style-name="P23"/>
            <text:p text:style-name="P23"># This is a the public access method to the internal 'AN::Tut::Tools::Math'</text:p>
            <text:p text:style-name="P23"># object.</text:p>
            <text:p text:style-name="P23">sub Math</text:p>
            <text:p text:style-name="P23">{</text:p>
            <text:p text:style-name="P23"><text:tab/>my $self=shift;</text:p>
            <text:p text:style-name="P23"><text:tab/></text:p>
            <text:p text:style-name="P23"><text:tab/>$self-&gt;{HANDLE}{MATH}=shift if defined $_[0];</text:p>
            <text:p text:style-name="P23"><text:tab/></text:p>
            <text:p text:style-name="P23"><text:tab/>return ($self-&gt;{HANDLE}{MATH});</text:p>
            <text:p text:style-name="P23">}</text:p>
            <text:p text:style-name="P23"/>
            <text:p text:style-name="P23"># This is a the public access method to the internal 'AN::Tut::Tools::Say'</text:p>
            <text:p text:style-name="P23"># object.</text:p>
            <text:p text:style-name="P23">sub Say</text:p>
            <text:p text:style-name="P23">{</text:p>
            <text:p text:style-name="P23"><text:tab/>my $self=shift;</text:p>
            <text:p text:style-name="P23"><text:tab/></text:p>
            <text:p text:style-name="P23"><text:tab/>$self-&gt;{HANDLE}{SAY}=shift if defined $_[0];</text:p>
            <text:p text:style-name="P23"><text:tab/></text:p>
            <text:p text:style-name="P23"><text:tab/>return ($self-&gt;{HANDLE}{SAY});</text:p>
            <text:p text:style-name="P23">}</text:p>
            <text:p text:style-name="P23"/>
            <text:p text:style-name="P23">1;</text:p>
          </table:table-cell>
        </table:table-row>
      </table:table>
      <text:p text:style-name="P14"/>
      <text:p text:style-name="P14">This is the “main” module that your users will load to get access to all the modules and method in your new suite. It provides only three methods, '<text:span text:style-name="T1">new</text:span>', the usual constructor, '<text:span text:style-name="T1">Math</text:span>', which sets and/or returns a handle to '<text:span text:style-name="T1">AN::Tut::Tools::Math</text:span>' and '<text:span text:style-name="T1">Say</text:span>', which sets and/or returns a handle to '<text:span text:style-name="T1">AN::Tut::Tools::Say</text:span>'.</text:p>
      <text:p text:style-name="P14"/>
      <text:p text:style-name="P14"/>
      <text:p text:style-name="P14"/>
      <text:p text:style-name="P14"/>
      <text:p text:style-name="P14"/>
      <text:h text:style-name="Heading_20_4" text:outline-level="4"><text:soft-page-break/>Loading the Siblings</text:h>
      <text:p text:style-name="P14"/>
      <text:p text:style-name="P14">The first real difference in this module is that it loads the sibling modules itself.</text:p>
      <text:p text:style-name="P14"/>
      <table:table table:name="Table15" table:style-name="Table15">
        <table:table-column table:style-name="Table15.A"/>
        <table:table-row>
          <table:table-cell table:style-name="Table15.A1" office:value-type="string">
            <text:p text:style-name="P23">use AN::Tut::Tools::Math;</text:p>
            <text:p text:style-name="P23">use AN::Tut::Tools::Say;</text:p>
          </table:table-cell>
        </table:table-row>
      </table:table>
      <text:p text:style-name="P14"/>
      <text:p text:style-name="P14">By doing this, the user will not need to load all of the modules in our suite themselves. By loading just '<text:span text:style-name="T1">AN::Tut::Tools</text:span>', they will have access to all the methods in all our modules.</text:p>
      <text:p text:style-name="P14"/>
      <text:p text:style-name="P14"/>
      <text:h text:style-name="Heading_20_4" text:outline-level="4">Getting a Handle on our Siblings</text:h>
      <text:p text:style-name="P14"/>
      <text:p text:style-name="P14">Simply loading our siblings isn't enough because we are building object oriented style methods. We will need to call each sibling module's constructor method and store the returned object.</text:p>
      <text:p text:style-name="P14"/>
      <text:p text:style-name="P14">In this case, we will store these objects in the hash keys below:</text:p>
      <text:p text:style-name="P14"/>
      <table:table table:name="Table16" table:style-name="Table16">
        <table:table-column table:style-name="Table16.A"/>
        <table:table-row>
          <table:table-cell table:style-name="Table16.A1" office:value-type="string">
            <text:p text:style-name="P23"><text:tab/>my $self={</text:p>
            <text:p text:style-name="P23"><text:tab/><text:tab/>HANDLE<text:tab/>=&gt;<text:tab/>{</text:p>
            <text:p text:style-name="P23"><text:tab/><text:tab/><text:tab/>MATH<text:tab/>=&gt;<text:tab/>"",</text:p>
            <text:p text:style-name="P23"><text:tab/><text:tab/><text:tab/>SAY<text:tab/>=&gt;<text:tab/>"",</text:p>
            <text:p text:style-name="P23"><text:tab/><text:tab/>},</text:p>
            <text:p text:style-name="P23"><text:tab/>};</text:p>
          </table:table-cell>
        </table:table-row>
      </table:table>
      <text:p text:style-name="P14"/>
      <text:p text:style-name="P14">The name of the keys is not important. The only thing that matters is that the objects are stored in the '<text:span text:style-name="T1">bless</text:span>'ed hash reference. For this reason, we call their constructors <text:span text:style-name="T5">after</text:span><text:span text:style-name="T7"> we bless '</text:span><text:span text:style-name="T2">$self</text:span><text:span text:style-name="T7">'.</text:span></text:p>
      <text:p text:style-name="P14"/>
      <table:table table:name="Table17" table:style-name="Table17">
        <table:table-column table:style-name="Table17.A"/>
        <table:table-row>
          <table:table-cell table:style-name="Table17.A1" office:value-type="string">
            <text:p text:style-name="P23"><text:tab/># Get a handle on the other two modules.</text:p>
            <text:p text:style-name="P23"><text:tab/>$self-&gt;Math(AN::Tut::Tools::Math-&gt;new());</text:p>
            <text:p text:style-name="P23"><text:tab/>$self-&gt;Say(AN::Tut::Tools::Say-&gt;new());</text:p>
          </table:table-cell>
        </table:table-row>
      </table:table>
      <text:p text:style-name="P14"/>
      <text:p text:style-name="P16">Notice that the call to each sibling's constructor is contained withing the argument list for the '<text:span text:style-name="T1">Math</text:span>' and '<text:span text:style-name="T1">Say</text:span>' methods? This is just a lazy way to get the module's object and to pass it to the relevant method in one go.</text:p>
      <text:p text:style-name="P14"/>
      <text:p text:style-name="P14"/>
      <text:h text:style-name="Heading_20_4" text:outline-level="4">Passing on our 'bless'ed Reference to our Siblings</text:h>
      <text:p text:style-name="P14"/>
      <text:p text:style-name="P14">The last thing our constructor method does is call a special, internal methods called '<text:span text:style-name="T1">_parent</text:span>' for each of our sibling modules.</text:p>
      <text:p text:style-name="P14"/>
      <table:table table:name="Table18" table:style-name="Table18">
        <table:table-column table:style-name="Table18.A"/>
        <table:table-row>
          <table:table-cell table:style-name="Table18.A1" office:value-type="string">
            <text:p text:style-name="P23"><text:tab/># Pass along my handle to the sibling modules so that they can talk to</text:p>
            <text:p text:style-name="P23"><text:tab/># this module and their other sibling.</text:p>
            <text:p text:style-name="P23"><text:tab/>$self-&gt;Math-&gt;_parent($self);</text:p>
            <text:p text:style-name="P23"><text:tab/>$self-&gt;Say-&gt;_parent($self);</text:p>
          </table:table-cell>
        </table:table-row>
      </table:table>
      <text:p text:style-name="P14"/>
      <text:p text:style-name="P14">As we will see later, each sibling will store the parent's object and us it to call the parent and it's siblings' methods.</text:p>
      <text:p text:style-name="P14"/>
      <text:p text:style-name="P14"/>
      <text:h text:style-name="Heading_20_4" text:outline-level="4"><text:soft-page-break/>Getting a Handle on AN::Tut::Tools::Math</text:h>
      <text:p text:style-name="P14"/>
      <text:p text:style-name="P14">The '<text:span text:style-name="T1">Math</text:span>' method does only two things; It returns whatever is stored in '<text:span text:style-name="T1">$self-&gt;{HANDLE}{MATH}</text:span><text:span text:style-name="T10">' and, if something was passed into it, it saved that argument. </text:span></text:p>
      <text:p text:style-name="P14"/>
      <table:table table:name="Table35" table:style-name="Table35">
        <table:table-column table:style-name="Table35.A"/>
        <table:table-row>
          <table:table-cell table:style-name="Table35.A1" office:value-type="string">
            <text:p text:style-name="P23">sub Math</text:p>
            <text:p text:style-name="P23">{</text:p>
            <text:p text:style-name="P23"><text:tab/>my $self=shift;</text:p>
            <text:p text:style-name="P23"><text:tab/></text:p>
            <text:p text:style-name="P23"><text:tab/>$self-&gt;{HANDLE}{MATH}=shift if defined $_[0];</text:p>
            <text:p text:style-name="P23"><text:tab/></text:p>
            <text:p text:style-name="P23"><text:tab/>return ($self-&gt;{HANDLE}{MATH});</text:p>
            <text:p text:style-name="P23">}</text:p>
          </table:table-cell>
        </table:table-row>
      </table:table>
      <text:p text:style-name="P14"/>
      <text:p text:style-name="P14">When our constructor method called '<text:span text:style-name="T1">AN::Tut::Tools::Math</text:span>'s '<text:span text:style-name="T1">new</text:span>' constructor within the call to '<text:span text:style-name="T1">Math</text:span>', the returned object got passed to this method and stored in '<text:span text:style-name="T1">$self-&gt;{HANDLE}{MATH}</text:span><text:span text:style-name="T10">'. Now, whenever '</text:span><text:span text:style-name="T1">Math</text:span><text:span text:style-name="T10">' gets called, the object referencing </text:span>'<text:span text:style-name="T1">AN::Tut::Tools::Math</text:span>' gets returned. </text:p>
      <text:p text:style-name="P14"/>
      <text:p text:style-name="P14">We do it this way for the same reasons we discussed in the section; “<text:span text:style-name="T8">The 'bless'ed '$self' Hash Reference, redux</text:span>”. That is, we never want to directly access or alter the values stored in '<text:span text:style-name="T1">$self</text:span>'. It is always better in the long run to have a single method to do this manipulation so that any future changes, tweaks or edits can be done in one place only.</text:p>
      <text:p text:style-name="P14"/>
      <text:p text:style-name="P14"/>
      <text:h text:style-name="Heading_20_4" text:outline-level="4">Getting a Handle on AN::Tut::Tools::Say</text:h>
      <text:p text:style-name="P14"/>
      <text:p text:style-name="P14">This works exactly the same as the '<text:span text:style-name="T1">Math</text:span>' call above.</text:p>
      <text:p text:style-name="P14"/>
      <table:table table:name="Table36" table:style-name="Table36">
        <table:table-column table:style-name="Table36.A"/>
        <table:table-row>
          <table:table-cell table:style-name="Table36.A1" office:value-type="string">
            <text:p text:style-name="P23">sub Say</text:p>
            <text:p text:style-name="P23">{</text:p>
            <text:p text:style-name="P23"><text:tab/>my $self=shift;</text:p>
            <text:p text:style-name="P23"><text:tab/></text:p>
            <text:p text:style-name="P23"><text:tab/>$self-&gt;{HANDLE}{SAY}=shift if defined $_[0];</text:p>
            <text:p text:style-name="P23"><text:tab/></text:p>
            <text:p text:style-name="P23"><text:tab/>return ($self-&gt;{HANDLE}{SAY});</text:p>
            <text:p text:style-name="P23">}</text:p>
          </table:table-cell>
        </table:table-row>
      </table:table>
      <text:p text:style-name="P14"/>
      <text:p text:style-name="P14"/>
      <text:h text:style-name="Heading_20_3" text:outline-level="3">The 'Say' Sibling; AN::Tut::Tools::Say</text:h>
      <text:p text:style-name="P14"/>
      <text:p text:style-name="P14">This new module provides a method that can return a language-specific string suitable for display to the end user. We will use this to create English or French strings, depending on the user's preference, describing the results of a calls to '<text:span text:style-name="T1">AN::Tut::Tools::Math</text:span>'.</text:p>
      <text:p text:style-name="P14"/>
      <table:table table:name="Table38" table:style-name="Table38">
        <table:table-column table:style-name="Table38.A"/>
        <table:table-row>
          <table:table-cell table:style-name="Table38.A1" office:value-type="string">
            <text:p text:style-name="P21">/usr/share/perl5/AN/Tut/Tools/Say.pm</text:p>
          </table:table-cell>
        </table:table-row>
        <table:table-row>
          <table:table-cell table:style-name="Table38.A2" office:value-type="string">
            <text:p text:style-name="P23">package AN::Tut::Tools::Say;</text:p>
            <text:p text:style-name="P23"/>
            <text:p text:style-name="P23"># This sets the version of this file. It will be useful later.</text:p>
            <text:p text:style-name="P23">BEGIN</text:p>
            <text:p text:style-name="P23">{</text:p>
            <text:p text:style-name="P23"><text:tab/>our $VERSION="0.1.001";</text:p>
            <text:p text:style-name="P23">}</text:p>
            <text:p text:style-name="P23"/>
            <text:p text:style-name="P23"># This just sets perl to be strict about how it runs and to die in a way</text:p>
            <text:p text:style-name="P23"># more compatible with the caller.</text:p>
            <text:p text:style-name="P23">use strict;</text:p>
            <text:p text:style-name="P23"><text:soft-page-break/>use warnings;</text:p>
            <text:p text:style-name="P23">use Carp;</text:p>
            <text:p text:style-name="P23"/>
            <text:p text:style-name="P23"/>
            <text:p text:style-name="P23"># The constructor method.</text:p>
            <text:p text:style-name="P23">sub new</text:p>
            <text:p text:style-name="P23">{</text:p>
            <text:p text:style-name="P23"><text:tab/>my $class=shift;</text:p>
            <text:p text:style-name="P23"><text:tab/></text:p>
            <text:p text:style-name="P23"><text:tab/>my $self={</text:p>
            <text:p text:style-name="P23"><text:tab/><text:tab/>HANDLE_TUT_TOOLS<text:tab/>=&gt;<text:tab/>""</text:p>
            <text:p text:style-name="P23"><text:tab/>};</text:p>
            <text:p text:style-name="P23"><text:tab/></text:p>
            <text:p text:style-name="P23"><text:tab/>bless ($self, $class);</text:p>
            <text:p text:style-name="P23"><text:tab/></text:p>
            <text:p text:style-name="P23"><text:tab/>return ($self);</text:p>
            <text:p text:style-name="P23">}</text:p>
            <text:p text:style-name="P23"/>
            <text:p text:style-name="P23"># Get a handle on the AN::Tut::Tools object. I know that technically that is a</text:p>
            <text:p text:style-name="P23"># sibling module, but it makes more sense in this case to think of it as a</text:p>
            <text:p text:style-name="P23"># parent.</text:p>
            <text:p text:style-name="P23">sub _parent</text:p>
            <text:p text:style-name="P23">{</text:p>
            <text:p text:style-name="P23"><text:tab/>my $self=shift;</text:p>
            <text:p text:style-name="P23"><text:tab/>my $parent=shift;</text:p>
            <text:p text:style-name="P23"><text:tab/></text:p>
            <text:p text:style-name="P23"><text:tab/>$self-&gt;{HANDLE_TUT_TOOLS}=$parent if $parent;</text:p>
            <text:p text:style-name="P23"><text:tab/></text:p>
            <text:p text:style-name="P23"><text:tab/>return ($self-&gt;{HANDLE_TUT_TOOLS});</text:p>
            <text:p text:style-name="P23">}</text:p>
            <text:p text:style-name="P23"/>
            <text:p text:style-name="P23"># This method takes the values given to one of the Math methods, the result and</text:p>
            <text:p text:style-name="P23"># the method called plus a language code to create a string to show the user.</text:p>
            <text:p text:style-name="P23">sub math</text:p>
            <text:p text:style-name="P23">{</text:p>
            <text:p text:style-name="P23"><text:tab/>my $self=shift;</text:p>
            <text:p text:style-name="P23"><text:tab/>my $param=shift;</text:p>
            <text:p text:style-name="P23"><text:tab/></text:p>
            <text:p text:style-name="P23"><text:tab/># I support two ways to pick up variables, so first I create the</text:p>
            <text:p text:style-name="P23"><text:tab/># empty or default variables here.</text:p>
            <text:p text:style-name="P23"><text:tab/>my $task;</text:p>
            <text:p text:style-name="P23"><text:tab/>my $num1;</text:p>
            <text:p text:style-name="P23"><text:tab/>my $num2;</text:p>
            <text:p text:style-name="P23"><text:tab/>my $result;</text:p>
            <text:p text:style-name="P23"><text:tab/>my $lang="en";</text:p>
            <text:p text:style-name="P23"><text:tab/></text:p>
            <text:p text:style-name="P23"><text:tab/># Pick out the passed in parameters or switch to reading by array.</text:p>
            <text:p text:style-name="P23"><text:tab/>if (ref($param) eq "HASH")</text:p>
            <text:p text:style-name="P23"><text:tab/>{</text:p>
            <text:p text:style-name="P23"><text:tab/><text:tab/># Read in variables from the 'param' hash reference.</text:p>
            <text:p text:style-name="P23"><text:tab/><text:tab/>$task=$param-&gt;{task};</text:p>
            <text:p text:style-name="P23"><text:tab/><text:tab/>$num1=$param-&gt;{num1};</text:p>
            <text:p text:style-name="P23"><text:tab/><text:tab/>$num2=$param-&gt;{num2};</text:p>
            <text:p text:style-name="P23"><text:tab/><text:tab/>$result=$param-&gt;{result};</text:p>
            <text:p text:style-name="P23"><text:tab/><text:tab/>$lang=$param-&gt;{lang} if exists $param-&gt;{lang};</text:p>
            <text:p text:style-name="P23"><text:tab/>}</text:p>
            <text:p text:style-name="P23"><text:tab/>else</text:p>
            <text:p text:style-name="P23"><text:tab/>{</text:p>
            <text:p text:style-name="P23"><text:tab/><text:tab/># 'param' is not a hash reference, so switch to array-mode.</text:p>
            <text:p text:style-name="P23"><text:tab/><text:tab/>$task=$param;</text:p>
            <text:p text:style-name="P23"><text:tab/><text:tab/>$num1=shift;</text:p>
            <text:p text:style-name="P23"><text:tab/><text:tab/>$num2=shift;</text:p>
            <text:p text:style-name="P23"><text:tab/><text:tab/>$result=shift;</text:p>
            <text:p text:style-name="P23"><text:tab/><text:tab/>$lang=shift if defined $_[0];</text:p>
            <text:p text:style-name="P23"><text:tab/>}</text:p>
            <text:p text:style-name="P23"><text:tab/></text:p>
            <text:p text:style-name="P23"><text:tab/># Create the 'say' variable.</text:p>
            <text:p text:style-name="P23"><text:tab/>my $say="";</text:p>
            <text:p text:style-name="P23"><text:tab/></text:p>
            <text:p text:style-name="P23"><text:tab/># Now choose the task </text:p>
            <text:p text:style-name="P23"><text:tab/>if ($task eq "add")</text:p>
            <text:p text:style-name="P23"><text:tab/>{</text:p>
            <text:p text:style-name="P23"><text:tab/><text:tab/># Adding, now choose the language.</text:p>
            <text:p text:style-name="P23"><text:soft-page-break/><text:tab/><text:tab/>if ($lang eq "en")</text:p>
            <text:p text:style-name="P23"><text:tab/><text:tab/>{</text:p>
            <text:p text:style-name="P23"><text:tab/><text:tab/><text:tab/># English</text:p>
            <text:p text:style-name="P23"><text:tab/><text:tab/><text:tab/>$say="I added: [$num1] and: [$num2] and got: [$result].";</text:p>
            <text:p text:style-name="P23"><text:tab/><text:tab/>}</text:p>
            <text:p text:style-name="P23"><text:tab/><text:tab/>elsif ($lang eq "fr")</text:p>
            <text:p text:style-name="P23"><text:tab/><text:tab/>{</text:p>
            <text:p text:style-name="P23"><text:tab/><text:tab/><text:tab/># French</text:p>
            <text:p text:style-name="P23"><text:tab/><text:tab/><text:tab/>$say="J'ai additionné: [$num1] et: [$num2] et la somme est: [$result].";</text:p>
            <text:p text:style-name="P23"><text:tab/><text:tab/>}</text:p>
            <text:p text:style-name="P23"><text:tab/>}</text:p>
            <text:p text:style-name="P23"><text:tab/>elsif ($task eq "sub")</text:p>
            <text:p text:style-name="P23"><text:tab/>{</text:p>
            <text:p text:style-name="P23"><text:tab/><text:tab/># Subtracting, now choose the language.</text:p>
            <text:p text:style-name="P23"><text:tab/><text:tab/>if ($lang eq "en")</text:p>
            <text:p text:style-name="P23"><text:tab/><text:tab/>{</text:p>
            <text:p text:style-name="P23"><text:tab/><text:tab/><text:tab/># English</text:p>
            <text:p text:style-name="P23"><text:tab/><text:tab/><text:tab/>$say="I subtracted: [$num1] from [$num2] and got: [$result].";</text:p>
            <text:p text:style-name="P23"><text:tab/><text:tab/>}</text:p>
            <text:p text:style-name="P23"><text:tab/><text:tab/>elsif ($lang eq "fr")</text:p>
            <text:p text:style-name="P23"><text:tab/><text:tab/>{</text:p>
            <text:p text:style-name="P23"><text:tab/><text:tab/><text:tab/># French (thanks to Sonja Elen Kisa for correcting my French!)</text:p>
            <text:p text:style-name="P23"><text:tab/><text:tab/><text:tab/>$say="J'ai soustrait: [$num1] de: [$num2] et la différence est: [$result].";</text:p>
            <text:p text:style-name="P23"><text:tab/><text:tab/>}</text:p>
            <text:p text:style-name="P23"><text:tab/>}</text:p>
            <text:p text:style-name="P23"><text:tab/>else</text:p>
            <text:p text:style-name="P23"><text:tab/>{</text:p>
            <text:p text:style-name="P24"><text:tab/><text:tab/>croak "Invalid task: [$task] passed to '\$an-&gt;Say-&gt;math'. Valid task arguments are 'add' and 'sub'.\n";</text:p>
            <text:p text:style-name="P23"><text:tab/>}</text:p>
            <text:p text:style-name="P23"><text:tab/></text:p>
            <text:p text:style-name="P23"><text:tab/>return ($say);</text:p>
            <text:p text:style-name="P23">}</text:p>
            <text:p text:style-name="P23"/>
            <text:p text:style-name="P23">1;</text:p>
          </table:table-cell>
        </table:table-row>
      </table:table>
      <text:p text:style-name="P14"/>
      <text:p text:style-name="P14"/>
      <text:h text:style-name="Heading_20_4" text:outline-level="4">Getting a Handle on our Parent; The '_parent' Method</text:h>
      <text:p text:style-name="Standard"/>
      <text:p text:style-name="P14">In this module, we will use the hash key '<text:span text:style-name="T1">HANDLE_TUT_TOOLS</text:span>' in our blessed reference to store the handle to the “parent” '<text:span text:style-name="T1">AN::Tut::Tools</text:span>' module. The difference this time is that this module can't go out and get the handle. If it tried to, it would get a new object that wouldn't </text:p>
      <text:p text:style-name="P14"><text:span text:style-name="T10">match the handle the user got. This is why '</text:span><text:span text:style-name="T1">AN::Tut::Tools</text:span><text:span text:style-name="T10">' called this module's '</text:span><text:span text:style-name="T1">_parent</text:span><text:span text:style-name="T10">' method and passed in it's own blessed hash reference. The '</text:span><text:span text:style-name="T1">_parent</text:span><text:span text:style-name="T10">' module takes that reference and stores it. Thus, any further call to '</text:span><text:span text:style-name="T1">_parent</text:span><text:span text:style-name="T10">' will return the '</text:span><text:span text:style-name="T1">AN::Tut::Tools</text:span><text:span text:style-name="T10">' object.</text:span></text:p>
      <text:p text:style-name="P14"/>
      <text:p text:style-name="P14"/>
      <text:h text:style-name="Heading_20_3" text:outline-level="3">The 'math' Method</text:h>
      <text:p text:style-name="P14"/>
      <text:p text:style-name="P14">This method is pretty straight forward from a module point of view. There is a little trick at the start that lets this method pick up arguments via an array or a hash. This trick exists so that the testing done in the last section will be more interesting. It checks to see if the first argument passed in my the user is a hash reference. If it is, it begins looking for variables by name. If it isn't, it switches to array-type reading of arguments and copies '<text:span text:style-name="T1">$param</text:span>' to '<text:span text:style-name="T1">$task</text:span>'.</text:p>
      <text:p text:style-name="P14"/>
      <text:p text:style-name="P14"/>
      <text:p text:style-name="P14"/>
      <text:p text:style-name="P14"/>
      <text:p text:style-name="P14"/>
      <text:p text:style-name="P14"/>
      <text:h text:style-name="Heading_20_3" text:outline-level="3"><text:soft-page-break/>The 'Math' Sibling; AN::Tut::Tools::Math</text:h>
      <text:p text:style-name="P18"/>
      <text:p text:style-name="P14">Let's take a look at the whole module before looking at the new parts:</text:p>
      <text:p text:style-name="P14"/>
      <table:table table:name="Table37" table:style-name="Table37">
        <table:table-column table:style-name="Table37.A"/>
        <table:table-row>
          <table:table-cell table:style-name="Table37.A1" office:value-type="string">
            <text:p text:style-name="P21">/usr/share/perl5/AN/Tut/Tools/Math.pm</text:p>
          </table:table-cell>
        </table:table-row>
        <table:table-row>
          <table:table-cell table:style-name="Table37.A2" office:value-type="string">
            <text:p text:style-name="P23">package AN::Tut::Tools::Math;</text:p>
            <text:p text:style-name="P23"/>
            <text:p text:style-name="P23"># This sets the version of this file. It will be useful later.</text:p>
            <text:p text:style-name="P23">BEGIN</text:p>
            <text:p text:style-name="P23">{</text:p>
            <text:p text:style-name="P23"><text:tab/>our $VERSION="0.1.001";</text:p>
            <text:p text:style-name="P23">}</text:p>
            <text:p text:style-name="P23"/>
            <text:p text:style-name="P23"># This just sets perl to be strict about how it runs and to die in a way</text:p>
            <text:p text:style-name="P23"># more compatible with the caller.</text:p>
            <text:p text:style-name="P23">use strict;</text:p>
            <text:p text:style-name="P23">use warnings;</text:p>
            <text:p text:style-name="P23">use Carp;</text:p>
            <text:p text:style-name="P23"/>
            <text:p text:style-name="P23"># The constructor method.</text:p>
            <text:p text:style-name="P23">sub new</text:p>
            <text:p text:style-name="P23">{</text:p>
            <text:p text:style-name="P23"><text:tab/>my $class=shift;</text:p>
            <text:p text:style-name="P23"><text:tab/></text:p>
            <text:p text:style-name="P23"><text:tab/>my $self={</text:p>
            <text:p text:style-name="P23"><text:tab/><text:tab/>HANDLE_TUT_TOOLS<text:tab/>=&gt;<text:tab/>""</text:p>
            <text:p text:style-name="P23"><text:tab/>};</text:p>
            <text:p text:style-name="P23"><text:tab/></text:p>
            <text:p text:style-name="P23"><text:tab/>bless ($self, $class);</text:p>
            <text:p text:style-name="P23"><text:tab/></text:p>
            <text:p text:style-name="P23"><text:tab/>return ($self);</text:p>
            <text:p text:style-name="P23">}</text:p>
            <text:p text:style-name="P23"/>
            <text:p text:style-name="P23"># Get a handle on the AN::Tut::Tools object. I know that technically that is a</text:p>
            <text:p text:style-name="P23"># sibling module, but it makes more sense in this case to think of it as a</text:p>
            <text:p text:style-name="P23"># parent.</text:p>
            <text:p text:style-name="P23">sub _parent</text:p>
            <text:p text:style-name="P23">{</text:p>
            <text:p text:style-name="P23"><text:tab/>my $self=shift;</text:p>
            <text:p text:style-name="P23"><text:tab/>my $parent=shift;</text:p>
            <text:p text:style-name="P23"><text:tab/></text:p>
            <text:p text:style-name="P23"><text:tab/>$self-&gt;{HANDLE_TUT_TOOLS}=$parent if $parent;</text:p>
            <text:p text:style-name="P23"><text:tab/></text:p>
            <text:p text:style-name="P23"><text:tab/>return ($self-&gt;{HANDLE_TUT_TOOLS});</text:p>
            <text:p text:style-name="P23">}</text:p>
            <text:p text:style-name="P23"/>
            <text:p text:style-name="P23"># My addition method</text:p>
            <text:p text:style-name="P23">sub add</text:p>
            <text:p text:style-name="P23">{</text:p>
            <text:p text:style-name="P23"><text:tab/># I expect this to be called via the object returned by the constructor</text:p>
            <text:p text:style-name="P23"><text:tab/># method. The next two arguments are the two numbers to sum up.</text:p>
            <text:p text:style-name="P23"><text:tab/>my $self=shift;</text:p>
            <text:p text:style-name="P23"><text:tab/>my $num1=shift;</text:p>
            <text:p text:style-name="P23"><text:tab/>my $num2=shift;</text:p>
            <text:p text:style-name="P23"><text:tab/></text:p>
            <text:p text:style-name="P23"><text:tab/># Make sure that this method is called via the module's object.</text:p>
            <text:p text:style-name="P23"><text:tab/>croak "The method 'add' must be called via the object returned by 'new'.\n" if not ref($self);</text:p>
            <text:p text:style-name="P23"><text:tab/></text:p>
            <text:p text:style-name="P23"><text:tab/># Just a little sanity check.</text:p>
            <text:p text:style-name="P23"><text:tab/>if (($num1 !~ /(^-?)\d+(\.\d+)?/) || ($num2 !~ /(^-?)\d+(\.\d+)?/))</text:p>
            <text:p text:style-name="P23"><text:tab/>{</text:p>
            <text:p text:style-name="P23"><text:tab/><text:tab/>croak "The method 'AN::Tut::Sample2-&gt;add' needs to be passed two numbers.\n";</text:p>
            <text:p text:style-name="P23"><text:tab/>}</text:p>
            <text:p text:style-name="P23"><text:tab/></text:p>
            <text:p text:style-name="P23"><text:tab/># Do the math.</text:p>
            <text:p text:style-name="P23"><text:tab/>my $result=$num1 + $num2;</text:p>
            <text:p text:style-name="P23"><text:tab/></text:p>
            <text:p text:style-name="P23"><text:tab/># Return the results.</text:p>
            <text:p text:style-name="P23"><text:tab/>return ($result);</text:p>
            <text:p text:style-name="P23"><text:soft-page-break/>}</text:p>
            <text:p text:style-name="P23"/>
            <text:p text:style-name="P23"># My subtraction method</text:p>
            <text:p text:style-name="P23">sub subtract</text:p>
            <text:p text:style-name="P23">{</text:p>
            <text:p text:style-name="P23"><text:tab/># I expect this to be called via the object returned by the constructor</text:p>
            <text:p text:style-name="P23"><text:tab/># method. Then I expect a number followed by the number to subtract</text:p>
            <text:p text:style-name="P23"><text:tab/># from it.</text:p>
            <text:p text:style-name="P23"><text:tab/>my $self=shift;</text:p>
            <text:p text:style-name="P23"><text:tab/>my $num1=shift;</text:p>
            <text:p text:style-name="P23"><text:tab/>my $num2=shift;</text:p>
            <text:p text:style-name="P23"><text:tab/></text:p>
            <text:p text:style-name="P23"><text:tab/># Make sure that this method is called via the module's object.</text:p>
            <text:p text:style-name="P23"><text:tab/>croak "The method 'subtract' must be called via the object returned by 'new'.\n" if not ref($self);</text:p>
            <text:p text:style-name="P23"><text:tab/></text:p>
            <text:p text:style-name="P23"><text:tab/># Just a little sanity check.</text:p>
            <text:p text:style-name="P23"><text:tab/>if (($num1 !~ /(^-?)\d+(\.\d+)?/) || ($num2 !~ /(^-?)\d+(\.\d+)?/))</text:p>
            <text:p text:style-name="P23"><text:tab/>{</text:p>
            <text:p text:style-name="P23"><text:tab/><text:tab/>croak "The method 'AN::Tut::Sample2-&gt;subtract' needs to be passed two numbers.\n";</text:p>
            <text:p text:style-name="P23"><text:tab/>}</text:p>
            <text:p text:style-name="P23"><text:tab/></text:p>
            <text:p text:style-name="P23"><text:tab/># Do the math.</text:p>
            <text:p text:style-name="P23"><text:tab/>my $result=$num1 - $num2;</text:p>
            <text:p text:style-name="P23"><text:tab/></text:p>
            <text:p text:style-name="P23"><text:tab/># Return the results.</text:p>
            <text:p text:style-name="P23"><text:tab/>return ($result);</text:p>
            <text:p text:style-name="P23">}</text:p>
            <text:p text:style-name="P23"/>
            <text:p text:style-name="P23"># My addition method that calls say on it's own.</text:p>
            <text:p text:style-name="P23">sub add_and_say</text:p>
            <text:p text:style-name="P23">{</text:p>
            <text:p text:style-name="P23"><text:tab/># I expect this to be called via the object returned by the constructor</text:p>
            <text:p text:style-name="P23"><text:tab/># method. The next two arguments are the two numbers to sum up.</text:p>
            <text:p text:style-name="P23"><text:tab/>my $self=shift;</text:p>
            <text:p text:style-name="P23"><text:tab/>my $num1=shift;</text:p>
            <text:p text:style-name="P23"><text:tab/>my $num2=shift;</text:p>
            <text:p text:style-name="P23"><text:tab/>my $lang=defined $_[0] ? shift : "en";</text:p>
            <text:p text:style-name="P23"><text:tab/></text:p>
            <text:p text:style-name="P23"><text:tab/># Make sure that this method is called via the module's object.</text:p>
            <text:p text:style-name="P23"><text:tab/>croak "The method 'add' must be called via the object returned by 'new'.\n" if not ref($self);</text:p>
            <text:p text:style-name="P23"><text:tab/></text:p>
            <text:p text:style-name="P23"><text:tab/># I use this object to get access to my sibling module's methods.</text:p>
            <text:p text:style-name="P23"><text:tab/>my $an=$self-&gt;_parent;</text:p>
            <text:p text:style-name="P23"><text:tab/></text:p>
            <text:p text:style-name="P23"><text:tab/># Call a method in this module, but use the object from 'parent'</text:p>
            <text:p text:style-name="P23"><text:tab/># instead of 'self'. </text:p>
            <text:p text:style-name="P23"><text:tab/>my $result=$an-&gt;Math-&gt;add($num1, $num2);</text:p>
            <text:p text:style-name="P23"><text:tab/></text:p>
            <text:p text:style-name="P23"><text:tab/># Call $an-&gt;Say to print the result.</text:p>
            <text:p text:style-name="P23"><text:tab/>my $say_result=$an-&gt;Say-&gt;math({</text:p>
            <text:p text:style-name="P23"><text:tab/><text:tab/>lang<text:tab/>=&gt;<text:tab/>"$lang",</text:p>
            <text:p text:style-name="P23"><text:tab/><text:tab/>task<text:tab/>=&gt;<text:tab/>"add",</text:p>
            <text:p text:style-name="P23"><text:tab/><text:tab/>num1<text:tab/>=&gt;<text:tab/>$num1,</text:p>
            <text:p text:style-name="P23"><text:tab/><text:tab/>num2<text:tab/>=&gt;<text:tab/>$num2,</text:p>
            <text:p text:style-name="P23"><text:tab/><text:tab/>result<text:tab/>=&gt;<text:tab/>$result</text:p>
            <text:p text:style-name="P23"><text:tab/>});</text:p>
            <text:p text:style-name="P23"><text:tab/></text:p>
            <text:p text:style-name="P23"><text:tab/># Return the results.</text:p>
            <text:p text:style-name="P23"><text:tab/>return ($say_result);</text:p>
            <text:p text:style-name="P23">}</text:p>
            <text:p text:style-name="P23"/>
            <text:p text:style-name="P23">1;</text:p>
          </table:table-cell>
        </table:table-row>
      </table:table>
      <text:p text:style-name="P14"/>
      <text:p text:style-name="P14">This module is fairly similar to what we saw earlier in '<text:span text:style-name="T1">Sample1.pm</text:span>' and the '<text:span text:style-name="T1">Sample2.pm</text:span>' modules. The main difference is that the counting methods are gone and a new '<text:span text:style-name="T1">add_and_say</text:span>' method has been added. </text:p>
      <text:p text:style-name="P14"/>
      <text:p text:style-name="P14"/>
      <text:h text:style-name="P47" text:outline-level="4"><text:soft-page-break/>Using the Parent Handle in 'add_and_say'</text:h>
      <text:p text:style-name="P14"/>
      <text:p text:style-name="P14">The new '<text:span text:style-name="T1">add_and_say</text:span>' method is actually a wrapper for two methods; The '<text:span text:style-name="T1">add</text:span>' method in this module and the '<text:span text:style-name="T1">math</text:span>' module in the <text:span text:style-name="T1">AN::Tut::Tools::Say</text:span> sibling module.</text:p>
      <text:p text:style-name="P14"/>
      <table:table table:name="Table39" table:style-name="Table39">
        <table:table-column table:style-name="Table39.A"/>
        <table:table-row>
          <table:table-cell table:style-name="Table39.A1" office:value-type="string">
            <text:p text:style-name="P23">sub add_and_say</text:p>
            <text:p text:style-name="P23">{</text:p>
            <text:p text:style-name="P23"><text:tab/># I expect this to be called via the object returned by the constructor</text:p>
            <text:p text:style-name="P23"><text:tab/># method. The next two arguments are the two numbers to sum up.</text:p>
            <text:p text:style-name="P23"><text:tab/>my $self=shift;</text:p>
            <text:p text:style-name="P23"><text:tab/>my $num1=shift;</text:p>
            <text:p text:style-name="P23"><text:tab/>my $num2=shift;</text:p>
            <text:p text:style-name="P23"><text:tab/>my $lang=defined $_[0] ? shift : "en";</text:p>
            <text:p text:style-name="P23"><text:tab/></text:p>
            <text:p text:style-name="P23"><text:tab/># Make sure that this method is called via the module's object.</text:p>
            <text:p text:style-name="P23"><text:tab/>croak "The method 'add' must be called via the object returned by 'new'.\n" if not ref($self);</text:p>
            <text:p text:style-name="P23"><text:tab/></text:p>
            <text:p text:style-name="P23"><text:tab/># I use this object to get access to my sibling module's methods.</text:p>
            <text:p text:style-name="P23"><text:tab/>my $an=$self-&gt;_parent;</text:p>
            <text:p text:style-name="P23"><text:tab/></text:p>
            <text:p text:style-name="P23"><text:tab/># Call a method in this module, but use the object from 'parent'</text:p>
            <text:p text:style-name="P23"><text:tab/># instead of 'self'. </text:p>
            <text:p text:style-name="P23"><text:tab/>my $result=$an-&gt;Math-&gt;add($num1, $num2);</text:p>
            <text:p text:style-name="P23"><text:tab/></text:p>
            <text:p text:style-name="P23"><text:tab/># Call $an-&gt;Say to print the result.</text:p>
            <text:p text:style-name="P23"><text:tab/>my $say_result=$an-&gt;Say-&gt;math({</text:p>
            <text:p text:style-name="P23"><text:tab/><text:tab/>lang<text:tab/>=&gt;<text:tab/>"$lang",</text:p>
            <text:p text:style-name="P23"><text:tab/><text:tab/>task<text:tab/>=&gt;<text:tab/>"add",</text:p>
            <text:p text:style-name="P23"><text:tab/><text:tab/>num1<text:tab/>=&gt;<text:tab/>$num1,</text:p>
            <text:p text:style-name="P23"><text:tab/><text:tab/>num2<text:tab/>=&gt;<text:tab/>$num2,</text:p>
            <text:p text:style-name="P23"><text:tab/><text:tab/>result<text:tab/>=&gt;<text:tab/>$result</text:p>
            <text:p text:style-name="P23"><text:tab/>});</text:p>
            <text:p text:style-name="P23"><text:tab/></text:p>
            <text:p text:style-name="P23"><text:tab/># Return the results.</text:p>
            <text:p text:style-name="P23"><text:tab/>return ($say_result);</text:p>
            <text:p text:style-name="P23">}</text:p>
          </table:table-cell>
        </table:table-row>
      </table:table>
      <text:p text:style-name="P14"/>
      <text:p text:style-name="P14">The first interesting bit is:</text:p>
      <text:p text:style-name="P14"/>
      <table:table table:name="Table40" table:style-name="Table40">
        <table:table-column table:style-name="Table40.A"/>
        <table:table-row>
          <table:table-cell table:style-name="Table40.A1" office:value-type="string">
            <text:p text:style-name="P23"><text:tab/>my $an=$self-&gt;_parent;</text:p>
          </table:table-cell>
        </table:table-row>
      </table:table>
      <text:p text:style-name="P14"/>
      <text:p text:style-name="P14">This calls the private method '<text:span text:style-name="T1">_parent</text:span>' and stores the returned object in '<text:span text:style-name="T1">$an</text:span>'. By doing this, we now have the object to '<text:span text:style-name="T1">AN::Tut::Tools</text:span>' that matches the object returned to the user. This is particularly important in more complex programs that make use of shared variable. This object is how we will access methods in the '<text:span text:style-name="T1">AN::Tut::Tools::Math</text:span>' module in the next two steps.</text:p>
      <text:p text:style-name="P14"/>
      <table:table table:name="Table41" table:style-name="Table41">
        <table:table-column table:style-name="Table41.A"/>
        <table:table-row>
          <table:table-cell table:style-name="Table41.A1" office:value-type="string">
            <text:p text:style-name="P23"><text:tab/>my $result=$an-&gt;Math-&gt;add($num1, $num2);</text:p>
          </table:table-cell>
        </table:table-row>
      </table:table>
      <text:p text:style-name="P14"/>
      <text:p text:style-name="P14">We could have used '<text:span text:style-name="T1">my $result=$self-&gt;add</text:span>' just effectively. The only reason I don't is that using the '<text:span text:style-name="T1">$an</text:span>' object allows me to move a method from one module to another module without changing any code; It makes this method more portable.</text:p>
      <text:p text:style-name="P14"/>
      <text:p text:style-name="P14"/>
      <text:p text:style-name="P41">Now the magic!</text:p>
      <text:p text:style-name="P14"/>
      <table:table table:name="Table42" table:style-name="Table42">
        <table:table-column table:style-name="Table42.A"/>
        <table:table-row>
          <table:table-cell table:style-name="Table42.A1" office:value-type="string">
            <text:p text:style-name="P23"><text:tab/>my $say_result=$an-&gt;Say-&gt;math({</text:p>
            <text:p text:style-name="P23"><text:tab/><text:tab/>lang<text:tab/>=&gt;<text:tab/>"$lang",</text:p>
            <text:p text:style-name="P23"><text:tab/><text:tab/>task<text:tab/>=&gt;<text:tab/>"add",</text:p>
            <text:p text:style-name="P23"><text:tab/><text:tab/>num1<text:tab/>=&gt;<text:tab/>$num1,</text:p>
            <text:p text:style-name="P23"><text:tab/><text:tab/>num2<text:tab/>=&gt;<text:tab/>$num2,</text:p>
            <text:p text:style-name="P23"><text:tab/><text:tab/>result<text:tab/>=&gt;<text:tab/>$result</text:p>
            <text:p text:style-name="P23"><text:tab/>});</text:p>
          </table:table-cell>
        </table:table-row>
      </table:table>
      <text:p text:style-name="P14"/>
      <text:p text:style-name="P14"><text:soft-page-break/>By using the '<text:span text:style-name="T1">Say</text:span>' method in the parent module '<text:span text:style-name="T1">AN::Tut::Tools</text:span>' via the '<text:span text:style-name="T1">$an</text:span>' object, I can call the '<text:span text:style-name="T1">math</text:span>' method in '<text:span text:style-name="T1">AN::Tut::Tools::Say</text:span>' from this module! This is how we can create a method that interacts with it's siblings, allowing the user to make a single method call the provides functions spanning multiple modules and methods!</text:p>
      <text:p text:style-name="P14"/>
      <text:p text:style-name="P14"/>
      <text:h text:style-name="Heading_20_2" text:outline-level="2">Putting it All Together; sample3.pl</text:h>
      <text:p text:style-name="P14"/>
      <table:table table:name="Table49" table:style-name="Table49">
        <table:table-column table:style-name="Table49.A"/>
        <table:table-row>
          <table:table-cell table:style-name="Table49.A1" office:value-type="string">
            <text:p text:style-name="P21">/usr/share/perl5/AN/Tut/sample3.pl</text:p>
          </table:table-cell>
        </table:table-row>
        <table:table-row>
          <table:table-cell table:style-name="Table49.A2" office:value-type="string">
            <text:p text:style-name="P23">#!/usr/bin/perl</text:p>
            <text:p text:style-name="P23"/>
            <text:p text:style-name="P23"># This just sets perl to be strict about how it runs.</text:p>
            <text:p text:style-name="P23">use strict;</text:p>
            <text:p text:style-name="P23">use warnings;</text:p>
            <text:p text:style-name="P23"/>
            <text:p text:style-name="P23"># Load my module.</text:p>
            <text:p text:style-name="P23">use AN::Tut::Tools 0.0.001;</text:p>
            <text:p text:style-name="P23"/>
            <text:p text:style-name="P23"># Call my constructor method.</text:p>
            <text:p text:style-name="P23">my $an=AN::Tut::Tools-&gt;new();</text:p>
            <text:p text:style-name="P23"/>
            <text:p text:style-name="P23"># Call the 'add' method via the 'Math' method.</text:p>
            <text:p text:style-name="P23">my $num1=10;</text:p>
            <text:p text:style-name="P23">my $num2=12;</text:p>
            <text:p text:style-name="P23">my $result=$an-&gt;Math-&gt;add($num1, $num2);</text:p>
            <text:p text:style-name="P23"/>
            <text:p text:style-name="P23">### Here are the different ways this method can be called.</text:p>
            <text:p text:style-name="P23"># Using the default language 'en', English.</text:p>
            <text:p text:style-name="P23">print $an-&gt;Say-&gt;math("add", $num1, $num2, $result), "\n";</text:p>
            <text:p text:style-name="P23"># Specifying the language 'fr', French</text:p>
            <text:p text:style-name="P23">print $an-&gt;Say-&gt;math("add", $num1, $num2, $result, "fr"), "\n";</text:p>
            <text:p text:style-name="P23"># Array-type; allows for better self-documenting code and flexible argument</text:p>
            <text:p text:style-name="P23"># order.</text:p>
            <text:p text:style-name="P23">print $an-&gt;Say-&gt;math({</text:p>
            <text:p text:style-name="P23"><text:tab/>task<text:tab/>=&gt;<text:tab/>"add",</text:p>
            <text:p text:style-name="P23"><text:tab/>num1<text:tab/>=&gt;<text:tab/>$num1,</text:p>
            <text:p text:style-name="P23"><text:tab/>num2<text:tab/>=&gt;<text:tab/>$num2,</text:p>
            <text:p text:style-name="P23"><text:tab/>result<text:tab/>=&gt;<text:tab/>$result,</text:p>
            <text:p text:style-name="P23"><text:tab/>lang<text:tab/>=&gt;<text:tab/>"fr"</text:p>
            <text:p text:style-name="P23">}), "\n";</text:p>
            <text:p text:style-name="P23"/>
            <text:p text:style-name="P23"># This time I do the print and math at the same time. Ya, it's ugly. :)</text:p>
            <text:p text:style-name="P23">$num1=40;</text:p>
            <text:p text:style-name="P23">$num2=12;</text:p>
            <text:p text:style-name="P23">print $an-&gt;Say-&gt;math({</text:p>
            <text:p text:style-name="P23"><text:tab/>task<text:tab/>=&gt;<text:tab/>"sub",</text:p>
            <text:p text:style-name="P23"><text:tab/>num1<text:tab/>=&gt;<text:tab/>$num1,</text:p>
            <text:p text:style-name="P23"><text:tab/>num2<text:tab/>=&gt;<text:tab/>$num2,</text:p>
            <text:p text:style-name="P23"><text:tab/>result<text:tab/>=&gt;<text:tab/>$an-&gt;Math-&gt;subtract($num1, $num2),</text:p>
            <text:p text:style-name="P23"><text:tab/>lang<text:tab/>=&gt;<text:tab/>"fr"</text:p>
            <text:p text:style-name="P23">}), "\n";</text:p>
            <text:p text:style-name="P23"/>
            <text:p text:style-name="P23"># Finally, let's call 'add_and_say' to show how one module's method can call a</text:p>
            <text:p text:style-name="P23"># sibling module's method.</text:p>
            <text:p text:style-name="P23">print $an-&gt;Math-&gt;add_and_say(15, 20), "\n";</text:p>
            <text:p text:style-name="P23"># Again, but specifying a language.</text:p>
            <text:p text:style-name="P23">print $an-&gt;Math-&gt;add_and_say(2, 18, "fr"), "\n";</text:p>
            <text:p text:style-name="P23"/>
            <text:p text:style-name="P23">exit 0;</text:p>
          </table:table-cell>
        </table:table-row>
      </table:table>
      <text:p text:style-name="P14"/>
      <text:p text:style-name="P14">We accessed both the '<text:span text:style-name="T1">Math</text:span>' and '<text:span text:style-name="T1">Say</text:span>' modules via the '<text:span text:style-name="T1">$an</text:span>' object. We only needed to load the parent module '<text:span text:style-name="T1">AN::Tut::Tools</text:span>' and then use it's pointer methods. This lets us expand our module in future releases, adding entirely new modules to our suite and the user never has to worry about it. They can simply start using the new module's methods via new pointer methods we would add.</text:p>
      <text:p text:style-name="P14"/>
      <text:p text:style-name="P14"><text:soft-page-break/>The rest of this sample script shows examples of different ways the methods can be called. These are needlessly complex, but will show different ways of writing tests in the last section of this paper.</text:p>
      <text:p text:style-name="P14"/>
      <text:p text:style-name="P14">Here's what it looks like when we run it.</text:p>
      <text:p text:style-name="P14"/>
      <table:table table:name="Table63" table:style-name="Table63">
        <table:table-column table:style-name="Table63.A"/>
        <table:table-row>
          <table:table-cell table:style-name="Table63.A1" office:value-type="string">
            <text:p text:style-name="P21">/usr/share/perl5/AN/Tut/sample3.pl</text:p>
          </table:table-cell>
        </table:table-row>
        <table:table-row>
          <table:table-cell table:style-name="Table63.A2" office:value-type="string">
            <text:p text:style-name="P22">I added: [10] and: [12] and got: [22]. </text:p>
            <text:p text:style-name="P22">J'ai additionné: [10] et: [12] et la somme est: [22]. </text:p>
            <text:p text:style-name="P22">J'ai additionné: [10] et: [12] et la somme est: [22]. </text:p>
            <text:p text:style-name="P22">J'ai soustrait: [40] de: [12] et la différence est: [28]. </text:p>
            <text:p text:style-name="P22">I added: [15] and: [20] and got: [35]. </text:p>
            <text:p text:style-name="P22">J'ai additionné: [2] et: [18] et la somme est: [20]. </text:p>
          </table:table-cell>
        </table:table-row>
      </table:table>
      <text:p text:style-name="P14"/>
      <text:p text:style-name="P14">Pretty neat, eh?</text:p>
      <text:p text:style-name="P14"/>
      <text:p text:style-name="P14"/>
      <text:h text:style-name="Heading_20_1" text:outline-level="1">Documentation: PODs (Plain-Old Document)</text:h>
      <text:p text:style-name="P14"/>
      <text:p text:style-name="P14">Documenting your modules can be done in a few ways. As good programmers, we already liberally sprinkle our code with comments in the program itself. We also use clear variable names to make the code as self-documenting as possible. </text:p>
      <text:p text:style-name="P14"/>
      <text:p text:style-name="P14">What about our users though? If we're writing a module, we can't expect a user to ever look at our module's source code, so we need another mechanism to make our documentation available to them. Perl has this ability through '<text:span text:style-name="T1">POD</text:span>'s; Plain Old Documentation.</text:p>
      <text:p text:style-name="P14"/>
      <text:p text:style-name="P14">POD documentation can exist in-line in our module or exist in a dedicated '<text:span text:style-name="T1">Module.pod</text:span>' file sitting beside our '<text:span text:style-name="T1">Module.pm</text:span>' module file. In either case, the user can then read our file by using a tool like the Linux command line '<text:span text:style-name="T1">perldoc Your::Module</text:span>'.</text:p>
      <text:p text:style-name="P14"/>
      <text:p text:style-name="P14">The syntax for PODs is a simple markup language.</text:p>
      <text:p text:style-name="P14"/>
      <text:h text:style-name="Heading_20_2" text:outline-level="2">In-line POD Documentation</text:h>
      <text:p text:style-name="P14"/>
      <text:p text:style-name="P14">Before we get into the actual syntax of POD, I wanted to point out the difference between in-line POD and a dedicated POD file.</text:p>
      <text:p text:style-name="P14"/>
      <text:p text:style-name="P14">When writing your POD in-line, you simply wrap the docs in '<text:span text:style-name="T1">=pod</text:span>' and '<text:span text:style-name="T1">=cut</text:span>'. Anything between these will be ignored by the perl interpreter at run time. All POD command syntax must start at the beginning of a newline with a blank line above and below it to be parsed properly.</text:p>
      <text:p text:style-name="P14"/>
      <text:p text:style-name="P14">Generally, when doing in-line documentation, a POD section will precede the method or function it relates to. This is by convention only however.</text:p>
      <text:p text:style-name="P14"/>
      <text:p text:style-name="P14">You do not need to wrap the text inside PODs unless you specifically want a certain indentation. Instead, just write each paragraph on a single line and the POD interpreted will handle line wrapping for you.</text:p>
      <text:p text:style-name="P14"/>
      <text:p text:style-name="P14"/>
      <text:p text:style-name="P14"/>
      <text:h text:style-name="Heading_20_2" text:outline-level="2"><text:soft-page-break/>POD Markup Syntax</text:h>
      <text:p text:style-name="P14"/>
      <text:p text:style-name="P14">It is a simple markup syntax that POD compatible readers can interpret and format for display to the user. The most common interpreter is '<text:span text:style-name="T1">perldoc</text:span>', though many other POD interpreters exist to translate POD documentation into web pages and other formats.</text:p>
      <text:p text:style-name="P14"/>
      <text:p text:style-name="P14">POD syntax is pretty straight-forward. Here is a quick overview of how the syntax would be ordered, with the actual documentation still missing. This is pretty much copypasta of the '<text:span text:style-name="T1">perldoc perlpod</text:span>' documentation.</text:p>
      <text:p text:style-name="P14"/>
      <table:table table:name="Table56" table:style-name="Table56">
        <table:table-column table:style-name="Table56.A"/>
        <table:table-row>
          <table:table-cell table:style-name="Table56.A1" office:value-type="string">
            <text:p text:style-name="P11">=pod </text:p>
            <text:p text:style-name="P11">=encoding type </text:p>
            <text:p text:style-name="P11">=head1 Heading Text </text:p>
            <text:p text:style-name="P11">=head2 Heading Text </text:p>
            <text:p text:style-name="P11">=head3 Heading Text </text:p>
            <text:p text:style-name="P11">=head4 Heading Text </text:p>
            <text:p text:style-name="P11">=over #</text:p>
            <text:p text:style-name="P11">=item stuff </text:p>
            <text:p text:style-name="P11">=back </text:p>
            <text:p text:style-name="P11">=begin format </text:p>
            <text:p text:style-name="P11">=end format </text:p>
            <text:p text:style-name="P11">=for format text... </text:p>
            <text:p text:style-name="P11">=cut </text:p>
          </table:table-cell>
        </table:table-row>
      </table:table>
      <text:p text:style-name="P9"/>
      <text:p text:style-name="P14">All command syntax requires a blank line preceding it and for the command to be at the start of the new line.</text:p>
      <text:p text:style-name="P14"/>
      <text:p text:style-name="P14"/>
      <text:h text:style-name="Heading_20_3" text:outline-level="3">=pod</text:h>
      <text:p text:style-name="P14"/>
      <text:p text:style-name="P14">This starts the POD documentation. If you are using a dedicated '<text:span text:style-name="T1">something.pod</text:span>' file, this will be the first line, or at least the start of what you want the user to read. When using in-line documentation, this will end the compilation of your code until the first '<text:span text:style-name="T1">=cut</text:span>' is seen.</text:p>
      <text:p text:style-name="P14"/>
      <text:p text:style-name="P14"/>
      <text:h text:style-name="Heading_20_3" text:outline-level="3">=cut</text:h>
      <text:p text:style-name="P14"/>
      <text:p text:style-name="P14">This ends a block of POD documentation. When in-line with a program, normal compilation of the script will resume after this line.</text:p>
      <text:p text:style-name="P14"/>
      <text:p text:style-name="P14"/>
      <text:h text:style-name="Heading_20_3" text:outline-level="3">=head# (1 - 4)</text:h>
      <text:p text:style-name="P14"/>
      <text:p text:style-name="P14">This precedes the heading text. Any text following a '<text:span text:style-name="T1">=head#</text:span>' will be given a prominent font style to bring attention to the user. There are four heading levels supported, with 3 and 4 being recent additions not supported by older versions of perldoc.</text:p>
      <text:p text:style-name="P14"/>
      <text:p text:style-name="P14">Under all four heading styles, text following the heading is indented eight spaces.</text:p>
      <text:p text:style-name="P14"/>
      <text:h text:style-name="Heading_20_4" text:outline-level="4"><text:soft-page-break/>=head1</text:h>
      <text:p text:style-name="P14"/>
      <text:p text:style-name="P14">Heading 1 bolds the text and does not indent the string following it. An example:</text:p>
      <text:p text:style-name="P14"/>
      <table:table table:name="Table57" table:style-name="Table57">
        <table:table-column table:style-name="Table57.A"/>
        <table:table-row>
          <table:table-cell table:style-name="Table57.A1" office:value-type="string">
            <text:p text:style-name="P11">=head1 METHODS</text:p>
            <text:p text:style-name="P11"/>
            <text:p text:style-name="P11">This module provides methods that do foo...</text:p>
          </table:table-cell>
        </table:table-row>
      </table:table>
      <text:p text:style-name="P14"/>
      <text:p text:style-name="P14"/>
      <text:h text:style-name="Heading_20_4" text:outline-level="4">=head2</text:h>
      <text:p text:style-name="P14"/>
      <text:p text:style-name="P14">Heading 2 bolds the text and indents the following text four spaces. For example:</text:p>
      <text:p text:style-name="P14"/>
      <table:table table:name="Table58" table:style-name="Table58">
        <table:table-column table:style-name="Table58.A"/>
        <table:table-row>
          <table:table-cell table:style-name="Table58.A1" office:value-type="string">
            <text:p text:style-name="P11">=head 2 method_name</text:p>
            <text:p text:style-name="P11"/>
            <text:p text:style-name="P11">This method provides bar...</text:p>
          </table:table-cell>
        </table:table-row>
      </table:table>
      <text:p text:style-name="P14"/>
      <text:p text:style-name="P14"/>
      <text:h text:style-name="Heading_20_4" text:outline-level="4">=head3</text:h>
      <text:p text:style-name="P14"/>
      <text:p text:style-name="P14">Heading 3 underlines the text and indents the following text eight spaces.</text:p>
      <text:p text:style-name="P14"/>
      <text:h text:style-name="Heading_20_4" text:outline-level="4">=head4</text:h>
      <text:p text:style-name="P14"/>
      <text:p text:style-name="P14">Heading 4 does not format the following text and indents it eight space.</text:p>
      <text:p text:style-name="P14"/>
      <text:h text:style-name="Heading_20_3" text:outline-level="3">=over #, =item, =back</text:h>
      <text:p text:style-name="P14"/>
      <text:p text:style-name="P14">The '<text:span text:style-name="T1">=over</text:span>' command starts a list of '<text:span text:style-name="T1">=item</text:span>'s, ending with the closing '<text:span text:style-name="T1">=back</text:span>' command. This is useful for creating a list, for example, of parameters a method takes.</text:p>
      <text:p text:style-name="P14"/>
      <text:p text:style-name="P14">The '<text:span text:style-name="T1">#</text:span>' following the '<text:span text:style-name="T1">=over</text:span>' is an optional number of 'ems' (elements) to indent the paragraph(s) describing each item in the list. The default is 4 ems when no number is given. At the command line, this translates to the description text being incremented four spaces. By contrast, '<text:span text:style-name="T1">=over 2</text:span>' will increment the description text by 2 elements, or spaces when interpreted by perldoc.</text:p>
      <text:p text:style-name="P14"/>
      <text:p text:style-name="P14">An example:</text:p>
      <text:p text:style-name="P14"/>
      <table:table table:name="Table59" table:style-name="Table59">
        <table:table-column table:style-name="Table59.A"/>
        <table:table-row>
          <table:table-cell table:style-name="Table59.A1" office:value-type="string">
            <text:p text:style-name="P11">=over</text:p>
            <text:p text:style-name="P11"/>
            <text:p text:style-name="P11">=item</text:p>
            <text:p text:style-name="P11"/>
            <text:p text:style-name="P11">foo</text:p>
            <text:p text:style-name="P11"/>
            <text:p text:style-name="P11">Foo is the first argument that 'some_method' takes and can be ...</text:p>
            <text:p text:style-name="P11"/>
            <text:p text:style-name="P11">=item </text:p>
            <text:p text:style-name="P11"/>
            <text:p text:style-name="P11">bar</text:p>
            <text:p text:style-name="P11"/>
            <text:p text:style-name="P11">Bar is the second argument that 'some_method' takes and is used to...</text:p>
            <text:p text:style-name="P11"/>
            <text:p text:style-name="P11"><text:soft-page-break/>=item </text:p>
            <text:p text:style-name="P11"/>
            <text:p text:style-name="P11">baz</text:p>
            <text:p text:style-name="P11"/>
            <text:p text:style-name="P11">Baz is the last argument taken and is optional. It controls...</text:p>
            <text:p text:style-name="P11"/>
            <text:p text:style-name="P11">=back</text:p>
          </table:table-cell>
        </table:table-row>
      </table:table>
      <text:p text:style-name="P14"/>
      <text:h text:style-name="Heading_20_4" text:outline-level="4">Some notes on '<text:span text:style-name="T1">=item</text:span>'</text:h>
      <text:p text:style-name="P14"/>
      <text:p text:style-name="P14">If you put one bare word following '<text:span text:style-name="T1">=item</text:span>', the description text will start in-line after item's text. If you put a space in front of the first line of description text though, the description text will start on an indented new line with the first line of the paragraph being indented one extra space. </text:p>
      <text:p text:style-name="P14"/>
      <text:p text:style-name="P14">Alternatively, you can put a star '<text:span text:style-name="T1">*</text:span>' between the item command and it's text to create a bullet list (<text:span text:style-name="T1">=item * foo</text:span>). Likewise, if the first line in the description is a single bare word, perldoc will create a bulleted entry. Last, you can put a number followed by a period after the item and before it's text to create a numbered list (<text:span text:style-name="T1">=item 1. foo</text:span>). A bare word followed by '<text:span text:style-name="T1">()</text:span>' (<text:span text:style-name="T1">=item foo()</text:span>) will be underlined and the description text will start on a new line. Whichever you use, just be sure to be consistent.</text:p>
      <text:p text:style-name="P14"/>
      <text:p text:style-name="P14">Lastly, you can not use '<text:span text:style-name="T1">=head#</text:span>' inside an '<text:span text:style-name="T1">=over</text:span>' - '<text:span text:style-name="T1">=back</text:span>' block.</text:p>
      <text:p text:style-name="P14"/>
      <text:p text:style-name="P14"/>
      <text:h text:style-name="Heading_20_3" text:outline-level="3">Code Blocks</text:h>
      <text:p text:style-name="P14"/>
      <text:p text:style-name="P14">To prevent a line from being parsed in any way, simply put a space or tab at the beginning of the line. This is an effective way to show code.</text:p>
      <text:p text:style-name="P14"/>
      <text:p text:style-name="P14"/>
      <text:h text:style-name="Heading_20_3" text:outline-level="3">Other Syntax</text:h>
      <text:p text:style-name="P14"/>
      <text:p text:style-name="P14">This covers just the basics of documenting your perl module. There are many other commands and formatting options well worth reviewing in '<text:span text:style-name="T1">perldoc perlpod</text:span>'! There are ways to specify the encoding used in your POD, a method for embedding other bits of data for compatible interpreters like HTML, manual formatting and embedding links.</text:p>
      <text:p text:style-name="P14"/>
      <text:p text:style-name="P14"/>
      <text:h text:style-name="Heading_20_2" text:outline-level="2">Dedicated POD File Examples</text:h>
      <text:p text:style-name="P14"/>
      <text:p text:style-name="P14">Lets see some real-world POD files created for the our most recent suite of modules.</text:p>
      <text:p text:style-name="P14"/>
      <text:p text:style-name="P14"/>
      <text:h text:style-name="Heading_20_3" text:outline-level="3">AN::Tut::Tools.pod</text:h>
      <text:p text:style-name="P14"/>
      <text:p text:style-name="P14"/>
      <text:p text:style-name="P14"/>
      <text:p text:style-name="P14"/>
      <table:table table:name="Table43" table:style-name="Table43">
        <table:table-column table:style-name="Table43.A"/>
        <text:soft-page-break/>
        <table:table-row>
          <table:table-cell table:style-name="Table43.A1" office:value-type="string">
            <text:p text:style-name="P21">/usr/share/perl5/AN/Tut/Tools.pod</text:p>
          </table:table-cell>
        </table:table-row>
        <table:table-row>
          <table:table-cell table:style-name="Table43.A2" office:value-type="string">
            <text:p text:style-name="P23">=pod</text:p>
            <text:p text:style-name="P23"/>
            <text:p text:style-name="P23">=encoding utf8</text:p>
            <text:p text:style-name="P23"/>
            <text:p text:style-name="P23">=head1 NAME</text:p>
            <text:p text:style-name="P23"/>
            <text:p text:style-name="P23">AN::Tools::Tut</text:p>
            <text:p text:style-name="P23"/>
            <text:p text:style-name="P23">This module provides access to the the other C&lt;AN::Tut::Tools&gt; module's methods.</text:p>
            <text:p text:style-name="P23"/>
            <text:p text:style-name="P23">=head1 SYNOPSIS</text:p>
            <text:p text:style-name="P23"/>
            <text:p text:style-name="P23"><text:s text:c="2"/>use AN::Tut::Tools;</text:p>
            <text:p text:style-name="P23"/>
            <text:p text:style-name="P23"><text:s text:c="2"/># Get a common object handle on all AN::Tut::Tools::* modules.</text:p>
            <text:p text:style-name="P23"><text:s text:c="2"/>my $an=AN::Tut::Tools-&gt;new();</text:p>
            <text:p text:style-name="P23"/>
            <text:p text:style-name="P23">=head1 DESCRIPTION</text:p>
            <text:p text:style-name="P23"/>
            <text:p text:style-name="P23">This module provides access to C&lt;AN::Tut::Tools::Math&gt; and C&lt;AN::Tut::Tools::Say&gt;. It provides no usable methods other than an object to access these other modules.</text:p>
            <text:p text:style-name="P23"/>
            <text:p text:style-name="P23">=head1 NOTES</text:p>
            <text:p text:style-name="P23"/>
            <text:p text:style-name="P23">All AN::Tut::Tools::* modules expects the data they receive to be in UTF-8 encoded format. Likewise, they return UTF-8 encoded strings. If you are getting weird output or are seeing a "wide character in print" error, check that you are not getting double-encoded UTF-8 strings by casting your data as UTF-8 in the first place.</text:p>
            <text:p text:style-name="P23"/>
            <text:p text:style-name="P23">=head1 METHODS</text:p>
            <text:p text:style-name="P23"/>
            <text:p text:style-name="P23">Below are the detailed usage instructions for the methods provided by this module.</text:p>
            <text:p text:style-name="P23"/>
            <text:p text:style-name="P23">=head2 Math</text:p>
            <text:p text:style-name="P23"/>
            <text:p text:style-name="P23">=head3 Example</text:p>
            <text:p text:style-name="P23"/>
            <text:p text:style-name="P23"><text:s text:c="2"/># Call 'add' in 'AN::Tut::Tools::Math'.</text:p>
            <text:p text:style-name="P23"><text:s text:c="2"/>my $num1=10;</text:p>
            <text:p text:style-name="P23"><text:s text:c="2"/>my $num2=12;</text:p>
            <text:p text:style-name="P23"><text:s text:c="2"/>my $result=$an-&gt;Math-&gt;add($num1, $num2);</text:p>
            <text:p text:style-name="P23"/>
            <text:p text:style-name="P23">=head3 Details</text:p>
            <text:p text:style-name="P23"/>
            <text:p text:style-name="P23">This method simply provides access to the methods provided by AN::Tut::Tools::Math. Please see that module's POD for mode information.</text:p>
            <text:p text:style-name="P23"/>
            <text:p text:style-name="P23">=head2 Say</text:p>
            <text:p text:style-name="P23"/>
            <text:p text:style-name="P23">=head3 Example</text:p>
            <text:p text:style-name="P23"/>
            <text:p text:style-name="P23"><text:s text:c="2"/># Call 'math' in 'AN::Tut::Tools::Say' using the data from the 'Math' call</text:p>
            <text:p text:style-name="P23"><text:s text:c="2"/># above.</text:p>
            <text:p text:style-name="P23"><text:s text:c="2"/>print $an-&gt;Say-&gt;math("add", $num1, $num2, $result), "\n";</text:p>
            <text:p text:style-name="P23"/>
            <text:p text:style-name="P23">=head3 Details</text:p>
            <text:p text:style-name="P23"/>
            <text:p text:style-name="P23">This method simply provides access to the methods provided by AN::Tut::Tools::Say. Please see that module's POD for mode information.</text:p>
            <text:p text:style-name="P23"/>
            <text:p text:style-name="P23">=head1 SEE ALSO</text:p>
            <text:p text:style-name="P23"/>
            <text:p text:style-name="P23">Other modules in the AN::Tools suite:</text:p>
            <text:p text:style-name="P23"/>
            <text:p text:style-name="P23">=over</text:p>
            <text:p text:style-name="P23"/>
            <text:p text:style-name="P23">=item AN::Tut::Tools::Math</text:p>
            <text:p text:style-name="P23"/>
            <text:p text:style-name="P23">=item AN::Tut::Tools::Say</text:p>
            <text:p text:style-name="P23"/>
            <text:p text:style-name="P23">=back</text:p>
            <text:p text:style-name="P23"/>
            <text:p text:style-name="P23"><text:soft-page-break/>=head1 LICENSE</text:p>
            <text:p text:style-name="P23"/>
            <text:p text:style-name="P23"><text:s/>Copyright (c) 2009 Alteeve's Niche!. All rights reserved.</text:p>
            <text:p text:style-name="P23"><text:s/>This program is free software; you can redistribute it and/or modify it under the same terms as Perl itself.</text:p>
            <text:p text:style-name="P23"/>
            <text:p text:style-name="P23">=cut</text:p>
          </table:table-cell>
        </table:table-row>
      </table:table>
      <text:p text:style-name="P14"/>
      <text:p text:style-name="P14"/>
      <text:h text:style-name="Heading_20_3" text:outline-level="3">AN::Tut::Tools::Say.pod</text:h>
      <text:p text:style-name="P14"/>
      <table:table table:name="Table44" table:style-name="Table44">
        <table:table-column table:style-name="Table44.A"/>
        <table:table-row>
          <table:table-cell table:style-name="Table44.A1" office:value-type="string">
            <text:p text:style-name="P21">/usr/share/perl5/AN/Tut/Tools/Say.pod</text:p>
          </table:table-cell>
        </table:table-row>
        <table:table-row>
          <table:table-cell table:style-name="Table44.A2" office:value-type="string">
            <text:p text:style-name="P23">=pod</text:p>
            <text:p text:style-name="P23"/>
            <text:p text:style-name="P23">=encoding utf8</text:p>
            <text:p text:style-name="P23"/>
            <text:p text:style-name="P23">=head1 NAME</text:p>
            <text:p text:style-name="P23"/>
            <text:p text:style-name="P23">AN::Tut::Tools::Say</text:p>
            <text:p text:style-name="P23"/>
            <text:p text:style-name="P23">This module provides access to the translation methods.</text:p>
            <text:p text:style-name="P23"/>
            <text:p text:style-name="P23">=head1 SYNOPSIS</text:p>
            <text:p text:style-name="P23"/>
            <text:p text:style-name="P23"><text:s text:c="2"/>use AN::Tut::Tools;</text:p>
            <text:p text:style-name="P23"/>
            <text:p text:style-name="P23"><text:s text:c="2"/># Get a common object handle on all AN::Tut::Tools::* modules.</text:p>
            <text:p text:style-name="P23"><text:s text:c="2"/>my $an=AN::Tut::Tools-&gt;new();</text:p>
            <text:p text:style-name="P23"/>
            <text:p text:style-name="P23">=head1 DESCRIPTION</text:p>
            <text:p text:style-name="P23"/>
            <text:p text:style-name="P23">This module provides methods that take arguments and variables from other module's methods and generates a string in a given language suitable for reading by the user.</text:p>
            <text:p text:style-name="P23"/>
            <text:p text:style-name="P23">=head1 NOTES</text:p>
            <text:p text:style-name="P23"/>
            <text:p text:style-name="P23">All AN::Tut::Tools::* modules expects the data they receive to be in UTF-8 encoded format. Likewise, they return UTF-8 encoded strings. If you are getting weird output or are seeing a "wide character in print" error, check that you are not getting double-encoded UTF-8 strings by casting your data as UTF-8 in the first place.</text:p>
            <text:p text:style-name="P23"/>
            <text:p text:style-name="P23">=head1 METHODS</text:p>
            <text:p text:style-name="P23"/>
            <text:p text:style-name="P23">Below are the detailed usage instructions for the methods provided by this module.</text:p>
            <text:p text:style-name="P23"/>
            <text:p text:style-name="P23">=head2 math</text:p>
            <text:p text:style-name="P23"/>
            <text:p text:style-name="P23">=head3 Example</text:p>
            <text:p text:style-name="P23"/>
            <text:p text:style-name="P23"><text:s text:c="2"/># Do a simple addition using '$an-&gt;Math-&gt;add()' so that there is something to</text:p>
            <text:p text:style-name="P23"><text:s text:c="2"/># talk about.</text:p>
            <text:p text:style-name="P23"><text:s text:c="2"/>my $num1=10;</text:p>
            <text:p text:style-name="P23"><text:s text:c="2"/>my $num2=12;</text:p>
            <text:p text:style-name="P23"><text:s text:c="2"/>my $result=$an-&gt;Math-&gt;add($num1, $num2);</text:p>
            <text:p text:style-name="P23"><text:s text:c="2"/></text:p>
            <text:p text:style-name="P23"><text:s text:c="2"/># Now generate and print a string to show the user using the default</text:p>
            <text:p text:style-name="P23"><text:s text:c="2"/># language.</text:p>
            <text:p text:style-name="P23"><text:s text:c="2"/>print $an-&gt;Say-&gt;math("add", $num1, $num2, $result), "\n";</text:p>
            <text:p text:style-name="P23"><text:s text:c="2"/></text:p>
            <text:p text:style-name="P23"><text:s text:c="2"/># This time, generate a French string.</text:p>
            <text:p text:style-name="P23"><text:s text:c="2"/>print $an-&gt;Say-&gt;math("add", $num1, $num2, $result, "fr"), "\n";</text:p>
            <text:p text:style-name="P23"><text:s text:c="2"/></text:p>
            <text:p text:style-name="P23"><text:s text:c="2"/># Now, generate a French string using a hash to pass in arguments.</text:p>
            <text:p text:style-name="P23"><text:s text:c="2"/>print $an-&gt;Say-&gt;math({</text:p>
            <text:p text:style-name="P23"><text:s text:c="2"/><text:tab/>task<text:tab/>=&gt;<text:tab/>"add",</text:p>
            <text:p text:style-name="P23"><text:s text:c="2"/><text:tab/>num1<text:tab/>=&gt;<text:tab/>$num1, </text:p>
            <text:p text:style-name="P23"><text:s text:c="2"/><text:tab/>num2<text:tab/>=&gt;<text:tab/>$num2, </text:p>
            <text:p text:style-name="P23"><text:s text:c="2"/><text:tab/>result<text:tab/>=&gt;<text:tab/>$result, </text:p>
            <text:p text:style-name="P23"><text:s text:c="2"/><text:tab/>lang<text:tab/>=&gt;<text:tab/>"fr"</text:p>
            <text:p text:style-name="P23"><text:soft-page-break/><text:s text:c="2"/>}), "\n";</text:p>
            <text:p text:style-name="P23"/>
            <text:p text:style-name="P23">=head3 Details</text:p>
            <text:p text:style-name="P23"/>
            <text:p text:style-name="P23">This method takes arguments passed into and the resulting output from calls to C&lt;AN::Tut::Tools::Math&gt;'s C&lt;add&gt; and C&lt;subtract&gt; methods. It then produces a string suitable for reading by the user in either English (default) or French.</text:p>
            <text:p text:style-name="P23"/>
            <text:p text:style-name="P23">=head3 Arguments</text:p>
            <text:p text:style-name="P23"/>
            <text:p text:style-name="P23">This method can either take arguments as an array or via a hash reference. The former being shorter and easier to type, the latter allowing for a more self-documenting format.</text:p>
            <text:p text:style-name="P23"/>
            <text:p text:style-name="P23">When call as an array, arguments must be passed in the order: C&lt;task&gt;, C&lt;num1&gt;, C&lt;num2&gt;, C&lt;result&gt; and, optionally, C&lt;lang&gt;. When C&lt;lang&gt; is not specified, C&lt;en&gt; (English) is used.</text:p>
            <text:p text:style-name="P23"/>
            <text:p text:style-name="P23">When call using a hash reference the arguments need not be in any particular order. The arguments below are to be used:</text:p>
            <text:p text:style-name="P23"/>
            <text:p text:style-name="P23">=head4 C&lt;task&gt;</text:p>
            <text:p text:style-name="P23"/>
            <text:p text:style-name="P23">This is either C&lt;add&gt; or C&lt;sub&gt; with no default being set. This is used as a key to tell this method what string type to generate; "Addition" or "Subtraction".</text:p>
            <text:p text:style-name="P23"/>
            <text:p text:style-name="P23">=head4 C&lt;num1&gt;</text:p>
            <text:p text:style-name="P23"/>
            <text:p text:style-name="P23">This is the first number used in the equation being discussed.</text:p>
            <text:p text:style-name="P23"/>
            <text:p text:style-name="P23">=head4 C&lt;num2&gt;</text:p>
            <text:p text:style-name="P23"/>
            <text:p text:style-name="P23">This is the second number used in the equation being discussed.</text:p>
            <text:p text:style-name="P23"/>
            <text:p text:style-name="P23">=head4 C&lt;result&gt;</text:p>
            <text:p text:style-name="P23"/>
            <text:p text:style-name="P23">This is the resulting number generated by the equation.</text:p>
            <text:p text:style-name="P23"/>
            <text:p text:style-name="P23">=head4 C&lt;lang&gt;</text:p>
            <text:p text:style-name="P23"/>
            <text:p text:style-name="P23">Default: C&lt;en&gt;</text:p>
            <text:p text:style-name="P23"/>
            <text:p text:style-name="P23">This is the language code used to tell this method what language string to create. Valid arguments are:</text:p>
            <text:p text:style-name="P23"/>
            <text:p text:style-name="P23">=over</text:p>
            <text:p text:style-name="P23"/>
            <text:p text:style-name="P23">=item C&lt;en&gt;</text:p>
            <text:p text:style-name="P23"/>
            <text:p text:style-name="P23">English</text:p>
            <text:p text:style-name="P23"/>
            <text:p text:style-name="P23">=item C&lt;fr&gt;</text:p>
            <text:p text:style-name="P23"/>
            <text:p text:style-name="P23">French</text:p>
            <text:p text:style-name="P23"/>
            <text:p text:style-name="P23">=back</text:p>
            <text:p text:style-name="P23"/>
            <text:p text:style-name="P23">=head1 SEE ALSO</text:p>
            <text:p text:style-name="P23"/>
            <text:p text:style-name="P23">Other modules in the AN::Tut::Tools suite:</text:p>
            <text:p text:style-name="P23"/>
            <text:p text:style-name="P23">=over</text:p>
            <text:p text:style-name="P23"/>
            <text:p text:style-name="P23">=item AN::Tut::Tools</text:p>
            <text:p text:style-name="P23"/>
            <text:p text:style-name="P23">=item AN::Tut::Tools::Math</text:p>
            <text:p text:style-name="P23"/>
            <text:p text:style-name="P23">=back</text:p>
            <text:p text:style-name="P23"/>
            <text:p text:style-name="P23">=head1 LICENSE</text:p>
            <text:p text:style-name="P23"/>
            <text:p text:style-name="P23"><text:s/>Copyright (c) 2009 Alteeve's Niche!. All rights reserved.</text:p>
            <text:p text:style-name="P23"><text:s/>This program is free software; you can redistribute it and/or modify it under the same terms as Perl itself.</text:p>
            <text:p text:style-name="P23"/>
            <text:p text:style-name="P23">=cut</text:p>
          </table:table-cell>
        </table:table-row>
      </table:table>
      <text:p text:style-name="P14"><text:soft-page-break/></text:p>
      <text:h text:style-name="Heading_20_3" text:outline-level="3">AN::Tut::Tools::Math.pod</text:h>
      <text:p text:style-name="P14"/>
      <table:table table:name="Table45" table:style-name="Table45">
        <table:table-column table:style-name="Table45.A"/>
        <table:table-row>
          <table:table-cell table:style-name="Table45.A1" office:value-type="string">
            <text:p text:style-name="P21">/usr/share/perl5/AN/Tut/Tools/Math.pod</text:p>
          </table:table-cell>
        </table:table-row>
        <table:table-row>
          <table:table-cell table:style-name="Table45.A2" office:value-type="string">
            <text:p text:style-name="P23">=pod</text:p>
            <text:p text:style-name="P23"/>
            <text:p text:style-name="P23">=encoding utf8</text:p>
            <text:p text:style-name="P23"/>
            <text:p text:style-name="P23">=head1 NAME</text:p>
            <text:p text:style-name="P23"/>
            <text:p text:style-name="P23">AN::Tools::Tut::Math</text:p>
            <text:p text:style-name="P23"/>
            <text:p text:style-name="P23">This module provides access to the mathematical methods.</text:p>
            <text:p text:style-name="P23"/>
            <text:p text:style-name="P23">=head1 SYNOPSIS</text:p>
            <text:p text:style-name="P23"/>
            <text:p text:style-name="P23"><text:s text:c="2"/>use AN::Tut::Tools;</text:p>
            <text:p text:style-name="P23"/>
            <text:p text:style-name="P23"><text:s text:c="2"/># Get a common object handle on all AN::Tut::Tools::* modules.</text:p>
            <text:p text:style-name="P23"><text:s text:c="2"/>my $an=AN::Tut::Tools-&gt;new();</text:p>
            <text:p text:style-name="P23"/>
            <text:p text:style-name="P23">=head1 DESCRIPTION</text:p>
            <text:p text:style-name="P23"/>
            <text:p text:style-name="P23">This module provides methods for performing basic math.</text:p>
            <text:p text:style-name="P23"/>
            <text:p text:style-name="P23">=head1 NOTES</text:p>
            <text:p text:style-name="P23"/>
            <text:p text:style-name="P23">All AN::Tut::Tools::* modules expects the data they receive to be in UTF-8 encoded format. Likewise, they return UTF-8 encoded strings. If you are getting weird output or are seeing a "wide character in print" error, check that you are not getting double-encoded UTF-8 strings by casting your data as UTF-8 in the first place.</text:p>
            <text:p text:style-name="P23"/>
            <text:p text:style-name="P23">=head1 METHODS</text:p>
            <text:p text:style-name="P23"/>
            <text:p text:style-name="P23">Below are the detailed usage instructions for the methods provided by this module.</text:p>
            <text:p text:style-name="P23"/>
            <text:p text:style-name="P23">=head2 add</text:p>
            <text:p text:style-name="P23"/>
            <text:p text:style-name="P23">=head3 Example</text:p>
            <text:p text:style-name="P23"/>
            <text:p text:style-name="P23"><text:s text:c="2"/># Do a simple addition.</text:p>
            <text:p text:style-name="P23"><text:s text:c="2"/>my $num1=10;</text:p>
            <text:p text:style-name="P23"><text:s text:c="2"/>my $num2=12;</text:p>
            <text:p text:style-name="P23"><text:s text:c="2"/>my $result=$an-&gt;Math-&gt;add($num1, $num2);</text:p>
            <text:p text:style-name="P23"><text:s text:c="2"/># $result is '22'.</text:p>
            <text:p text:style-name="P23"/>
            <text:p text:style-name="P23">=head3 Details</text:p>
            <text:p text:style-name="P23"/>
            <text:p text:style-name="P23">This method takes two numbers and returns the resulting addition of those two numbers. The numbers may be signed whole integers or floating points (real) numbers.</text:p>
            <text:p text:style-name="P23"/>
            <text:p text:style-name="P23">=head2 subtract</text:p>
            <text:p text:style-name="P23"/>
            <text:p text:style-name="P23">=head3 Example</text:p>
            <text:p text:style-name="P23"/>
            <text:p text:style-name="P23"><text:s text:c="2"/># Do a simple subtraction.</text:p>
            <text:p text:style-name="P23"><text:s text:c="2"/># talk about.</text:p>
            <text:p text:style-name="P23"><text:s text:c="2"/>my $num1=10;</text:p>
            <text:p text:style-name="P23"><text:s text:c="2"/>my $num2=12;</text:p>
            <text:p text:style-name="P23"><text:s text:c="2"/>my $result=$an-&gt;Math-&gt;subtract($num1, $num2);</text:p>
            <text:p text:style-name="P23"><text:s text:c="2"/># $result is '-2'.</text:p>
            <text:p text:style-name="P23"/>
            <text:p text:style-name="P23">=head3 Details</text:p>
            <text:p text:style-name="P23"/>
            <text:p text:style-name="P23">This method takes two numbers and returns the result of subtracting the second number from the first. The numbers may be signed whole integers or floating points (real) numbers.</text:p>
            <text:p text:style-name="P23"/>
            <text:p text:style-name="P23">=head2 add_and_say</text:p>
            <text:p text:style-name="P23"/>
            <text:p text:style-name="P23"><text:soft-page-break/>=head3 Example</text:p>
            <text:p text:style-name="P23"/>
            <text:p text:style-name="P23"><text:s text:c="2"/># Do a simple addition, but get back the processed string in French.</text:p>
            <text:p text:style-name="P23"><text:s text:c="2"/>$an-&gt;Math-&gt;add_and_say(2, 18, "fr");</text:p>
            <text:p text:style-name="P23"><text:s text:c="2"/># $result is 'J'ai additionné: [2] et: [18] et la somme est: [20].'.</text:p>
            <text:p text:style-name="P23"/>
            <text:p text:style-name="P23">=head3 Details</text:p>
            <text:p text:style-name="P23"/>
            <text:p text:style-name="P23">This method takes two numbers and returns a string in the specified language with the answer (English, if not specified).</text:p>
            <text:p text:style-name="P23"/>
            <text:p text:style-name="P23">=head1 SEE ALSO</text:p>
            <text:p text:style-name="P23"/>
            <text:p text:style-name="P23">Other modules in the AN::Tools suite:</text:p>
            <text:p text:style-name="P23"/>
            <text:p text:style-name="P23">=over</text:p>
            <text:p text:style-name="P23"/>
            <text:p text:style-name="P23">=item AN::Tut::Tools</text:p>
            <text:p text:style-name="P23"/>
            <text:p text:style-name="P23">=item AN::Tut::Tools::Say</text:p>
            <text:p text:style-name="P23"/>
            <text:p text:style-name="P23">=back</text:p>
            <text:p text:style-name="P23"/>
            <text:p text:style-name="P23">=head1 LICENSE</text:p>
            <text:p text:style-name="P23"/>
            <text:p text:style-name="P23"><text:s/>Copyright (c) 2009 Alteeve's Niche!. All rights reserved.</text:p>
            <text:p text:style-name="P23"><text:s/>This program is free software; you can redistribute it and/or modify it under the same terms as Perl itself.</text:p>
            <text:p text:style-name="P23"/>
            <text:p text:style-name="P23">=cut</text:p>
          </table:table-cell>
        </table:table-row>
      </table:table>
      <text:p text:style-name="P14"/>
      <text:p text:style-name="P14"/>
      <text:h text:style-name="Heading_20_1" text:outline-level="1">The Importance of Testing</text:h>
      <text:p text:style-name="P14"/>
      <text:p text:style-name="P14"><text:tab/>“<text:span text:style-name="T5">Just as there's no such thing as a bug-free program</text:span></text:p>
      <text:p text:style-name="P14"><text:span text:style-name="T5"><text:tab/> there's no program that can't be debugged. Am l wrong?</text:span>” - Ghost in the Shell</text:p>
      <text:p text:style-name="P14"/>
      <text:p text:style-name="P14">All module's and their methods need to be tested. This should be done after every change to the program. This can be extremely tedious without some testing program. Thankfully, several tools already exist to help you write a test script for your modules. </text:p>
      <text:p text:style-name="P14"/>
      <text:p text:style-name="P14">To start, read the PODs for '<text:span text:style-name="T1">Test::Tutorial</text:span>', then the '<text:span text:style-name="T1">Test::Simple</text:span>' and lastly '<text:span text:style-name="T1">Test::More</text:span>'. This section of the talk is an overview of those modules' documentation. The main difference being that I assume you understand why testing is important so I will leave the sarcasm and brow-beating behind.</text:p>
      <text:p text:style-name="P14"/>
      <text:p text:style-name="P14"/>
      <text:h text:style-name="Heading_20_2" text:outline-level="2">Reasoning</text:h>
      <text:p text:style-name="P14"/>
      <text:p text:style-name="P14">The main reason for creating a comprehensive testing module is to help catch unanticipated consequences of changes to your modules. Ideally, your module will be used by many different people and/or in many different ways. Further, a proper test suite is required to get your modules onto CPAN.</text:p>
      <text:p text:style-name="P14"/>
      <text:p text:style-name="P14">A well designed test program calls your various module's and methods in all the possible ways you can think of. As you can guess, this means you have to write your test program to be very thorough. If you decide to leave the testing program until after you have finished your modules, you will be faced with a daunting task that you may simply never do. Like documentation, it is best to write your test suite along side of writing your modules themselves.</text:p>
      <text:p text:style-name="P14"/>
      <text:p text:style-name="P14"/>
      <text:h text:style-name="Heading_20_2" text:outline-level="2"><text:soft-page-break/>The Test::More module</text:h>
      <text:p text:style-name="P14"/>
      <text:p text:style-name="P14">It is generally recommended to start your first test script using the '<text:span text:style-name="T1">Test::Simple</text:span>' module. However, I disagree as '<text:span text:style-name="T1">Test::More</text:span>' is a drop-in replacement for '<text:span text:style-name="T1">Test::Simple</text:span>' that offers a wider range of tests. You may wish to start with '<text:span text:style-name="T1">Test::Simple</text:span>' and then switch when you run into it's limitations. </text:p>
      <text:p text:style-name="P14"/>
      <text:p text:style-name="P14">The two main reasons I prefer starting with '<text:span text:style-name="T1">Test::More</text:span>' are;</text:p>
      <text:p text:style-name="P14"/>
      <text:list xml:id="list1159885115" text:style-name="L9">
        <text:list-item>
          <text:p text:style-name="P39">It supports a string describing each test.</text:p>
        </text:list-item>
        <text:list-item>
          <text:p text:style-name="P39">It has methods that go well beyond the simple 'does A match B' test. It allows for regular expression tests, 'unlike' tests and so forth.</text:p>
        </text:list-item>
      </text:list>
      <text:p text:style-name="P14"/>
      <text:p text:style-name="P14"/>
      <text:h text:style-name="Heading_20_2" text:outline-level="2">Overview</text:h>
      <text:p text:style-name="P14"/>
      <text:p text:style-name="P14">Each test is ultimately the same; Does 'A' [equal|not equal|match|not match] 'B'. If so, the test passes. If not, the test fails. If one or more tests fail, the entire test suite fails. Later, if your build a Makefile for your modules, a failed test will prevent your module suite from installing on a user's machine.</text:p>
      <text:p text:style-name="P14"/>
      <text:p text:style-name="P14">The core of the '<text:span text:style-name="T1">Test::*</text:span>' suite is the '<text:span text:style-name="T1">Test::Harness</text:span>' module. All other '<text:span text:style-name="T1">Test::*</text:span>' modules print output in a format that '<text:span text:style-name="T1">Test::Harness</text:span>' can parse. In turn, '<text:span text:style-name="T1">Test::Harness</text:span>' ensures that all planned tests are run and it handles how the test results and errors are displayed to the user. </text:p>
      <text:p text:style-name="P14"/>
      <text:p text:style-name="P14"/>
      <text:h text:style-name="Heading_20_2" text:outline-level="2">Example; test.pl</text:h>
      <text:p text:style-name="P14"/>
      <text:p text:style-name="P14">Let's take a look at a test suite for our most recent modules.</text:p>
      <text:p text:style-name="P14"/>
      <text:p text:style-name="P14">We'll start with a normal perl script that will load '<text:span text:style-name="T1">Test::More</text:span>', test against the parent module and then call test files for each of the sibling modules.</text:p>
      <text:p text:style-name="P14"/>
      <table:table table:name="Table46" table:style-name="Table46">
        <table:table-column table:style-name="Table46.A"/>
        <table:table-row>
          <table:table-cell table:style-name="Table46.A1" office:value-type="string">
            <text:p text:style-name="P21">/usr/share/perl5/AN/Tut/test.pl</text:p>
          </table:table-cell>
        </table:table-row>
        <table:table-row>
          <table:table-cell table:style-name="Table46.A2" office:value-type="string">
            <text:p text:style-name="P23">#!/usr/bin/perl -Tw</text:p>
            <text:p text:style-name="P23"/>
            <text:p text:style-name="P23">use strict;</text:p>
            <text:p text:style-name="P23">use warnings;</text:p>
            <text:p text:style-name="P23">use POSIX;</text:p>
            <text:p text:style-name="P23"/>
            <text:p text:style-name="P23"># Be nice and set a version number.</text:p>
            <text:p text:style-name="P23">our $VERSION="0.0.001";</text:p>
            <text:p text:style-name="P23"/>
            <text:p text:style-name="P23"># Call in the test module</text:p>
            <text:p text:style-name="P23">use Test::More tests =&gt; 28;</text:p>
            <text:p text:style-name="P23"># use Test::More 'no_plan';</text:p>
            <text:p text:style-name="P23"/>
            <text:p text:style-name="P23"># Load my module via 'use_ok' test.</text:p>
            <text:p text:style-name="P23">BEGIN</text:p>
            <text:p text:style-name="P23">{</text:p>
            <text:p text:style-name="P23"><text:tab/>print "Will now test AN::Tut::Tools on $^O.\n";</text:p>
            <text:p text:style-name="P23"><text:tab/>use_ok('AN::Tut::Tools', 0.0.001);</text:p>
            <text:p text:style-name="P23">}</text:p>
            <text:p text:style-name="P23"/>
            <text:p text:style-name="P23"># Get a handle on the main module and test it.</text:p>
            <text:p text:style-name="P23">my $an=AN::Tut::Tools-&gt;new();</text:p>
            <text:p text:style-name="P23">like($an, qr/^AN::Tut::Tools=HASH\(0x\w+\)$/, "AN::Tut::Tools object appears valid.");</text:p>
            <text:p text:style-name="P23"/>
            <text:p text:style-name="P23"><text:soft-page-break/># Build an array of methods that 'AN::Tut::Tools' should provide.</text:p>
            <text:p text:style-name="P23">my @methods=("Math", "Say");</text:p>
            <text:p text:style-name="P23">can_ok("AN::Tut::Tools", @methods);</text:p>
            <text:p text:style-name="P23"/>
            <text:p text:style-name="P23">### test AN::Tut::Tools::Math</text:p>
            <text:p text:style-name="P23">print "Testing AN::Tut::Tools::Math\n";</text:p>
            <text:p text:style-name="P23">require_ok("AN/Tut/t/Math.t");</text:p>
            <text:p text:style-name="P23"/>
            <text:p text:style-name="P23">### test AN::Tut::Tools::Math</text:p>
            <text:p text:style-name="P23">print "Testing AN::Tut::Tools::Say\n";</text:p>
            <text:p text:style-name="P23">require_ok("AN/Tut/t/Say.t");</text:p>
            <text:p text:style-name="P23"/>
            <text:p text:style-name="P23">exit;</text:p>
          </table:table-cell>
        </table:table-row>
      </table:table>
      <text:p text:style-name="P14"/>
      <text:p text:style-name="P14"/>
      <text:h text:style-name="Heading_20_3" text:outline-level="3">Breaking it Down</text:h>
      <text:p text:style-name="P14"/>
      <text:p text:style-name="P14">Let's take a closer look at the '<text:span text:style-name="T1">test.pl</text:span>' script.</text:p>
      <text:p text:style-name="P14"/>
      <text:p text:style-name="P14"/>
      <text:h text:style-name="Heading_20_4" text:outline-level="4">Loading Test::More</text:h>
      <text:p text:style-name="P14"/>
      <text:p text:style-name="P14">The first interesting part is:</text:p>
      <text:p text:style-name="P14"/>
      <table:table table:name="Table47" table:style-name="Table47">
        <table:table-column table:style-name="Table47.A"/>
        <table:table-row>
          <table:table-cell table:style-name="Table47.A1" office:value-type="string">
            <text:p text:style-name="P23"># Call in the test module</text:p>
            <text:p text:style-name="P23">use Test::More tests =&gt; 28;</text:p>
            <text:p text:style-name="P23"># use Test::More 'no_plan';</text:p>
          </table:table-cell>
        </table:table-row>
      </table:table>
      <text:p text:style-name="P14"/>
      <text:p text:style-name="P14">When you load '<text:span text:style-name="T1">Test::More</text:span>' you can invoke it in one of two ways. Both are shown here, with the second one being commented out.</text:p>
      <text:p text:style-name="P14"/>
      <text:p text:style-name="P14">In the first case, I tell '<text:span text:style-name="T1">Test::More</text:span>', which in turn tells '<text:span text:style-name="T1">Test::Harness</text:span>', that I plan to run 28 tests. This is important because a given test could fail so badly that the test script could exit without the bad test itself returning a fail. Without a predetermined number of tests, '<text:span text:style-name="T1">Test::Harness</text:span>' will see all <text:span text:style-name="T8">run</text:span><text:span text:style-name="T9"> tests as having passed and declare the tests a success. Conversely, by declaring that we will run 28 tests, and 12 run successfully before the 13</text:span><text:span text:style-name="T11">th</text:span><text:span text:style-name="T9"> kills the script, '</text:span><text:span text:style-name="T3">Test::Harness</text:span><text:span text:style-name="T9">' will know that something went wrong and print an overall failure.</text:span></text:p>
      <text:p text:style-name="P17"/>
      <text:p text:style-name="P17">In the second commented out case, I tell '<text:span text:style-name="T1">Test::More</text:span>' that I don't have a plan. This is useful while you write your test suite. It would be very annoying to have to go back and edit that line every time you add or remove a test. Be sure to always switch back to the planned number of tests when you finish working on your test suite.</text:p>
      <text:p text:style-name="P17"/>
      <text:p text:style-name="P17"/>
      <text:h text:style-name="Heading_20_4" text:outline-level="4">The 'use_ok()' Method</text:h>
      <text:p text:style-name="P14"/>
      <text:p text:style-name="P14">The first step in our test is to load our '<text:span text:style-name="T1">AN::Tools</text:span>' module.</text:p>
      <text:p text:style-name="P14"/>
      <table:table table:name="Table48" table:style-name="Table48">
        <table:table-column table:style-name="Table48.A"/>
        <table:table-row>
          <table:table-cell table:style-name="Table48.A1" office:value-type="string">
            <text:p text:style-name="P23">BEGIN</text:p>
            <text:p text:style-name="P23">{</text:p>
            <text:p text:style-name="P23"><text:tab/>print "Will now test AN::Tut::Tools on $^O.\n";</text:p>
            <text:p text:style-name="P23"><text:tab/>use_ok('AN::Tut::Tools', 0.0.001);</text:p>
            <text:p text:style-name="P23">}</text:p>
          </table:table-cell>
        </table:table-row>
      </table:table>
      <text:p text:style-name="P14"/>
      <text:p text:style-name="P14"><text:soft-page-break/>This is done in a '<text:span text:style-name="T1">BEGIN</text:span>' block, as recommended by '<text:span text:style-name="T1">Test::More</text:span>', so that functions are exported at compile time and that prototypes are properly honoured.</text:p>
      <text:p text:style-name="P14"/>
      <text:p text:style-name="P14">The '<text:span text:style-name="T1">use_ok</text:span>' test takes one or two arguments; The first being the module to load and the second, optional argument being the minimum version of the module needed. If anything were to fail when a user ran '<text:span text:style-name="T1">use AN::Tut::Tools 0.0.001</text:span>', the '<text:span text:style-name="T1">use_ok()</text:span>' test would catch it.</text:p>
      <text:p text:style-name="P14"/>
      <text:p text:style-name="P14"/>
      <text:h text:style-name="Heading_20_4" text:outline-level="4">The 'like()' and 'unlike()' Tests</text:h>
      <text:p text:style-name="P14"/>
      <text:p text:style-name="P14">These tests do a regular expression test of the first argument against the second argument. </text:p>
      <text:p text:style-name="P14"/>
      <table:table table:name="Table50" table:style-name="Table50">
        <table:table-column table:style-name="Table50.A"/>
        <table:table-row>
          <table:table-cell table:style-name="Table50.A1" office:value-type="string">
            <text:p text:style-name="P23">my $an=AN::Tut::Tools-&gt;new();</text:p>
            <text:p text:style-name="P23">like($an, qr/^AN::Tut::Tools=HASH\(0x\w+\)$/, "AN::Tut::Tools object appears valid.");</text:p>
          </table:table-cell>
        </table:table-row>
      </table:table>
      <text:p text:style-name="P14"/>
      <text:p text:style-name="P14">In this example, I use a regular expression to make sure that the object returned by calling the constructor method is '<text:span text:style-name="T1">bless</text:span>'ed into my module's class. The '<text:span text:style-name="T1">unlike</text:span>' test is simply the reverse and would <text:span text:style-name="T10">fail is '</text:span><text:span text:style-name="T1">$an</text:span><text:span text:style-name="T10">' matched '</text:span><text:span text:style-name="T1">/^AN::Tut::Tools=HASH\(0x\w+\)$/</text:span><text:span text:style-name="T10">'.</text:span></text:p>
      <text:p text:style-name="P14"/>
      <text:p text:style-name="P14"/>
      <text:h text:style-name="P47" text:outline-level="4">The 'can_ok()' Test</text:h>
      <text:p text:style-name="P14"/>
      <text:p text:style-name="P14">This test takes an array of method names as it's sole argument and fails in any of the method names in the array do not exist.</text:p>
      <text:p text:style-name="P14"/>
      <table:table table:name="Table51" table:style-name="Table51">
        <table:table-column table:style-name="Table51.A"/>
        <table:table-row>
          <table:table-cell table:style-name="Table51.A1" office:value-type="string">
            <text:p text:style-name="P23">my @methods=("Math", "Say");</text:p>
            <text:p text:style-name="P23">can_ok("AN::Tut::Tools", @methods);</text:p>
          </table:table-cell>
        </table:table-row>
      </table:table>
      <text:p text:style-name="P14"/>
      <text:p text:style-name="P14"><text:span text:style-name="T10">In this case, I am making sure that both the '</text:span><text:span text:style-name="T1">Math</text:span><text:span text:style-name="T10">' and '</text:span><text:span text:style-name="T1">Say</text:span><text:span text:style-name="T10">' methods exist. </text:span></text:p>
      <text:p text:style-name="P14"/>
      <text:p text:style-name="P14"/>
      <text:h text:style-name="P47" text:outline-level="4">Loading Other Test Scripts</text:h>
      <text:p text:style-name="P14"/>
      <text:p text:style-name="P14">It is customary, and expected by perl Makefiles, that test scripts exist in a '<text:span text:style-name="T1">/t</text:span>' subdirectory. Specifically, a '<text:span text:style-name="T1">Module.t</text:span>' script is expected for each '<text:span text:style-name="T1">Module.pm</text:span>' module.</text:p>
      <text:p text:style-name="P14"/>
      <table:table table:name="Table52" table:style-name="Table52">
        <table:table-column table:style-name="Table52.A"/>
        <table:table-row>
          <table:table-cell table:style-name="Table52.A1" office:value-type="string">
            <text:p text:style-name="P23">### test AN::Tut::Tools::Math</text:p>
            <text:p text:style-name="P23">print "Testing AN::Tut::Tools::Math\n";</text:p>
            <text:p text:style-name="P23">require_ok("AN/Tut/t/Math.t");</text:p>
            <text:p text:style-name="P23"/>
            <text:p text:style-name="P23">### test AN::Tut::Tools::Math</text:p>
            <text:p text:style-name="P23">print "Testing AN::Tut::Tools::Say\n";</text:p>
            <text:p text:style-name="P23">require_ok("AN/Tut/t/Say.t");</text:p>
          </table:table-cell>
        </table:table-row>
      </table:table>
      <text:p text:style-name="P14"/>
      <text:p text:style-name="P14"><text:span text:style-name="T10">The rest of the '</text:span><text:span text:style-name="T1">test.pl</text:span><text:span text:style-name="T10">' script loads these test files, one for each sibling module. </text:span></text:p>
      <text:p text:style-name="P14"/>
      <text:p text:style-name="P14"/>
      <text:p text:style-name="P14"/>
      <text:p text:style-name="P14"/>
      <text:p text:style-name="P14"/>
      <text:p text:style-name="P14"/>
      <text:p text:style-name="P14"/>
      <text:h text:style-name="P46" text:outline-level="3"><text:soft-page-break/>The 'AN::Tut::Tools::Math' Module's 'Math.t' Test Script</text:h>
      <text:p text:style-name="P14"/>
      <text:p text:style-name="P14"><text:span text:style-name="T10">The first test script to be run by '</text:span><text:span text:style-name="T1">test.pl</text:span><text:span text:style-name="T10">' is '</text:span><text:span text:style-name="T1">Math.t</text:span><text:span text:style-name="T10">':</text:span></text:p>
      <text:p text:style-name="P14"/>
      <table:table table:name="Table53" table:style-name="Table53">
        <table:table-column table:style-name="Table53.A"/>
        <table:table-row>
          <table:table-cell table:style-name="Table53.A1" office:value-type="string">
            <text:p text:style-name="P21">/usr/share/perl5/AN/Tut/Tools/Math.t</text:p>
          </table:table-cell>
        </table:table-row>
        <table:table-row>
          <table:table-cell table:style-name="Table53.A2" office:value-type="string">
            <text:p text:style-name="P23">#!/usr/bin/perl -Tw</text:p>
            <text:p text:style-name="P23"/>
            <text:p text:style-name="P23">use AN::Tut::Tools 0.0.001;</text:p>
            <text:p text:style-name="P23">my $an=AN::Tut::Tools-&gt;new();</text:p>
            <text:p text:style-name="P23"/>
            <text:p text:style-name="P23"># Make sure that $parent matches $an.</text:p>
            <text:p text:style-name="P23">my $parent=$an-&gt;Math-&gt;_parent();</text:p>
            <text:p text:style-name="P23">is($an, $parent, "Internal 'parent' method returns same blessed reference as is in \$an.");</text:p>
            <text:p text:style-name="P23"/>
            <text:p text:style-name="P23"># Make sure that all methods are available.</text:p>
            <text:p text:style-name="P23">my @methods=("_parent", "add", "subtract", "add_and_say");</text:p>
            <text:p text:style-name="P23">can_ok("AN::Tut::Tools::Math", @methods);</text:p>
            <text:p text:style-name="P23"/>
            <text:p text:style-name="P23"># Test adding a few numbers. Start with ints, then try signed and unsigned ints</text:p>
            <text:p text:style-name="P23"># and floats.</text:p>
            <text:p text:style-name="P23"># <text:s/>Got<text:tab/><text:tab/><text:tab/><text:tab/><text:tab/>Expect<text:tab/>Message</text:p>
            <text:p text:style-name="P23">is($an-&gt;Math-&gt;add(4, 8), <text:tab/><text:tab/>12, <text:tab/>"add(); Simple integer addition test.");</text:p>
            <text:p text:style-name="P23">is($an-&gt;Math-&gt;add(4, 8.5), <text:tab/><text:tab/>12.5, <text:tab/>"add(); Integer plus float addition test.");</text:p>
            <text:p text:style-name="P23">is($an-&gt;Math-&gt;add(5.25, 8.5), <text:tab/>13.75, <text:tab/>"add(); Float addition test.");</text:p>
            <text:p text:style-name="P23">is($an-&gt;Math-&gt;add(15, -3), <text:tab/><text:tab/>12, <text:tab/>"add(); Signed integer addition test.");</text:p>
            <text:p text:style-name="P23">is($an-&gt;Math-&gt;add(3, -15), <text:tab/><text:tab/>-12, <text:tab/>"add(); Signed integer addition with negative result test.");</text:p>
            <text:p text:style-name="P23">is($an-&gt;Math-&gt;add(-15, -3), <text:tab/><text:tab/>-18, <text:tab/>"add(); Double-negative integer addition with negative result test.");</text:p>
            <text:p text:style-name="P23">is($an-&gt;Math-&gt;add(+15, -3), <text:tab/><text:tab/>12, <text:tab/>"add(); Signed integer addition including '+' test.");</text:p>
            <text:p text:style-name="P23"/>
            <text:p text:style-name="P23"># Now test subtracting a few numbers. Same style of tests as above.</text:p>
            <text:p text:style-name="P23"># <text:s/>Got<text:tab/><text:tab/><text:tab/><text:tab/><text:tab/>Expect<text:tab/>Message</text:p>
            <text:p text:style-name="P23">is($an-&gt;Math-&gt;subtract(15, 3), <text:tab/>12, <text:tab/>"subtract(); Simple integer subtraction test.");</text:p>
            <text:p text:style-name="P23">is($an-&gt;Math-&gt;subtract(15, 2.5), <text:tab/>12.5, <text:tab/>"subtract(); Integer minus float subtraction test.");</text:p>
            <text:p text:style-name="P23">is($an-&gt;Math-&gt;subtract(15.45, 2.5), <text:tab/>12.95, <text:tab/>"subtract(); Float subtraction test.");</text:p>
            <text:p text:style-name="P23">is($an-&gt;Math-&gt;subtract(15, -3), <text:tab/>18, <text:tab/>"subtract(); Signed integer subtraction test.");</text:p>
            <text:p text:style-name="P23">is($an-&gt;Math-&gt;subtract(3, -15), <text:tab/>18, <text:tab/>"subtract(); Signed integer subtraction with positive result test.");</text:p>
            <text:p text:style-name="P23">is($an-&gt;Math-&gt;subtract(-15, -3), <text:tab/>-12, <text:tab/>"subtract(); Double-negative integer subtraction with negative result test.");</text:p>
            <text:p text:style-name="P23">is($an-&gt;Math-&gt;subtract(+15, -3), <text:tab/>18, <text:tab/>"subtract(); Signed integer subtraction including '+' test.");</text:p>
            <text:p text:style-name="P23"/>
            <text:p text:style-name="P23"># Now test the 'add_and_say' method.</text:p>
            <text:p text:style-name="P23">is(</text:p>
            <text:p text:style-name="P23"><text:tab/>"I added: [15] and: [20] and got: [35].", </text:p>
            <text:p text:style-name="P23"><text:tab/>$an-&gt;Math-&gt;add_and_say(15, 20), </text:p>
            <text:p text:style-name="P23"><text:tab/>"add_and_say(); Test default language processing of a simple integer addition."</text:p>
            <text:p text:style-name="P23">);</text:p>
            <text:p text:style-name="P23">is(</text:p>
            <text:p text:style-name="P23"><text:tab/>"J'ai additionné: [2] et: [18] et la somme est: [20].", </text:p>
            <text:p text:style-name="P23"><text:tab/>$an-&gt;Math-&gt;add_and_say(2, 18, "fr"), </text:p>
            <text:p text:style-name="P23"><text:tab/>"add_and_say(); Test specified language processing of a simple integer addition."</text:p>
            <text:p text:style-name="P23">);</text:p>
          </table:table-cell>
        </table:table-row>
      </table:table>
      <text:p text:style-name="P14"/>
      <text:p text:style-name="P14">The first part of this test script is pretty normal.</text:p>
      <text:p text:style-name="P14"/>
      <text:p text:style-name="P14"/>
      <text:h text:style-name="P47" text:outline-level="4">The 'is()' and 'isnt()' Tests</text:h>
      <text:p text:style-name="P14"/>
      <text:p text:style-name="P14">The first new test we see is;</text:p>
      <text:p text:style-name="P14"/>
      <table:table table:name="Table54" table:style-name="Table54">
        <table:table-column table:style-name="Table54.A"/>
        <table:table-row>
          <table:table-cell table:style-name="Table54.A1" office:value-type="string">
            <text:p text:style-name="P23"># Make sure that $parent matches $an.</text:p>
            <text:p text:style-name="P23">my $parent=$an-&gt;Math-&gt;_parent();</text:p>
            <text:p text:style-name="P23">is($an, $parent, "Internal 'parent' method returns same blessed reference as is in \$an.");</text:p>
          </table:table-cell>
        </table:table-row>
      </table:table>
      <text:p text:style-name="P14"/>
      <text:p text:style-name="P14"><text:soft-page-break/><text:span text:style-name="T10">This looks at the '</text:span><text:span text:style-name="T1">$an</text:span><text:span text:style-name="T10">' object and compares it with the object returned by the private method '</text:span><text:span text:style-name="T1">_parent</text:span><text:span text:style-name="T10">'. If they are the same, the test passes. The '</text:span><text:span text:style-name="T1">isnt()</text:span><text:span text:style-name="T10">' test is simply the opposite test and would fail is the two objects matched. This is an example of how '</text:span><text:span text:style-name="T1">is()</text:span><text:span text:style-name="T10">' and '</text:span><text:span text:style-name="T1">isnt()</text:span><text:span text:style-name="T10">' can match normal strings. There is no separate test between numeric and string matching.</text:span></text:p>
      <text:p text:style-name="P14"/>
      <text:p text:style-name="P14">We see this test through the rest of this test files. In all cases, the first argument is what '<text:span text:style-name="T1">Test::More</text:span>' expects, the second argument is what we're testing and the last argument is a description of the test.</text:p>
      <text:p text:style-name="P14"/>
      <text:p text:style-name="P14"/>
      <text:h text:style-name="P46" text:outline-level="3">The 'AN::Tut::Tools::Say' Module's 'Say.t' Test Script</text:h>
      <text:p text:style-name="P14"/>
      <text:p text:style-name="P14"><text:span text:style-name="T10">The second test script to be run by '</text:span><text:span text:style-name="T1">test.pl</text:span><text:span text:style-name="T10">' is '</text:span><text:span text:style-name="T1">Say.t</text:span><text:span text:style-name="T10">'.</text:span></text:p>
      <text:p text:style-name="P14"/>
      <table:table table:name="Table55" table:style-name="Table55">
        <table:table-column table:style-name="Table55.A"/>
        <table:table-row>
          <table:table-cell table:style-name="Table55.A1" office:value-type="string">
            <text:p text:style-name="P21">/usr/share/perl5/AN/Tut/Tools/Say.t</text:p>
          </table:table-cell>
        </table:table-row>
        <table:table-row>
          <table:table-cell table:style-name="Table55.A2" office:value-type="string">
            <text:p text:style-name="P23">#!/usr/bin/perl -Tw</text:p>
            <text:p text:style-name="P23"/>
            <text:p text:style-name="P23">use AN::Tut::Tools 0.0.001;</text:p>
            <text:p text:style-name="P23">my $an=AN::Tut::Tools-&gt;new();</text:p>
            <text:p text:style-name="P23"/>
            <text:p text:style-name="P23"># Make sure that $parent matches $an.</text:p>
            <text:p text:style-name="P23">my $parent=$an-&gt;Say-&gt;_parent();</text:p>
            <text:p text:style-name="P23">is($an, $parent, "Internal 'parent' method returns same blessed reference as is in \$an.");</text:p>
            <text:p text:style-name="P23"/>
            <text:p text:style-name="P23"># Make sure that all methods are available.</text:p>
            <text:p text:style-name="P23">my @methods=("_parent", "math");</text:p>
            <text:p text:style-name="P23">can_ok("AN::Tut::Tools::Say", @methods);</text:p>
            <text:p text:style-name="P23"/>
            <text:p text:style-name="P23"># First, I need something to talk about, so I will use this:</text:p>
            <text:p text:style-name="P23">my $num1=10;</text:p>
            <text:p text:style-name="P23">my $num2=12;</text:p>
            <text:p text:style-name="P23">my $result=$an-&gt;Math-&gt;add($num1, $num2);</text:p>
            <text:p text:style-name="P23"/>
            <text:p text:style-name="P23"># Now, this module has only one method that takes arguments, but it can receive</text:p>
            <text:p text:style-name="P23"># those arguments is several ways. This tests them.</text:p>
            <text:p text:style-name="P23">is(</text:p>
            <text:p text:style-name="P23"><text:tab/>$an-&gt;Say-&gt;math("add", $num1, $num2, $result), <text:tab/><text:tab/><text:tab/><text:tab/><text:tab/><text:tab/># Got</text:p>
            <text:p text:style-name="P23"><text:tab/>"I added: [$num1] and: [$num2] and got: [$result].", <text:tab/><text:tab/><text:tab/><text:tab/><text:tab/># Expect</text:p>
            <text:p text:style-name="P23"><text:tab/>"math(); Test default language processing using the default language, array-type call."<text:tab/># Message</text:p>
            <text:p text:style-name="P23">);</text:p>
            <text:p text:style-name="P23">is(</text:p>
            <text:p text:style-name="P23"><text:tab/>$an-&gt;Say-&gt;math("add", $num1, $num2, $result, "fr"), <text:tab/><text:tab/><text:tab/><text:tab/><text:tab/># Got</text:p>
            <text:p text:style-name="P23"><text:tab/>"J'ai additionné: [$num1] et: [$num2] et la somme est: [$result].", <text:tab/><text:tab/><text:tab/># Expect</text:p>
            <text:p text:style-name="P23"><text:tab/>"math(); Test processing, specifying French, array-type call."<text:tab/><text:tab/><text:tab/><text:tab/># Message</text:p>
            <text:p text:style-name="P23">);</text:p>
            <text:p text:style-name="P23">is(</text:p>
            <text:p text:style-name="P23"><text:tab/>$an-&gt;Say-&gt;math({task=&gt;"add", num1=&gt;$num1, num2=&gt;$num2, result=&gt;$result, lang=&gt;"fr"}), <text:tab/># Got</text:p>
            <text:p text:style-name="P23"><text:tab/>"J'ai additionné: [$num1] et: [$num2] et la somme est: [$result].", <text:tab/><text:tab/><text:tab/># Expect</text:p>
            <text:p text:style-name="P23"><text:tab/>"math(); Test processing, specifying French, hash-type call."<text:tab/><text:tab/><text:tab/><text:tab/># Message</text:p>
            <text:p text:style-name="P23">);</text:p>
          </table:table-cell>
        </table:table-row>
      </table:table>
      <text:p text:style-name="P14"/>
      <text:p text:style-name="P14"><text:span text:style-name="T10">This test introduces nothing new. It simply uses '</text:span><text:span text:style-name="T1">is()</text:span><text:span text:style-name="T10">' and '</text:span><text:span text:style-name="T1">can_ok()</text:span><text:span text:style-name="T10">' to do all the testing it needs.</text:span></text:p>
      <text:p text:style-name="P14"/>
      <text:p text:style-name="P14"/>
      <text:h text:style-name="P46" text:outline-level="3">The Majority of <text:s/>the 'Math.t' and 'Say.t' Tests</text:h>
      <text:p text:style-name="P14"/>
      <text:p text:style-name="P14"><text:span text:style-name="T10">The majority of the test scripts are a large number of '</text:span><text:span text:style-name="T1">is()</text:span><text:span text:style-name="T10">' tests. </text:span></text:p>
      <text:p text:style-name="P14"/>
      <text:p text:style-name="P14">Generally, we start with the simplest tests for each method, then add new tests of growing complexity to test all of the different ways a method can be called. The limit to testing is the limit of your imagination. </text:p>
      <text:p text:style-name="P14"><text:soft-page-break/></text:p>
      <text:p text:style-name="P14">This is another good reason to start your test scripts early. When you run into weird problems, often ones found by creative users, you can add tests for those conditions right away. This way, your test scripts grow in effectiveness right along with your modules growing in features.</text:p>
      <text:p text:style-name="P14"/>
      <text:p text:style-name="P14"/>
      <text:h text:style-name="P45" text:outline-level="2">Running 'test.pl'</text:h>
      <text:p text:style-name="P14"/>
      <text:p text:style-name="P14">With the test scripts in place, we should see something like this:</text:p>
      <text:p text:style-name="P14"/>
      <table:table table:name="Table60" table:style-name="Table60">
        <table:table-column table:style-name="Table60.A"/>
        <table:table-row>
          <table:table-cell table:style-name="Table60.A1" office:value-type="string">
            <text:p text:style-name="P21">/usr/share/perl5/AN/Tut/test.pl</text:p>
          </table:table-cell>
        </table:table-row>
        <table:table-row>
          <table:table-cell table:style-name="Table60.A2" office:value-type="string">
            <text:p text:style-name="P23">1..28 </text:p>
            <text:p text:style-name="P23">Will now test AN::Tut::Tools on linux. </text:p>
            <text:p text:style-name="P23">ok 1 - use AN::Tut::Tools; </text:p>
            <text:p text:style-name="P23">ok 2 - AN::Tut::Tools object appears valid. </text:p>
            <text:p text:style-name="P23">ok 3 - AN::Tut::Tools-&gt;can(...) </text:p>
            <text:p text:style-name="P23">Testing AN::Tut::Tools::Math </text:p>
            <text:p text:style-name="P23">ok 4 - Internal 'parent' method returns same blessed reference as is in $an. </text:p>
            <text:p text:style-name="P23">ok 5 - AN::Tut::Tools::Math-&gt;can(...) </text:p>
            <text:p text:style-name="P23">ok 6 - add(); Simple integer addition test. </text:p>
            <text:p text:style-name="P23">ok 7 - add(); Integer plus float addition test. </text:p>
            <text:p text:style-name="P23">ok 8 - add(); Float addition test. </text:p>
            <text:p text:style-name="P23">ok 9 - add(); Signed integer addition test. </text:p>
            <text:p text:style-name="P23">ok 10 - add(); Signed integer addition with negative result test. </text:p>
            <text:p text:style-name="P23">ok 11 - add(); Double-negative integer addition with negative result test. </text:p>
            <text:p text:style-name="P23">ok 12 - add(); Signed integer addition including '+' test. </text:p>
            <text:p text:style-name="P23">ok 13 - subtract(); Simple integer subtraction test. </text:p>
            <text:p text:style-name="P23">ok 14 - subtract(); Integer minus float subtraction test. </text:p>
            <text:p text:style-name="P23">ok 15 - subtract(); Float subtraction test. </text:p>
            <text:p text:style-name="P23">ok 16 - subtract(); Signed integer subtraction test. </text:p>
            <text:p text:style-name="P23">ok 17 - subtract(); Signed integer subtraction with positive result test. </text:p>
            <text:p text:style-name="P23">ok 18 - subtract(); Double-negative integer subtraction with negative result test. </text:p>
            <text:p text:style-name="P23">ok 19 - subtract(); Signed integer subtraction including '+' test. </text:p>
            <text:p text:style-name="P23">ok 20 - add_and_say(); Test default language processing of a simple integer addition. </text:p>
            <text:p text:style-name="P23">ok 21 - add_and_say(); Test specified language processing of a simple integer addition. </text:p>
            <text:p text:style-name="P23">ok 22 - require 'AN/Tut/t/Math.t'; </text:p>
            <text:p text:style-name="P23">Testing AN::Tut::Tools::Say </text:p>
            <text:p text:style-name="P23">ok 23 - Internal 'parent' method returns same blessed reference as is in $an. </text:p>
            <text:p text:style-name="P23">ok 24 - AN::Tut::Tools::Say-&gt;can(...) </text:p>
            <text:p text:style-name="P23">ok 25 - math(); Test default language processing using the default language, array-type call. </text:p>
            <text:p text:style-name="P23">ok 26 - math(); Test processing, specifying French, array-type call. </text:p>
            <text:p text:style-name="P23">ok 27 - math(); Test processing, specifying French, hash-type call. </text:p>
            <text:p text:style-name="P23">ok 28 - require 'AN/Tut/t/Say.t'; </text:p>
          </table:table-cell>
        </table:table-row>
      </table:table>
      <text:p text:style-name="P14"/>
      <text:p text:style-name="P14">The first line shows that there are 28 planned tests. The rest of the output simply shows that the test was “ok”, what the test number was and finally the descriptive text we passed in as the third argument of each test.</text:p>
      <text:p text:style-name="P14"/>
      <text:p text:style-name="P14">Done!</text:p>
      <text:p text:style-name="P14"/>
      <text:p text:style-name="P14">That's it! You now have a documented, testable suite of object oriented perl modules that can talk to each other.</text:p>
      <text:p text:style-name="P14"/>
      <text:p text:style-name="P14"/>
      <text:p text:style-name="P14"/>
      <text:p text:style-name="P14">You can find a copy of this paper, along with all source files at:</text:p>
      <text:list xml:id="list2029822153" text:style-name="L10">
        <text:list-item>
          <text:p text:style-name="P40">http://alteeve.com</text:p>
        </text:list-item>
      </text:list>
      <text:p text:style-name="P14"/>
      <text:p text:style-name="P14"/>
      <text:p text:style-name="P15">Thank you for your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DejaVu Sans" svg:font-family="'DejaVu Sans'"/>
    <style:font-face style:name="DejaVu Sans Mono" svg:font-family="'DejaVu Sans Mono'"/>
    <style:font-face style:name="Kochi Mincho" svg:font-family="'Kochi Mincho'"/>
    <style:font-face style:name="OpenSymbol" svg:font-family="OpenSymbol"/>
    <style:font-face style:name="StarSymbol" svg:font-family="StarSymbol"/>
    <style:font-face style:name="Tahoma1" svg:font-family="Tahoma"/>
    <style:font-face style:name="DejaVu Sans Mono1" svg:font-family="'DejaVu Sans Mono'" style:font-family-generic="modern" style:font-pitch="fixed"/>
    <style:font-face style:name="DejaVu Sans Mono2" svg:font-family="'DejaVu Sans Mono'" style:font-family-generic="swiss" style:font-pitch="fixed"/>
    <style:font-face style:name="DejaVu Serif" svg:font-family="'DejaVu Serif'" style:font-family-generic="roman" style:font-pitch="variable"/>
    <style:font-face style:name="BankGothic Md BT" svg:font-family="'BankGothic Md BT'" style:font-family-generic="swiss" style:font-pitch="variable"/>
    <style:font-face style:name="DejaVu Sans1" svg:font-family="'DejaVu Sans'" style:font-family-generic="swiss"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4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US" style:letter-kerning="true" style:font-name-asian="Kochi Mincho" style:font-size-asian="14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Kochi Mincho" style:font-size-asian="16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name-asian="Kochi Mincho" style:font-name-complex="Tahoma1"/>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name-asian="Kochi Mincho" style:font-size-asian="14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DejaVu Sans Mono" style:font-name-asian="Kochi Mincho" style:font-name-complex="Tahoma1"/>
    </style:style>
    <style:style style:name="Header" style:family="paragraph" style:parent-style-name="Standard" style:class="extra">
      <style:paragraph-properties text:number-lines="false" text:line-number="0">
        <style:tab-stops>
          <style:tab-stop style:position="10.125cm" style:type="center"/>
          <style:tab-stop style:position="20.249cm" style:type="right"/>
        </style:tab-stops>
      </style:paragraph-properties>
    </style:style>
    <style:style style:name="Footer" style:family="paragraph" style:parent-style-name="Standard" style:class="extra">
      <style:paragraph-properties text:number-lines="false" text:line-number="0">
        <style:tab-stops>
          <style:tab-stop style:position="10.125cm" style:type="center"/>
          <style:tab-stop style:position="20.24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0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09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text:start-value="3">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BankGothic Md BT"/>
    </style:style>
    <style:style style:name="MT1" style:family="text">
      <style:text-properties style:font-name="DejaVu Sans Mono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7cm" fo:margin-bottom="0.67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1.201cm" fo:margin-left="0cm" fo:margin-right="0cm" fo:margin-bottom="0.101cm" style:dynamic-spacing="false"/>
      </style:header-style>
      <style:footer-style>
        <style:header-footer-properties fo:min-height="1.201cm" fo:margin-left="0cm" fo:margin-right="0cm" fo:margin-top="0.101cm" style:dynamic-spacing="false"/>
      </style:footer-style>
    </style:page-layout>
  </office:automatic-styles>
  <office:master-styles>
    <style:master-page style:name="Standard" style:page-layout-name="Mpm1">
      <style:header>
        <text:p text:style-name="Header"><draw:frame draw:style-name="Mfr1" draw:name="graphics2" text:anchor-type="paragraph" svg:width="18.999cm" svg:height="0.998cm" draw:z-index="91"><draw:image xlink:href="Pictures/10000201000008C4000000768D135026.png" xlink:type="simple" xlink:show="embed" xlink:actuate="onLoad"/></draw:frame></text:p>
      </style:header>
      <style:footer>
        <text:p text:style-name="Footer"><draw:frame draw:style-name="Mfr2" draw:name="graphics1" text:anchor-type="paragraph" svg:width="18.999cm" svg:height="0.736cm" draw:z-index="45"><draw:image xlink:href="Pictures/10000201000008C40000005757741356.png" xlink:type="simple" xlink:show="embed" xlink:actuate="onLoad"/></draw:frame></text:p>
        <text:p text:style-name="MP1"><text:span text:style-name="MT1">http://alteeve.com</text:span><text:tab/><text:tab/><text:span text:style-name="MT1"><text:page-number text:select-page="current">46</text:page-number></text:span><text:span text:style-name="MT1">.</text:span><text:span text:style-name="MT1"><text:page-count>4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Madison Kelly</meta:initial-creator>
    <meta:creation-date>2008-06-02T16:48:09</meta:creation-date>
    <dc:date>2009-10-29T14:19:43</dc:date>
    <meta:editing-cycles>641</meta:editing-cycles>
    <meta:editing-duration>PT221H13M37S</meta:editing-duration>
    <dc:creator>Madison Kelly</dc:creator>
    <meta:document-statistic meta:table-count="63" meta:image-count="2" meta:object-count="0" meta:page-count="46" meta:paragraph-count="1588" meta:word-count="13599" meta:character-count="83314"/>
    <meta:user-defined meta:name="Info 1"/>
    <meta:user-defined meta:name="Info 2"/>
    <meta:user-defined meta:name="Info 3"/>
    <meta:user-defined meta:name="Info 4"/>
  </office:meta>
</office:document-meta>
</file>